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 Narrow" svg:font-family="'Arial Narrow'"/>
    <style:font-face style:name="Arial Narrow1" svg:font-family="'Arial Narrow'" style:font-pitch="variable"/>
    <style:font-face style:name="Arial Narrow2" svg:font-family="'Arial Narrow'" style:font-family-generic="roman" style:font-pitch="variable"/>
    <style:font-face style:name="Arial Narrow3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Calibri" svg:font-family="Calibri"/>
    <style:font-face style:name="Calibri1" svg:font-family="Calibri" style:font-pitch="variable"/>
    <style:font-face style:name="Calibri2" svg:font-family="Calibri" style:font-family-generic="swiss" style:font-pitch="variable"/>
    <style:font-face style:name="Calibri3" svg:font-family="Calibri" style:font-family-generic="roman" style:font-pitch="variable"/>
    <style:font-face style:name="Calibri4" svg:font-family="Calibri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pitch="variable"/>
    <style:font-face style:name="Courier New2" svg:font-family="'Courier New'"/>
    <style:font-face style:name="Courier New3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Menlo-Regular1" svg:font-family="Menlo-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ctwithoutfill">
      <style:graphic-properties svg:stroke-width="0.212cm" svg:stroke-color="#ff4000" draw:marker-start-width="0.518cm" draw:marker-end="Arrowheads_20_1" draw:marker-end-width="0.618cm" draw:fill="none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83cm" fo:min-width="4.93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standard">
      <style:graphic-properties svg:stroke-color="#000000" draw:fill-color="#eeeeee" draw:textarea-vertical-align="middle" draw:auto-grow-height="false" fo:min-height="3.523cm" fo:min-width="3.565cm" fo:wrap-option="wrap"/>
    </style:style>
    <style:style style:name="gr11" style:family="graphic" style:parent-style-name="standard" style:list-style-name="L7">
      <style:graphic-properties draw:stroke="solid" svg:stroke-width="0.079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7">
      <style:graphic-properties draw:stroke="solid" svg:stroke-width="0.079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7">
      <style:graphic-properties draw:stroke="solid" svg:stroke-width="0.079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7">
      <style:graphic-properties draw:stroke="solid" svg:stroke-width="0.079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7">
      <style:graphic-properties draw:stroke="solid" svg:stroke-width="0.079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solid" svg:stroke-width="0.079cm" svg:stroke-color="#c00000" draw:stroke-linejoin="round" draw:fill="none" draw:textarea-vertical-align="middle" draw:auto-grow-height="false" draw:fit-to-size="false" style:shrink-to-fit="false" fo:min-height="2.301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79cm" svg:stroke-color="#c00000" draw:stroke-linejoin="round" draw:fill="none" draw:textarea-vertical-align="middle" draw:auto-grow-height="false" draw:fit-to-size="false" style:shrink-to-fit="false" fo:min-height="1.712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79cm" svg:stroke-color="#c00000" draw:stroke-linejoin="round" draw:fill="none" draw:textarea-vertical-align="middle" draw:auto-grow-height="false" draw:fit-to-size="false" style:shrink-to-fit="false" fo:min-height="1.613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79cm" svg:stroke-color="#c00000" draw:stroke-linejoin="round" draw:fill="none" draw:textarea-vertical-align="middle" draw:auto-grow-height="false" draw:fit-to-size="false" style:shrink-to-fit="false" fo:min-height="2.252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7">
      <style:graphic-properties draw:stroke="none" svg:stroke-width="0.035cm" draw:stroke-linejoin="miter" draw:fill="solid" draw:fill-color="#f1c7c7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 style:list-style-name="L7">
      <style:graphic-properties draw:stroke="solid" svg:stroke-width="0.079cm" svg:stroke-color="#000000" draw:stroke-linejoin="miter" draw:fill="solid" draw:fill-color="#d5f1c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7">
      <style:graphic-properties draw:stroke="solid" svg:stroke-width="0.079cm" svg:stroke-color="#000000" draw:stroke-linejoin="miter" draw:fill="solid" draw:fill-color="#d5f1c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7">
      <style:graphic-properties draw:stroke="solid" svg:stroke-width="0.079cm" svg:stroke-color="#000000" draw:stroke-linejoin="miter" draw:fill="solid" draw:fill-color="#d5f1c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7">
      <style:graphic-properties draw:stroke="none" svg:stroke-width="0.035cm" draw:stroke-linejoin="miter" draw:fill="solid" draw:fill-color="#d5f1c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solid" svg:stroke-width="0.053cm" svg:stroke-color="#000000" draw:marker-end="msArrowEnd_20_8" draw:marker-end-width="0.35cm" draw:marker-end-center="false" draw:stroke-linejoin="miter" draw:fill="none" draw:textarea-vertical-align="top" draw:auto-grow-height="false" fo:min-height="0cm" fo:min-width="1.814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53cm" svg:stroke-color="#000000" draw:marker-end="msArrowEnd_20_8" draw:marker-end-width="0.35cm" draw:marker-end-center="false" draw:stroke-linejoin="miter" draw:fill="none" draw:textarea-vertical-align="top" draw:auto-grow-height="false" fo:min-height="0cm" fo:min-width="2.262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Default_20_Drawing_20_Style_5f_1" style:list-style-name="L8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81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3" style:family="graphic" style:parent-style-name="Default_20_Drawing_20_Style_5f_1" style:list-style-name="L10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64" style:family="graphic" style:parent-style-name="Default_20_Drawing_20_Style_5f_1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Default_20_Drawing_20_Style_5f_1" style:list-style-name="L7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Default_20_Drawing_20_Style_5f_1">
      <style:graphic-properties draw:stroke="solid" svg:stroke-width="0.035cm" svg:stroke-color="#000000" draw:marker-end="msArrowOpenEnd_20_5_20_35" draw:marker-end-width="0.245cm" draw:marker-end-center="false" draw:stroke-linejoin="miter" draw:fill="none" draw:textarea-vertical-align="top" draw:auto-grow-height="false" fo:min-height="1.013cm" fo:min-width="7.119cm" fo:padding-top="0.125cm" fo:padding-bottom="0.125cm" fo:padding-left="0.25cm" fo:padding-right="0.25cm" fo:wrap-option="wrap"/>
    </style:style>
    <style:style style:name="gr67" style:family="graphic" style:parent-style-name="Default_20_Drawing_20_Style_5f_1" style:list-style-name="L7">
      <style:graphic-properties draw:stroke="solid" svg:stroke-width="0.071cm" svg:stroke-color="#000000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Default_20_Drawing_20_Style_5f_1" style:list-style-name="L7">
      <style:graphic-properties draw:stroke="solid" svg:stroke-width="0.071cm" svg:stroke-color="#000000" draw:stroke-linejoin="miter" draw:fill="solid" draw:fill-color="#e6e6e6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Default_20_Drawing_20_Style_5f_1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70" style:family="graphic" style:parent-style-name="Default_20_Drawing_20_Style_5f_1">
      <style:graphic-properties draw:stroke="dash" draw:stroke-dash="Dot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71" style:family="graphic" style:parent-style-name="Default_20_Drawing_20_Style_5f_1" style:list-style-name="L7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2" style:family="graphic" style:parent-style-name="Default_20_Drawing_20_Style_5f_1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Default_20_Drawing_20_Style_5f_1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Default_20_Drawing_20_Style_5f_1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Default_20_Drawing_20_Style_5f_1">
      <style:graphic-properties draw:stroke="solid" svg:stroke-width="0.212cm" svg:stroke-color="#ff000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/>
    </style:style>
    <style:style style:name="gr76" style:family="graphic" style:parent-style-name="Default_20_Drawing_20_Style_5f_1" style:list-style-name="L1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Default_20_Drawing_20_Style_5f_1" style:list-style-name="L8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Default_20_Drawing_20_Style_5f_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Default_20_Drawing_20_Style_5f_1" style:list-style-name="L8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Default_20_Drawing_20_Style_5f_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Default_20_Drawing_20_Style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Default_20_Drawing_20_Style_5f_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3" style:family="graphic" style:parent-style-name="Default_20_Drawing_20_Style_5f_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85" style:family="graphic" style:parent-style-name="Default_20_Drawing_20_Style_5f_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6" style:family="graphic" style:parent-style-name="Default_20_Drawing_20_Style_5f_1" style:list-style-name="L10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87" style:family="graphic" style:parent-style-name="Default_20_Drawing_20_Style_5f_1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8" style:family="graphic" style:parent-style-name="standard" style:list-style-name="L8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89" style:family="graphic" style:parent-style-name="standard" style:list-style-name="L8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90" style:family="graphic" style:parent-style-name="standard" style:list-style-name="L7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7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>
      <style:graphic-properties draw:stroke="none" svg:stroke-width="0.071cm" draw:stroke-linejoin="round" draw:fill="solid" draw:fill-color="#cccccc" draw:opacity="32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3" style:family="graphic" style:parent-style-name="standard" style:list-style-name="L7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gr94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/>
    </style:style>
    <style:style style:name="gr95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6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7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8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9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0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1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no-wrap"/>
    </style:style>
    <style:style style:name="gr102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/>
    </style:style>
    <style:style style:name="gr103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4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5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6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7" style:family="graphic" style:parent-style-name="standard">
      <style:graphic-properties draw:stroke="none" svg:stroke-width="0.071cm" draw:stroke-linejoin="round" draw:fill="solid" draw:fill-color="#ebafaf" draw:opacity="50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8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9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0" style:family="graphic" style:parent-style-name="standard">
      <style:graphic-properties draw:stroke="none" svg:stroke-width="0.071cm" draw:stroke-linejoin="round" draw:fill="solid" draw:fill-color="#000000" draw:textarea-vertical-align="middle" draw:auto-grow-height="false" draw:fit-to-size="false" style:shrink-to-fit="false" fo:min-height="0.359cm" fo:min-width="0cm" fo:padding-top="0cm" fo:padding-bottom="0cm" fo:padding-left="0.25cm" fo:padding-right="0.25cm" fo:wrap-option="no-wrap"/>
    </style:style>
    <style:style style:name="gr111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1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cm" fo:padding-bottom="0cm" fo:padding-left="0.25cm" fo:padding-right="0.25cm" fo:wrap-option="no-wrap"/>
    </style:style>
    <style:style style:name="gr113" style:family="graphic" style:parent-style-name="standard" style:list-style-name="L11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14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15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.767cm" fo:min-width="0.698cm" fo:padding-top="0.125cm" fo:padding-bottom="0.125cm" fo:padding-left="0.25cm" fo:padding-right="0.25cm" fo:wrap-option="wrap"/>
    </style:style>
    <style:style style:name="gr116" style:family="graphic" style:parent-style-name="standard" style:list-style-name="L7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17" style:family="graphic" style:parent-style-name="standard" style:list-style-name="L7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18" style:family="graphic" style:parent-style-name="standard" style:list-style-name="L7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7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1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2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3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4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6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7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8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9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0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1" style:family="graphic" style:parent-style-name="standard">
      <style:graphic-properties draw:stroke="none" svg:stroke-width="0.071cm" draw:stroke-linejoin="round" draw:fill="solid" draw:fill-color="#ebafaf" draw:opacity="50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2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3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4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35" style:family="graphic" style:parent-style-name="standard" style:list-style-name="L7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gr136" style:family="graphic" style:parent-style-name="standard">
      <style:graphic-properties svg:stroke-width="0.159cm" svg:stroke-color="#000000" draw:marker-start-width="0.438cm" draw:marker-end-width="0.438cm" draw:fill-color="#b3cac7" draw:textarea-horizontal-align="justify" draw:textarea-vertical-align="middle" draw:auto-grow-height="false" fo:min-height="3.342cm" fo:min-width="3.632cm" fo:padding-top="0.204cm" fo:padding-bottom="0.204cm" fo:padding-left="0.329cm" fo:padding-right="0.329cm"/>
      <style:paragraph-properties style:writing-mode="lr-tb"/>
    </style:style>
    <style:style style:name="gr137" style:family="graphic" style:parent-style-name="standard">
      <style:graphic-properties svg:stroke-width="0.159cm" svg:stroke-color="#000000" draw:marker-start-width="0.438cm" draw:marker-end-width="0.438cm" draw:fill-color="#b3cac7" draw:textarea-horizontal-align="justify" draw:textarea-vertical-align="middle" draw:auto-grow-height="false" fo:min-height="3.184cm" fo:min-width="3.474cm" fo:padding-top="0.204cm" fo:padding-bottom="0.204cm" fo:padding-left="0.329cm" fo:padding-right="0.329cm"/>
      <style:paragraph-properties style:writing-mode="lr-tb"/>
    </style:style>
    <style:style style:name="gr138" style:family="graphic" style:parent-style-name="objectwithoutfill">
      <style:graphic-properties svg:stroke-width="0.212cm" draw:marker-start-width="0.517cm" draw:marker-end="Arrowheads_20_2" draw:marker-end-width="0.617cm" draw:fill="none" draw:textarea-vertical-align="middle" fo:padding-top="0.23cm" fo:padding-bottom="0.23cm" fo:padding-left="0.355cm" fo:padding-right="0.355cm"/>
    </style:style>
    <style:style style:name="gr139" style:family="graphic" style:parent-style-name="objectwithoutfill">
      <style:graphic-properties svg:stroke-width="0.212cm" draw:marker-start-width="0.517cm" draw:marker-end="Arrowheads_20_3" draw:marker-end-width="0.617cm" draw:fill="none" draw:textarea-vertical-align="middle" fo:padding-top="0.23cm" fo:padding-bottom="0.23cm" fo:padding-left="0.355cm" fo:padding-right="0.355cm"/>
    </style:style>
    <style:style style:name="gr140" style:family="graphic" style:parent-style-name="standard" style:list-style-name="L7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4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43" style:family="graphic" style:parent-style-name="standard">
      <style:graphic-properties draw:stroke="dash" draw:stroke-dash="Dot" svg:stroke-width="0.212cm" svg:stroke-color="#000000" draw:marker-start-width="0.518cm" draw:marker-end-width="0.518cm" svg:stroke-linecap="butt" draw:fill="none" draw:textarea-horizontal-align="justify" draw:textarea-vertical-align="middle" draw:auto-grow-height="false" fo:min-height="7.982cm" fo:min-width="8.122cm" fo:padding-top="0.231cm" fo:padding-bottom="0.231cm" fo:padding-left="0.356cm" fo:padding-right="0.356cm"/>
    </style:style>
    <style:style style:name="gr144" style:family="graphic" style:parent-style-name="standard">
      <style:graphic-properties svg:stroke-width="0.159cm" svg:stroke-color="#000000" draw:marker-start-width="0.438cm" draw:marker-end-width="0.438cm" draw:fill-color="#b3cac7" draw:textarea-horizontal-align="justify" draw:textarea-vertical-align="middle" draw:auto-grow-height="false" fo:min-height="2.285cm" fo:min-width="2.009cm" fo:padding-top="0.204cm" fo:padding-bottom="0.204cm" fo:padding-left="0.329cm" fo:padding-right="0.329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4cm"/>
      <style:paragraph-properties style:writing-mode="lr-tb"/>
    </style:style>
    <style:style style:name="gr146" style:family="graphic" style:parent-style-name="standard">
      <style:graphic-properties draw:stroke="dash" draw:stroke-dash="Dot" svg:stroke-width="0.212cm" svg:stroke-color="#000000" draw:marker-start-width="0.518cm" draw:marker-end-width="0.518cm" svg:stroke-linecap="butt" draw:fill="none" draw:textarea-horizontal-align="justify" draw:textarea-vertical-align="middle" draw:auto-grow-height="false" fo:min-height="7.77cm" fo:min-width="7.91cm" fo:padding-top="0.231cm" fo:padding-bottom="0.231cm" fo:padding-left="0.356cm" fo:padding-right="0.356cm"/>
    </style:style>
    <style:style style:name="gr147" style:family="graphic" style:parent-style-name="standard">
      <style:graphic-properties svg:stroke-width="0.159cm" svg:stroke-color="#000000" draw:marker-start-width="0.438cm" draw:marker-end-width="0.438cm" draw:fill-color="#b3cac7" draw:textarea-horizontal-align="justify" draw:textarea-vertical-align="middle" draw:auto-grow-height="false" fo:min-height="0.818cm" fo:min-width="0.678cm" fo:padding-top="0.204cm" fo:padding-bottom="0.204cm" fo:padding-left="0.329cm" fo:padding-right="0.329cm"/>
      <style:paragraph-properties style:writing-mode="lr-tb"/>
    </style:style>
    <style:style style:name="pr1" style:family="presentation" style:parent-style-name="Blank_20_Slid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Title_20_and_20_Content-notes">
      <style:graphic-properties draw:fill-color="#ffffff" fo:min-height="11.982cm"/>
      <style:paragraph-properties style:writing-mode="lr-tb"/>
    </style:style>
    <style:style style:name="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Title_20_Only-notes">
      <style:graphic-properties draw:fill-color="#ffffff" fo:min-height="11.982cm"/>
      <style:paragraph-properties style:writing-mode="lr-tb"/>
    </style:style>
    <style:style style:name="pr12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Title_20_Only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Title_20_and_20_Content-outline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8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9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1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2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3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4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5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6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 style:writing-mode="lr-tb"/>
      <style:text-properties fo:font-size="18p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 style:writing-mode="lr-tb"/>
      <style:text-properties fo:font-size="18pt"/>
    </style:style>
    <style:style style:name="P6" style:family="paragraph">
      <style:paragraph-properties fo:margin-left="0.331cm" fo:margin-right="0cm" fo:margin-top="0cm" fo:margin-bottom="0cm" fo:line-height="100%" fo:text-align="start" fo:text-indent="-0.331cm" style:punctuation-wrap="hanging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8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</style:style>
    <style:style style:name="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margin-left="0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18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6" style:family="paragraph">
      <style:paragraph-properties fo:margin-left="0cm" fo:margin-right="0cm" fo:margin-top="0.183cm" fo:margin-bottom="0cm" fo:line-height="85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155cm" fo:margin-bottom="0cm" fo:line-height="9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141cm" fo:margin-bottom="0cm" fo:line-height="97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P20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top="0cm" fo:margin-bottom="0cm" fo:line-height="100%" fo:text-align="start" style:punctuation-wrap="simple" style:writing-mode="lr-tb"/>
      <style:text-properties fo:font-size="16pt" style:font-size-asian="16pt" style:font-size-complex="16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6pt" style:font-size-asian="16pt" style:font-size-complex="16pt"/>
    </style:style>
    <style:style style:name="P25" style:family="paragraph">
      <loext:graphic-properties draw:fill="solid" draw:fill-color="#f6f5bd"/>
      <style:paragraph-properties fo:margin-top="0cm" fo:margin-bottom="0cm" fo:line-height="100%" fo:text-align="start" style:punctuation-wrap="simple" style:writing-mode="lr-tb" style:font-independent-line-spacing="true"/>
      <style:text-properties fo:font-size="16pt" style:font-size-asian="16pt" style:font-size-complex="16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fo:color="#c9211e" loext:opacity="100%" fo:font-weight="bold" style:font-weight-asian="bold" style:font-weight-complex="bold"/>
    </style:style>
    <style:style style:name="P28" style:family="paragraph">
      <loext:graphic-properties draw:fill-color="#ffffff"/>
      <style:paragraph-properties style:writing-mode="lr-tb"/>
      <style:text-properties fo:font-size="20pt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-color="#eeeeee"/>
      <style:paragraph-properties fo:text-align="center"/>
    </style:style>
    <style:style style:name="P32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33" style:family="paragraph">
      <loext:graphic-properties draw:fill="solid" draw:fill-color="#f1c7c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34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35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36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37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24pt"/>
    </style:style>
    <style:style style:name="P3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9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4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41" style:family="paragraph">
      <loext:graphic-properties draw:fill="solid" draw:fill-color="#d5f1c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P43" style:family="paragraph">
      <loext:graphic-properties draw:fill="solid" draw:fill-color="#f6f5bd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44" style:family="paragraph">
      <style:paragraph-properties fo:margin-left="0.2cm" fo:margin-right="0.2cm" fo:margin-top="0.2cm" fo:margin-bottom="0.2cm" fo:line-height="100%" fo:text-align="justify" fo:text-indent="0cm"/>
    </style:style>
    <style:style style:name="P45" style:family="paragraph">
      <loext:graphic-properties draw:fill="solid" draw:fill-color="#ffffff"/>
      <style:paragraph-properties fo:margin-left="0.2cm" fo:margin-right="0.2cm" fo:margin-top="0.2cm" fo:margin-bottom="0.2cm" fo:line-height="100%" fo:text-align="justify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cm" fo:margin-right="0cm" fo:margin-top="0.169cm" fo:margin-bottom="0cm" fo:line-height="85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48" style:family="paragraph">
      <style:paragraph-properties fo:margin-left="1.27cm" fo:margin-right="0cm" fo:margin-top="0.141cm" fo:margin-bottom="0cm" fo:line-height="90%" fo:text-align="start" fo:text-indent="0cm">
        <style:tab-stops>
          <style:tab-stop style:position="0cm"/>
        </style:tab-stops>
      </style:paragraph-properties>
    </style:style>
    <style:style style:name="P49" style:family="paragraph">
      <style:paragraph-properties fo:margin-left="0cm" fo:margin-right="0cm" fo:margin-top="0.169cm" fo:margin-bottom="0cm" fo:line-height="85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0" style:family="paragraph">
      <style:paragraph-properties fo:margin-left="0cm" fo:margin-right="0cm" fo:margin-top="0.141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1" style:family="paragraph">
      <style:paragraph-properties fo:margin-left="0cm" fo:margin-right="0cm" fo:margin-top="0.16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2" style:family="paragraph">
      <style:paragraph-properties fo:margin-left="0cm" fo:margin-right="0cm" fo:margin-top="0.155cm" fo:margin-bottom="0cm" fo:line-height="85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141cm" fo:margin-bottom="0cm" fo:line-height="85%" fo:text-align="start" fo:text-indent="0cm" style:punctuation-wrap="hanging" style:writing-mode="lr-tb"/>
    </style:style>
    <style:style style:name="P54" style:family="paragraph">
      <loext:graphic-properties draw:fill="solid" draw:fill-color="#e6e6e6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5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56" style:family="paragraph">
      <loext:graphic-properties draw:fill="solid" draw:fill-color="#e6e6e6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7" style:family="paragraph">
      <loext:graphic-properties draw:fill="solid" draw:fill-color="#cccccc" draw:opacity="32%"/>
      <style:paragraph-properties fo:text-align="center" style:font-independent-line-spacing="true"/>
      <style:text-properties fo:font-size="24pt"/>
    </style:style>
    <style:style style:name="P58" style:family="paragraph">
      <style:paragraph-properties fo:margin-top="0.318cm" fo:margin-bottom="0cm" fo:line-height="100%" fo:text-align="start" style:punctuation-wrap="simple" style:writing-mode="lr-tb"/>
      <style:text-properties fo:font-size="24pt"/>
    </style:style>
    <style:style style:name="P59" style:family="paragraph">
      <loext:graphic-properties draw:fill="none"/>
      <style:paragraph-properties fo:margin-top="0.318cm" fo:margin-bottom="0cm" fo:line-height="100%" fo:text-align="start" style:punctuation-wrap="simple" style:writing-mode="lr-tb" style:font-independent-line-spacing="true"/>
      <style:text-properties fo:font-size="24pt"/>
    </style:style>
    <style:style style:name="P60" style:family="paragraph">
      <loext:graphic-properties draw:fill="solid" draw:fill-color="#ebafaf" draw:opacity="50%"/>
      <style:paragraph-properties fo:text-align="center" style:font-independent-line-spacing="true"/>
      <style:text-properties fo:font-size="24pt"/>
    </style:style>
    <style:style style:name="P61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62" style:family="paragraph">
      <style:paragraph-properties fo:text-align="center"/>
    </style:style>
    <style:style style:name="P63" style:family="paragraph">
      <loext:graphic-properties draw:fill-color="#b3cac7"/>
      <style:paragraph-properties fo:text-align="center"/>
    </style:style>
    <style:style style:name="P64" style:family="paragraph">
      <style:text-properties fo:color="#069a2e" loext:opacity="100%" fo:font-weight="bold" style:font-weight-asian="bold" style:font-weight-complex="bold"/>
    </style:style>
    <style:style style:name="P65" style:family="paragraph">
      <loext:graphic-properties draw:fill="none" draw:fill-color="#ffffff"/>
      <style:text-properties fo:color="#069a2e" loext:opacity="100%" fo:font-weight="bold" style:font-weight-asian="bold" style:font-weight-complex="bold"/>
    </style:style>
    <style:style style:name="P66" style:family="paragraph">
      <style:paragraph-properties fo:text-align="center"/>
      <style:text-properties fo:color="#f10d0c" loext:opacity="100%" fo:font-weight="bold" style:font-weight-asian="bold" style:font-weight-complex="bold"/>
    </style:style>
    <style:style style:name="P67" style:family="paragraph">
      <loext:graphic-properties draw:fill="none" draw:fill-color="#ffffff"/>
      <style:paragraph-properties fo:text-align="center"/>
      <style:text-properties fo:color="#f10d0c" loext:opacity="100%" fo:font-weight="bold" style:font-weight-asian="bold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2pt" fo:letter-spacing="normal" fo:language="en" fo:country="US" fo:font-style="italic" style:text-underline-style="none" fo:font-weight="normal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13" style:family="text">
      <style:text-properties fo:font-variant="normal" fo:text-transform="none" fo:color="#ff0000" loext:opacity="100%" style:text-line-through-style="none" style:text-line-through-type="none" style:text-position="0% 100%" style:font-name="Calibri2" fo:font-size="22pt" fo:letter-spacing="normal" fo:language="en" fo:country="US" fo:font-style="italic" style:text-underline-style="none" fo:font-weight="normal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 Black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ourier New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ourier New2" style:font-size-complex="2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ourier New2" style:font-size-complex="2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name-complex="Courier New2" style:font-size-complex="20pt" style:font-style-complex="italic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2" style:font-size-complex="24pt" style:font-style-complex="normal" style:font-weight-complex="bold"/>
    </style:style>
    <style:style style:name="T20" style:family="text">
      <style:text-properties fo:font-variant="normal" fo:text-transform="none" fo:color="#2d961e" loext:opacity="100%" style:text-line-through-style="none" style:text-line-through-type="none" style:text-position="0% 100%" style:font-name="Courier New2" fo:font-size="16pt" fo:letter-spacing="normal" fo:font-style="normal" style:text-underline-style="none" fo:font-weight="bold" style:font-size-asian="16pt" style:font-style-asian="normal" style:font-weight-asian="bold" style:font-name-complex="Courier New2" style:font-size-complex="16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ourier New2" fo:font-size="16pt" fo:letter-spacing="normal" fo:font-style="normal" style:text-underline-style="none" fo:font-weight="bold" style:font-size-asian="16pt" style:font-style-asian="normal" style:font-weight-asian="bold" style:font-name-complex="Courier New2" style:font-size-complex="16pt" style:font-style-complex="normal" style:font-weight-complex="bold"/>
    </style:style>
    <style:style style:name="T22" style:family="text">
      <style:text-properties fo:font-variant="normal" fo:text-transform="none" fo:color="#4a00ff" loext:opacity="100%" style:text-line-through-style="none" style:text-line-through-type="none" style:text-position="0% 100%" style:font-name="Courier New2" fo:font-size="16pt" fo:letter-spacing="normal" fo:font-style="normal" style:text-underline-style="none" fo:font-weight="bold" style:font-size-asian="16pt" style:font-style-asian="normal" style:font-weight-asian="bold" style:font-name-complex="Courier New2" style:font-size-complex="16pt" style:font-style-complex="normal" style:font-weight-complex="bold"/>
    </style:style>
    <style:style style:name="T23" style:family="text">
      <style:text-properties fo:font-variant="normal" fo:text-transform="none" fo:color="#c1651c" loext:opacity="100%" style:text-line-through-style="none" style:text-line-through-type="none" style:text-position="0% 100%" style:font-name="Courier New2" fo:font-size="16pt" fo:letter-spacing="normal" fo:font-style="normal" style:text-underline-style="none" fo:font-weight="bold" style:font-size-asian="16pt" style:font-style-asian="normal" style:font-weight-asian="bold" style:font-name-complex="Courier New2" style:font-size-complex="16pt" style:font-style-complex="normal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2" fo:font-size="16pt" fo:letter-spacing="normal" fo:font-style="normal" fo:text-shadow="none" style:text-underline-style="none" fo:font-weight="bold" style:letter-kerning="true" style:font-name-asian="Arial Unicode MS" style:font-size-asian="16pt" style:font-style-asian="normal" style:font-weight-asian="bold" style:font-name-complex="Courier New2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cb2418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2" style:font-size-complex="16pt" style:font-style-complex="normal" style:font-weight-complex="bold"/>
    </style:style>
    <style:style style:name="T26" style:family="text">
      <style:text-properties fo:font-variant="normal" fo:text-transform="none" fo:color="#c200ff" loext:opacity="100%" style:text-line-through-style="none" style:text-line-through-type="none" style:text-position="0% 100%" style:font-name="Courier New2" fo:font-size="16pt" fo:letter-spacing="normal" fo:font-style="normal" style:text-underline-style="none" fo:font-weight="bold" style:font-size-asian="16pt" style:font-style-asian="normal" style:font-weight-asian="bold" style:font-name-complex="Courier New2" style:font-size-complex="16pt" style:font-style-complex="normal" style:font-weight-complex="bold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2" fo:font-size="16pt" fo:letter-spacing="normal" fo:font-style="normal" fo:text-shadow="none" style:text-underline-style="none" fo:font-weight="bold" style:letter-kerning="true" style:font-name-asian="Arial Unicode MS" style:font-size-asian="16pt" style:font-style-asian="normal" style:font-weight-asian="bold" style:font-name-complex="Courier New2" style:font-size-complex="1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ourier New2" fo:font-size="16pt" fo:letter-spacing="normal" fo:language="pt" fo:country="BR" fo:font-style="normal" style:text-underline-style="none" fo:font-weight="bold" fo:background-color="transparent" style:font-size-asian="16pt" style:font-style-asian="normal" style:font-weight-asian="bold" style:font-name-complex="Courier New2" style:font-size-complex="16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ourier New2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2" style:font-size-complex="16pt" style:font-style-complex="normal" style:font-weight-complex="bold"/>
    </style:style>
    <style:style style:name="T30" style:family="text">
      <style:text-properties fo:font-variant="normal" fo:text-transform="none" fo:color="#c200ff" loext:opacity="100%" style:text-line-through-style="none" style:text-line-through-type="none" style:text-position="0% 100%" style:font-name="Courier New2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2" style:font-size-complex="16pt" style:font-style-complex="normal" style:font-weight-complex="bold"/>
    </style:style>
    <style:style style:name="T31" style:family="text">
      <style:text-properties fo:font-variant="normal" fo:text-transform="none" fo:color="#9d206f" loext:opacity="100%" style:text-line-through-style="none" style:text-line-through-type="none" style:text-position="0% 100%" style:font-name="Courier New2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2" style:font-size-complex="16pt" style:font-style-complex="normal" style:font-weight-complex="bold"/>
    </style:style>
    <style:style style:name="T32" style:family="text">
      <style:text-properties fo:font-variant="normal" fo:text-transform="none" fo:color="#2d961e" loext:opacity="100%" style:text-line-through-style="none" style:text-line-through-type="none" style:text-position="0% 100%" style:font-name="Courier New2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2" style:font-size-complex="16pt" style:font-style-complex="normal" style:font-weight-complex="bold"/>
    </style:style>
    <style:style style:name="T33" style:family="text">
      <style:text-properties fo:color="#c9211e" loext:opacity="100%" fo:font-size="22pt" fo:font-weight="bold" style:font-size-asian="22pt" style:font-weight-asian="bold" style:font-size-complex="22pt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Bitstream Vera Sans Mono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Courier New2" style:font-size-complex="24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Arial Narrow3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468a1a" loext:opacity="100%" style:text-line-through-style="none" style:text-line-through-type="none" style:text-position="0% 100%" style:font-name="Courier New2" fo:font-size="16pt" fo:letter-spacing="normal" fo:font-style="normal" style:text-underline-style="none" fo:font-weight="bold" style:font-size-asian="16pt" style:font-style-asian="normal" style:font-weight-asian="bold" style:font-name-complex="Courier New2" style:font-size-complex="16pt" style:font-style-complex="normal" style:font-weight-complex="bold"/>
    </style:style>
    <style:style style:name="T39" style:family="text">
      <style:text-properties fo:font-variant="normal" fo:text-transform="none" fo:color="#1249f4" loext:opacity="100%" style:text-line-through-style="none" style:text-line-through-type="none" style:text-position="0% 100%" style:font-name="Courier New2" fo:font-size="16pt" fo:letter-spacing="normal" fo:font-style="normal" style:text-underline-style="none" fo:font-weight="bold" style:font-size-asian="16pt" style:font-style-asian="normal" style:font-weight-asian="bold" style:font-name-complex="Courier New2" style:font-size-complex="16pt" style:font-style-complex="normal" style:font-weight-complex="bold"/>
    </style:style>
    <style:style style:name="T40" style:family="text">
      <style:text-properties fo:font-variant="normal" fo:text-transform="none" fo:color="#ed4c05" loext:opacity="100%" style:text-line-through-style="none" style:text-line-through-type="none" style:text-position="0% 100%" style:font-name="Courier New2" fo:font-size="16pt" fo:letter-spacing="normal" fo:font-style="normal" style:text-underline-style="none" fo:font-weight="bold" style:font-size-asian="16pt" style:font-style-asian="normal" style:font-weight-asian="bold" style:font-name-complex="Courier New2" style:font-size-complex="16pt" style:font-style-complex="normal" style:font-weight-complex="bold"/>
    </style:style>
    <style:style style:name="T41" style:family="text">
      <style:text-properties fo:font-variant="normal" fo:text-transform="none" fo:color="#ed4c05" loext:opacity="100%" style:text-outline="false" style:text-line-through-style="none" style:text-line-through-type="none" style:text-position="0% 100%" style:font-name="Courier New2" fo:font-size="16pt" fo:letter-spacing="normal" fo:font-style="normal" fo:text-shadow="none" style:text-underline-style="none" fo:font-weight="bold" style:letter-kerning="true" style:font-name-asian="Arial Unicode MS" style:font-size-asian="16pt" style:font-style-asian="normal" style:font-weight-asian="bold" style:font-name-complex="Courier New2" style:font-size-complex="1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917f3" loext:opacity="100%" style:text-line-through-style="none" style:text-line-through-type="none" style:text-position="0% 100%" style:font-name="Courier New2" fo:font-size="16pt" fo:letter-spacing="normal" fo:font-style="normal" style:text-underline-style="none" fo:font-weight="bold" style:font-size-asian="16pt" style:font-style-asian="normal" style:font-weight-asian="bold" style:font-name-complex="Courier New2" style:font-size-complex="16pt" style:font-style-complex="normal" style:font-weight-complex="bold"/>
    </style:style>
    <style:style style:name="T43" style:family="text">
      <style:text-properties fo:font-variant="normal" fo:text-transform="none" fo:color="#8d1d75" loext:opacity="100%" style:text-line-through-style="none" style:text-line-through-type="none" style:text-position="0% 100%" style:font-name="Courier New2" fo:font-size="16pt" fo:letter-spacing="normal" fo:font-style="normal" style:text-underline-style="none" fo:font-weight="bold" style:font-size-asian="16pt" style:font-style-asian="normal" style:font-weight-asian="bold" style:font-name-complex="Courier New2" style:font-size-complex="16pt" style:font-style-complex="normal" style:font-weight-complex="bold"/>
    </style:style>
    <style:style style:name="T44" style:family="text">
      <style:text-properties fo:font-variant="normal" fo:text-transform="none" fo:color="#be480a" loext:opacity="100%" style:text-line-through-style="none" style:text-line-through-type="none" style:text-position="0% 100%" style:font-name="Courier New2" fo:font-size="16pt" fo:letter-spacing="normal" fo:font-style="normal" style:text-underline-style="none" fo:font-weight="bold" style:font-size-asian="16pt" style:font-style-asian="normal" style:font-weight-asian="bold" style:font-name-complex="Courier New2" style:font-size-complex="16pt" style:font-style-complex="normal" style:font-weight-complex="bold"/>
    </style:style>
    <style:style style:name="T45" style:family="text">
      <style:text-properties fo:font-variant="normal" fo:text-transform="none" fo:color="#4a00ff" loext:opacity="100%" style:text-line-through-style="none" style:text-line-through-type="none" style:text-position="0% 100%" style:font-name="Courier New2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2" style:font-size-complex="16pt" style:font-style-complex="normal" style:font-weight-complex="bold"/>
    </style:style>
    <style:style style:name="T46" style:family="text">
      <style:text-properties fo:font-variant="normal" fo:text-transform="none" fo:color="#c1651c" loext:opacity="100%" style:text-line-through-style="none" style:text-line-through-type="none" style:text-position="0% 100%" style:font-name="Courier New2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2" style:font-size-complex="16pt" style:font-style-complex="normal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Courier New2" fo:font-size="16pt" fo:letter-spacing="normal" fo:language="it" fo:country="IT" fo:font-style="normal" style:text-underline-style="none" fo:font-weight="bold" fo:background-color="transparent" style:font-size-asian="16pt" style:font-style-asian="normal" style:font-weight-asian="bold" style:font-name-complex="Courier New2" style:font-size-complex="16pt" style:font-style-complex="normal" style:font-weight-complex="bold"/>
    </style:style>
    <style:style style:name="T48" style:family="text">
      <style:text-properties fo:font-variant="normal" fo:text-transform="none" fo:color="#2d961e" loext:opacity="100%" style:text-line-through-style="none" style:text-line-through-type="none" style:text-position="0% 100%" style:font-name="Courier New2" fo:font-size="16pt" fo:letter-spacing="normal" fo:language="it" fo:country="IT" fo:font-style="normal" style:text-underline-style="none" fo:font-weight="bold" fo:background-color="transparent" style:font-size-asian="16pt" style:font-style-asian="normal" style:font-weight-asian="bold" style:font-name-complex="Courier New2" style:font-size-complex="16pt" style:font-style-complex="normal" style:font-weight-complex="bold"/>
    </style:style>
    <style:style style:name="T49" style:family="text">
      <style:text-properties fo:font-variant="normal" fo:text-transform="none" fo:color="#c1651c" loext:opacity="100%" style:text-line-through-style="none" style:text-line-through-type="none" style:text-position="0% 100%" style:font-name="Courier New2" fo:font-size="16pt" fo:letter-spacing="normal" fo:language="it" fo:country="IT" fo:font-style="normal" style:text-underline-style="none" fo:font-weight="bold" fo:background-color="transparent" style:font-size-asian="16pt" style:font-style-asian="normal" style:font-weight-asian="bold" style:font-name-complex="Courier New2" style:font-size-complex="16pt" style:font-style-complex="normal" style:font-weight-complex="bold"/>
    </style:style>
    <style:style style:name="T50" style:family="text">
      <style:text-properties fo:font-variant="normal" fo:text-transform="none" fo:color="#2d961e" loext:opacity="100%" style:text-line-through-style="none" style:text-line-through-type="none" style:text-position="0% 100%" style:font-name="Courier New2" fo:font-size="16pt" fo:letter-spacing="normal" fo:language="pt" fo:country="BR" fo:font-style="normal" style:text-underline-style="none" fo:font-weight="bold" fo:background-color="transparent" style:font-size-asian="16pt" style:font-style-asian="normal" style:font-weight-asian="bold" style:font-name-complex="Courier New2" style:font-size-complex="16pt" style:font-style-complex="normal" style:font-weight-complex="bold"/>
    </style:style>
    <style:style style:name="T51" style:family="text">
      <style:text-properties fo:font-variant="normal" fo:text-transform="none" fo:color="#c1651c" loext:opacity="100%" style:text-line-through-style="none" style:text-line-through-type="none" style:text-position="0% 100%" style:font-name="Courier New2" fo:font-size="16pt" fo:letter-spacing="normal" fo:language="pt" fo:country="BR" fo:font-style="normal" style:text-underline-style="none" fo:font-weight="bold" fo:background-color="transparent" style:font-size-asian="16pt" style:font-style-asian="normal" style:font-weight-asian="bold" style:font-name-complex="Courier New2" style:font-size-complex="16pt" style:font-style-complex="normal" style:font-weight-complex="bold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Arial Black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54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/>
    </style:style>
    <style:style style:name="T55" style:family="text">
      <style:text-properties fo:font-variant="normal" fo:text-transform="none" fo:color="#ff0000" loext:opacity="100%" style:text-line-through-style="none" style:text-line-through-type="none" style:text-position="0% 100%" style:font-name="Calibri2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/>
    </style:style>
    <style:style style:name="T56" style:family="text">
      <style:text-properties fo:font-variant="normal" fo:text-transform="none" fo:color="#cb2418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57" style:family="text">
      <style:text-properties fo:font-variant="normal" fo:text-transform="none" fo:color="#2d961e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59" style:family="text">
      <style:text-properties fo:font-variant="normal" fo:text-transform="none" fo:color="#4a00ff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60" style:family="text">
      <style:text-properties fo:font-variant="normal" fo:text-transform="none" fo:color="#ba8c1c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62" style:family="text">
      <style:text-properties fo:font-variant="normal" fo:text-transform="none" fo:color="#2d961e" loext:opacity="100%" style:text-line-through-style="none" style:text-line-through-type="none" style:text-position="0% 100%" style:font-name="Menlo-Regular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63" style:family="text">
      <style:text-properties fo:font-variant="normal" fo:text-transform="none" fo:color="#ba8c1c" loext:opacity="100%" style:text-line-through-style="none" style:text-line-through-type="none" style:text-position="0% 100%" style:font-name="Menlo-Regular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65" style:family="text">
      <style:text-properties fo:font-variant="normal" fo:text-transform="none" fo:color="#c200ff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66" style:family="text">
      <style:text-properties fo:font-variant="normal" fo:text-transform="none" fo:color="#61b6b4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67" style:family="text">
      <style:text-properties fo:font-variant="normal" fo:text-transform="none" fo:color="#61b6b4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68" style:family="text">
      <style:text-properties fo:font-variant="normal" fo:text-transform="none" fo:color="#cb2418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69" style:family="text">
      <style:text-properties fo:font-variant="normal" fo:text-transform="none" fo:color="#2d961e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70" style:family="text">
      <style:text-properties fo:font-variant="normal" fo:text-transform="none" fo:color="#4a00ff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71" style:family="text">
      <style:text-properties fo:font-variant="normal" fo:text-transform="none" fo:color="#ba8c1c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72" style:family="text">
      <style:text-properties fo:font-variant="normal" fo:text-transform="none" fo:color="#b7898a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73" style:family="text">
      <style:text-properties fo:font-variant="normal" fo:text-transform="none" fo:color="#c200ff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74" style:family="text">
      <style:text-properties fo:font-variant="normal" fo:text-transform="none" fo:color="#808080" loext:opacity="100%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75" style:family="text">
      <style:text-properties fo:font-variant="normal" fo:text-transform="none" fo:color="#000000" loext:opacity="100%" style:text-line-through-style="none" style:text-line-through-type="none" style:text-position="0% 100%" style:font-name="Arial Narrow3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76" style:family="text">
      <style:text-properties fo:font-variant="normal" fo:text-transform="none" fo:color="#ff0000" loext:opacity="100%" style:text-line-through-style="none" style:text-line-through-type="none" style:text-position="0% 100%" style:font-name="Arial Narrow3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77" style:family="text">
      <style:text-properties fo:font-variant="normal" fo:text-transform="none" fo:color="#c1651c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78" style:family="text">
      <style:text-properties fo:font-variant="normal" fo:text-transform="none" fo:color="#2c9290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79" style:family="text">
      <style:text-properties fo:font-variant="normal" fo:text-transform="none" fo:color="#ff0000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1" style:family="text">
      <style:text-properties fo:font-variant="normal" fo:text-transform="none" fo:color="#c1651c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2" style:family="text">
      <style:text-properties fo:font-variant="normal" fo:text-transform="none" fo:color="#7f7f7f" loext:opacity="100%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nl" fo:country="NL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4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hu" fo:country="HU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5" style:family="text">
      <style:text-properties fo:font-variant="normal" fo:text-transform="none" fo:color="#2d961e" loext:opacity="100%" style:text-line-through-style="none" style:text-line-through-type="none" style:text-position="0% 100%" style:font-name="Menlo-Regular" fo:font-size="16pt" fo:letter-spacing="normal" fo:language="hu" fo:country="HU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6" style:family="text">
      <style:text-properties fo:font-variant="normal" fo:text-transform="none" fo:color="#ba8c1c" loext:opacity="100%" style:text-line-through-style="none" style:text-line-through-type="none" style:text-position="0% 100%" style:font-name="Menlo-Regular" fo:font-size="16pt" fo:letter-spacing="normal" fo:language="hu" fo:country="HU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7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8" style:family="text">
      <style:text-properties fo:font-variant="normal" fo:text-transform="none" fo:color="#cb2418" loext:opacity="100%" style:text-line-through-style="none" style:text-line-through-type="none" style:text-position="0% 100%" style:font-name="Menlo-Regular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9" style:family="text">
      <style:text-properties fo:font-variant="normal" fo:text-transform="none" fo:color="#2c9290" loext:opacity="100%" style:text-line-through-style="none" style:text-line-through-type="none" style:text-position="0% 100%" style:font-name="Menlo-Regular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0" style:family="text">
      <style:text-properties fo:font-variant="normal" fo:text-transform="none" fo:color="#2d961e" loext:opacity="100%" style:text-line-through-style="none" style:text-line-through-type="none" style:text-position="0% 100%" style:font-name="Menlo-Regular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1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ro" fo:country="RO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2" style:family="text">
      <style:text-properties fo:font-variant="normal" fo:text-transform="none" fo:color="#9d206f" loext:opacity="100%" style:text-line-through-style="none" style:text-line-through-type="none" style:text-position="0% 100%" style:font-name="Menlo-Regular" fo:font-size="16pt" fo:letter-spacing="normal" fo:language="ro" fo:country="RO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3" style:family="text">
      <style:text-properties fo:font-variant="normal" fo:text-transform="none" fo:color="#c1651c" loext:opacity="100%" style:text-line-through-style="none" style:text-line-through-type="none" style:text-position="0% 100%" style:font-name="Menlo-Regular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4" style:family="text">
      <style:text-properties fo:font-variant="normal" fo:text-transform="none" fo:color="#c200ff" loext:opacity="100%" style:text-line-through-style="none" style:text-line-through-type="none" style:text-position="0% 100%" style:font-name="Menlo-Regular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96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97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8pt" fo:letter-spacing="normal" fo:language="en" fo:country="US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98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9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00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01" style:family="text">
      <style:text-properties fo:font-variant="normal" fo:text-transform="none" fo:color="#990000" loext:opacity="100%" style:text-line-through-style="none" style:text-line-through-type="none" style:text-position="0% 100%" style:font-name="Calibri2" fo:font-size="18pt" fo:letter-spacing="normal" fo:language="en" fo:country="US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102" style:family="text">
      <style:text-properties fo:font-variant="normal" fo:text-transform="none" fo:color="#990000" loext:opacity="100%" style:text-line-through-style="none" style:text-line-through-type="none" style:text-position="-25% 58%" style:font-name="Calibri2" fo:font-size="18pt" fo:letter-spacing="normal" fo:language="en" fo:country="US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103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04" style:family="text">
      <style:text-properties fo:font-variant="normal" fo:text-transform="none" fo:color="#990000" loext:opacity="100%" style:text-line-through-style="none" style:text-line-through-type="none" style:text-position="0% 100%" style:font-name="Courier New3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106" style:family="text">
      <style:text-properties fo:font-size="54pt" style:font-size-asian="54pt" style:font-size-complex="54pt"/>
    </style:style>
    <style:style style:name="T10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08" style:family="text">
      <style:text-properties fo:color="#069a2e" loext:opacity="100%" fo:font-size="44pt" fo:font-weight="bold" style:font-size-asian="44pt" style:font-weight-asian="bold" style:font-size-complex="44pt" style:font-weight-complex="bold"/>
    </style:style>
    <style:style style:name="T109" style:family="text">
      <style:text-properties fo:color="#f10d0c" loext:opacity="100%" fo:font-size="44pt" fo:font-weight="bold" style:font-size-asian="44pt" style:font-weight-asian="bold" style:font-size-complex="44pt" style:font-weight-complex="bold"/>
    </style:style>
    <style:style style:name="T110" style:family="text">
      <style:text-properties fo:font-size="48pt" style:font-size-asian="48pt" style:font-size-complex="48pt"/>
    </style:style>
    <style:style style:name="T11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990000" fo:font-size="60%"/>
      </text:list-level-style-number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2d96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number text:level="2" style:num-format="">
        <style:list-level-properties text:space-before="1.27cm" text:min-label-width="0.794cm"/>
        <style:text-properties fo:color="#990000" fo:font-size="11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cb241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7f7f7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1.586cm" svg:height="5.411cm" svg:x="1.905cm" svg:y="4.445cm">
          <text:p text:style-name="P1"><text:span text:style-name="T1">Se</text:span><text:span text:style-name="T1">rv</text:span><text:span text:style-name="T1">er </text:span><text:span text:style-name="T1">Pr</text:span><text:span text:style-name="T1">og</text:span><text:span text:style-name="T1">ra</text:span><text:span text:style-name="T1">m</text:span><text:span text:style-name="T1">mi</text:span><text:span text:style-name="T1">ng</text:span></text:p>
          <text:p text:style-name="P1"><text:span text:style-name="T2"><text:line-break/></text:span><text:span text:style-name="T2"><text:line-break/></text:span><text:span text:style-name="T3">Com</text:span><text:span text:style-name="T3">pute</text:span><text:span text:style-name="T3">r </text:span><text:span text:style-name="T3">Syste</text:span><text:span text:style-name="T3">ms</text:span><text:span text:style-name="T2"><text:line-break/></text:span><text:span text:style-name="T2"><text:line-break/></text:span><text:span text:style-name="T2"><text:line-break/></text:span><text:span text:style-name="T4">Davi</text:span><text:span text:style-name="T4">d </text:span><text:span text:style-name="T4">Marc</text:span><text:span text:style-name="T4">h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326cm" svg:height="4.864cm" svg:x="1.905cm" svg:y="10.795cm">
          <text:p text:style-name="P3"><text:span text:style-name="T2"/></text:p>
          <text:p text:style-name="P3"><text:span text:style-name="T3">Based </text:span><text:span text:style-name="T3">on </text:span><text:span text:style-name="T3">slides </text:span><text:span text:style-name="T3">by:</text:span><text:span text:style-name="T4"> </text:span></text:p>
          <text:p text:style-name="P3"><text:span text:style-name="T4">Randal </text:span><text:span text:style-name="T4">E. </text:span><text:span text:style-name="T4">Bryant </text:span><text:span text:style-name="T4">and </text:span><text:span text:style-name="T4">David </text:span><text:span text:style-name="T4">R. </text:span><text:span text:style-name="T4">O’Halla</text:span><text:span text:style-name="T4">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3cm" svg:height="11.849cm" svg:x="2.752cm" svg:y="12.7cm" presentation:class="notes" presentation:placeholder="true" presentation:user-transformed="true">
            <draw:text-box/>
          </draw:frame>
          <draw:custom-shape draw:name="CustomShape 2" draw:style-name="gr3" draw:text-style-name="P2" draw:layer="layout" svg:width="8.886cm" svg:height="1.266cm" svg:x="11.43cm" svg:y="25.4cm">
            <text:p text:style-name="P5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Concurrent Programming is Hard! (2)" draw:style-name="dp1" draw:master-page-name="Title_20_and_20_Content" presentation:presentation-page-layout-name="AL2T11">
        <office:forms form:automatic-focus="false" form:apply-design-mode="false"/>
        <draw:frame draw:name="Title 1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So</text:span><text:span text:style-name="T6">me </text:span><text:span text:style-name="T6">re</text:span><text:span text:style-name="T6">mi</text:span><text:span text:style-name="T6">nd</text:span><text:span text:style-name="T6">ers.</text:span><text:span text:style-name="T6">..</text:span></text:p>
          </draw:text-box>
        </draw:frame>
        <draw:frame draw:name="Content Placeholder 2" presentation:style-name="pr3" draw:text-style-name="P10" draw:layer="layout" svg:width="23.706cm" svg:height="14.207cm" svg:x="0.635cm" svg:y="3.684cm" presentation:class="outline" presentation:user-transformed="true">
          <draw:text-box>
            <text:list text:style-name="L2">
              <text:list-item>
                <text:p text:style-name="P8"><text:span text:style-name="T7">Threads &amp; Processes: </text:span><text:span text:style-name="T8">Both can mainting concurrent logical control through context switching. Threads are lighter weight and share more data.</text:span></text:p>
                <text:p text:style-name="P8"><text:span text:style-name="T7"/></text:p>
              </text:list-item>
              <text:list-item>
                <text:p text:style-name="P8"><text:span text:style-name="T7">Concurrency &amp; Parrallel: </text:span><text:span text:style-name="T8">Parallel means running different processing at the literal same time. Concurrency can simulate this by interweaving</text:span></text:p>
                <text:p text:style-name="P8"><text:span text:style-name="T8"/></text:p>
              </text:list-item>
              <text:list-item>
                <text:p text:style-name="P8"><text:span text:style-name="T7">Semaphores &amp; Mutex: </text:span><text:span text:style-name="T8">Synchronisation tools to ensure that we don’t encounter concurrency problems such as race conditions or deadlock</text:span></text:p>
                <text:p text:style-name="P8"><text:span text:style-name="T7"/></text:p>
              </text:list-item>
            </text:list>
            <text:p text:style-name="P9"><text:span text:style-name="T9"/></text:p>
          </draw:text-box>
        </draw:frame>
        <presentation:notes draw:style-name="dp3">
          <draw:page-thumbnail draw:style-name="gr4" draw:layer="layout" svg:width="13.313cm" svg:height="9.985cm" svg:x="3.485cm" svg:y="2.023cm" draw:page-number="2" presentation:class="page"/>
          <draw:frame presentation:style-name="pr4" draw:text-style-name="P1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Approaches for Writing Concurrent Servers" draw:style-name="dp1" draw:master-page-name="Title_20_and_20_Content" presentation:presentation-page-layout-name="AL2T11">
        <office:forms form:automatic-focus="false" form:apply-design-mode="false"/>
        <draw:frame draw:name="Rectangle 15" presentation:style-name="pr2" draw:text-style-name="P7" draw:layer="layout" svg:width="23.917cm" svg:height="3.042cm" svg:x="0.847cm" svg:y="0.93cm" presentation:class="title" presentation:user-transformed="true">
          <draw:text-box>
            <text:p text:style-name="P6"><text:span text:style-name="T6">App</text:span><text:span text:style-name="T6">roa</text:span><text:span text:style-name="T6">che</text:span><text:span text:style-name="T6">s </text:span><text:span text:style-name="T6">for </text:span><text:span text:style-name="T6">Wri</text:span><text:span text:style-name="T6">tin</text:span><text:span text:style-name="T6">g </text:span><text:span text:style-name="T6">Co</text:span><text:span text:style-name="T6">ncu</text:span><text:span text:style-name="T6">rre</text:span><text:span text:style-name="T6">nt </text:span><text:span text:style-name="T6">Ser</text:span><text:span text:style-name="T6">ver</text:span><text:span text:style-name="T6">s</text:span></text:p>
          </draw:text-box>
        </draw:frame>
        <draw:frame draw:name="Rectangle 18" presentation:style-name="pr5" draw:text-style-name="P10" draw:layer="layout" svg:width="22.93cm" svg:height="14.626cm" svg:x="1.235cm" svg:y="4cm" presentation:class="outline" presentation:user-transformed="true">
          <draw:text-box>
            <text:p text:style-name="P12"><text:span text:style-name="T10">Allow server to handle multiple clients concurrently</text:span></text:p>
            <text:p text:style-name="P12"><text:span text:style-name="T10"/></text:p>
            <text:p text:style-name="P13"><text:span text:style-name="T7">1. Process-based</text:span></text:p>
            <text:list text:style-name="L4">
              <text:list-item>
                <text:list>
                  <text:list-item>
                    <text:p text:style-name="P14"><text:span text:style-name="T11">Kernel automatically interleaves multiple logical flows</text:span></text:p>
                  </text:list-item>
                  <text:list-item>
                    <text:p text:style-name="P14"><text:span text:style-name="T11">Each flow has its own private address space</text:span></text:p>
                  </text:list-item>
                </text:list>
              </text:list-item>
            </text:list>
            <text:p text:style-name="P13"><text:span text:style-name="T7">2. Event-based</text:span></text:p>
            <text:list text:continue-numbering="true" text:style-name="L4">
              <text:list-item>
                <text:list>
                  <text:list-item>
                    <text:p text:style-name="P14"><text:span text:style-name="T11">Programmer manually interleaves multiple logical flows</text:span></text:p>
                  </text:list-item>
                  <text:list-item>
                    <text:p text:style-name="P14"><text:span text:style-name="T11">All flows share the same address space</text:span></text:p>
                  </text:list-item>
                  <text:list-item>
                    <text:p text:style-name="P14"><text:span text:style-name="T11">Uses technique called </text:span><text:span text:style-name="T12">I/O multiplexing</text:span><text:span text:style-name="T13">. </text:span></text:p>
                  </text:list-item>
                </text:list>
              </text:list-item>
            </text:list>
            <text:p text:style-name="P13"><text:span text:style-name="T7">3. Thread-based</text:span></text:p>
            <text:list text:continue-numbering="true" text:style-name="L4">
              <text:list-item>
                <text:list>
                  <text:list-item>
                    <text:p text:style-name="P14"><text:span text:style-name="T11">Kernel automatically interleaves multiple logical flows</text:span></text:p>
                  </text:list-item>
                  <text:list-item>
                    <text:p text:style-name="P14"><text:span text:style-name="T11">Each flow shares the same address space</text:span></text:p>
                  </text:list-item>
                  <text:list-item>
                    <text:p text:style-name="P14"><text:span text:style-name="T11">Hybrid of of process-based and event-based.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Rectangle 17" draw:style-name="gr4" draw:layer="layout" svg:width="13.546cm" svg:height="10.159cm" svg:x="3.387cm" svg:y="1.905cm" draw:page-number="3" presentation:class="page"/>
          <draw:frame draw:name="Rectangle 20" presentation:style-name="pr6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ros and Cons of Process-based Servers" draw:style-name="dp1" draw:master-page-name="Title_20_and_20_Content" presentation:presentation-page-layout-name="AL2T11">
        <office:forms form:automatic-focus="false" form:apply-design-mode="false"/>
        <draw:frame draw:name="Rectangle 53" presentation:style-name="pr2" draw:text-style-name="P7" draw:layer="layout" svg:width="23.97cm" svg:height="2.892cm" svg:x="1.31cm" svg:y="0.992cm" presentation:class="title" presentation:user-transformed="true">
          <draw:text-box>
            <text:p text:style-name="P6"><text:span text:style-name="T6">Pro</text:span><text:span text:style-name="T6">s </text:span><text:span text:style-name="T6">an</text:span><text:span text:style-name="T6">d </text:span><text:span text:style-name="T6">Co</text:span><text:span text:style-name="T6">ns </text:span><text:span text:style-name="T6">of </text:span><text:span text:style-name="T6">Pro</text:span><text:span text:style-name="T6">ces</text:span><text:span text:style-name="T6">s-</text:span><text:span text:style-name="T6">bas</text:span><text:span text:style-name="T6">ed </text:span><text:span text:style-name="T6">Ser</text:span><text:span text:style-name="T6">ver</text:span><text:span text:style-name="T6">s</text:span></text:p>
          </draw:text-box>
        </draw:frame>
        <draw:frame draw:name="Rectangle 16" presentation:style-name="pr3" draw:text-style-name="P10" draw:layer="layout" svg:width="24.27cm" svg:height="13.634cm" svg:x="0.807cm" svg:y="4.868cm" presentation:class="outline" presentation:user-transformed="true">
          <draw:text-box>
            <text:list text:style-name="L2">
              <text:list-item>
                <text:p text:style-name="P16"><text:span text:style-name="T7">+ Handle multiple connections concurrently</text:span></text:p>
              </text:list-item>
              <text:list-item>
                <text:p text:style-name="P16"><text:span text:style-name="T7">+ Clean sharing model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11">descriptors (no)</text:span></text:p>
                  </text:list-item>
                  <text:list-item>
                    <text:p text:style-name="P17"><text:span text:style-name="T11">file tables (yes)</text:span></text:p>
                  </text:list-item>
                  <text:list-item>
                    <text:p text:style-name="P17"><text:span text:style-name="T11">global variables (no)</text:span></text:p>
                  </text:list-item>
                </text:list>
              </text:list-item>
              <text:list-item>
                <text:p text:style-name="P16"><text:span text:style-name="T7">+ Simple and straightforward</text:span></text:p>
              </text:list-item>
              <text:list-item>
                <text:p text:style-name="P16"><text:span text:style-name="T14">–</text:span><text:span text:style-name="T7"> </text:span><text:span text:style-name="T7">Additional overhead for process control</text:span></text:p>
              </text:list-item>
              <text:list-item>
                <text:p text:style-name="P16"><text:span text:style-name="T14">–</text:span><text:span text:style-name="T7"> </text:span><text:span text:style-name="T7">Nontrivial to share data between processes</text:span></text:p>
                <text:list>
                  <text:list-item>
                    <text:p text:style-name="P17"><text:span text:style-name="T11">Requires IPC (interprocess communication) mechanism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10">FIFO’s (named pipes), <text:s/>System V shared memory and semaphor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Rectangle 55" draw:style-name="gr4" draw:layer="layout" svg:width="13.546cm" svg:height="10.159cm" svg:x="3.387cm" svg:y="1.905cm" draw:page-number="4" presentation:class="page"/>
          <draw:frame draw:name="Rectangle 22" presentation:style-name="pr7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ros and Cons of Thread-Based Designs" draw:style-name="dp1" draw:master-page-name="Title_20_and_20_Content" presentation:presentation-page-layout-name="AL2T11">
        <office:forms form:automatic-focus="false" form:apply-design-mode="false"/>
        <draw:frame draw:name="Rectangle 93" presentation:style-name="pr2" draw:text-style-name="P7" draw:layer="layout" svg:width="21.867cm" svg:height="2.116cm" svg:x="0.992cm" svg:y="1.21cm" presentation:class="title" presentation:user-transformed="true">
          <draw:text-box>
            <text:p text:style-name="P6"><text:span text:style-name="T6">Pro</text:span><text:span text:style-name="T6">s </text:span><text:span text:style-name="T6">an</text:span><text:span text:style-name="T6">d </text:span><text:span text:style-name="T6">Co</text:span><text:span text:style-name="T6">ns </text:span><text:span text:style-name="T6">of </text:span><text:span text:style-name="T6">Thr</text:span><text:span text:style-name="T6">ea</text:span><text:span text:style-name="T6">d-</text:span><text:span text:style-name="T6">Bas</text:span><text:span text:style-name="T6">ed </text:span><text:span text:style-name="T6">De</text:span><text:span text:style-name="T6">sig</text:span><text:span text:style-name="T6">ns</text:span></text:p>
          </draw:text-box>
        </draw:frame>
        <draw:frame draw:name="Rectangle 94" presentation:style-name="pr3" draw:text-style-name="P10" draw:layer="layout" svg:width="23.075cm" svg:height="14.511cm" svg:x="0.807cm" svg:y="3.81cm" presentation:class="outline" presentation:user-transformed="true">
          <draw:text-box>
            <text:list text:style-name="L2">
              <text:list-item>
                <text:p text:style-name="P8"><text:span text:style-name="T7">+ Easy to share data structures between threads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11">e.g., logging information, file cache</text:span></text:p>
                  </text:list-item>
                </text:list>
              </text:list-item>
              <text:list-item>
                <text:p text:style-name="P8"><text:span text:style-name="T7">+ Threads are more efficient than processes</text:span></text:p>
              </text:list-item>
            </text:list>
            <text:p text:style-name="P20"><text:span text:style-name="T15"/></text:p>
            <text:list text:continue-numbering="true" text:style-name="L5">
              <text:list-item>
                <text:p text:style-name="P8"><text:span text:style-name="T14">–</text:span><text:span text:style-name="T7"> </text:span><text:span text:style-name="T7">Unintentional sharing can introduce subtle and </text:span><text:span text:style-name="T7">hard-to-reproduce errors!</text:span></text:p>
                <text:list>
                  <text:list-item>
                    <text:p text:style-name="P19"><text:span text:style-name="T11">The ease with which data can be shared is both the greatest </text:span><text:span text:style-name="T11">strength and the greatest weakness of threads</text:span></text:p>
                  </text:list-item>
                  <text:list-item>
                    <text:p text:style-name="P19"><text:span text:style-name="T11">Hard to know which data shared &amp; which private</text:span></text:p>
                  </text:list-item>
                  <text:list-item>
                    <text:p text:style-name="P19"><text:span text:style-name="T11">Hard to detect by testin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1"><text:span text:style-name="T10">Probability of bad race outcome very low</text:span></text:p>
                      </text:list-item>
                      <text:list-item>
                        <text:p text:style-name="P21"><text:span text:style-name="T10">But nonzero!</text:span></text:p>
                      </text:list-item>
                    </text:list>
                  </text:list-item>
                  <text:list-item>
                    <text:p text:style-name="P19"><text:span text:style-name="T11">Future lectures</text:span></text:p>
                  </text:list-item>
                </text:list>
              </text:list-item>
            </text:list>
            <text:p text:style-name="P22"><text:span text:style-name="T10"/></text:p>
          </draw:text-box>
        </draw:frame>
        <presentation:notes draw:style-name="dp4">
          <draw:page-thumbnail draw:name="Rectangle 95" draw:style-name="gr4" draw:layer="layout" svg:width="13.546cm" svg:height="10.159cm" svg:x="3.387cm" svg:y="1.905cm" draw:page-number="5" presentation:class="page"/>
          <draw:frame draw:name="Rectangle 129" presentation:style-name="pr8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pproach #2: Event-based Servers" draw:style-name="dp1" draw:master-page-name="Title_20_and_20_Content" presentation:presentation-page-layout-name="AL2T11">
        <office:forms form:automatic-focus="false" form:apply-design-mode="false"/>
        <draw:frame draw:name="Rectangle 57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">App</text:span><text:span text:style-name="T6">roa</text:span><text:span text:style-name="T6">ch </text:span><text:span text:style-name="T6">#2: </text:span><text:span text:style-name="T6">Eve</text:span><text:span text:style-name="T6">nt-</text:span><text:span text:style-name="T6">bas</text:span><text:span text:style-name="T6">ed </text:span><text:span text:style-name="T6">Ser</text:span><text:span text:style-name="T6">ver</text:span><text:span text:style-name="T6">s</text:span></text:p>
          </draw:text-box>
        </draw:frame>
        <draw:frame draw:name="Rectangle 60" presentation:style-name="pr3" draw:text-style-name="P10" draw:layer="layout" svg:width="23.075cm" svg:height="13.017cm" svg:x="0.807cm" svg:y="4.317cm" presentation:class="outline" presentation:user-transformed="true">
          <draw:text-box>
            <text:list text:style-name="L2">
              <text:list-item>
                <text:p text:style-name="P9"><text:span text:style-name="T9">Server maintains set of active connections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10">Array of connfd’s</text:span></text:p>
                  </text:list-item>
                </text:list>
              </text:list-item>
              <text:list-item>
                <text:p text:style-name="P9"><text:span text:style-name="T9">Repeat:</text:span></text:p>
                <text:list>
                  <text:list-item>
                    <text:p text:style-name="P21"><text:span text:style-name="T10">Determine which descriptors (connfd’s or listenfd) have pending inpu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1"><text:span text:style-name="T10">e.g., using </text:span><text:span text:style-name="T16">select</text:span><text:span text:style-name="T17"> or </text:span><text:span text:style-name="T16">epoll</text:span><text:span text:style-name="T17"> functions</text:span></text:p>
                      </text:list-item>
                      <text:list-item>
                        <text:p text:style-name="P21"><text:span text:style-name="T17">arrival of pending input is an </text:span><text:span text:style-name="T18">event</text:span></text:p>
                      </text:list-item>
                    </text:list>
                  </text:list-item>
                  <text:list-item>
                    <text:p text:style-name="P21"><text:span text:style-name="T17">If <text:s/>listenfd has input, then </text:span><text:span text:style-name="T16">accept</text:span><text:span text:style-name="T17"> connection</text:span></text:p>
                    <text:list>
                      <text:list-item>
                        <text:p text:style-name="P21"><text:span text:style-name="T17">and add new connfd to array</text:span></text:p>
                      </text:list-item>
                    </text:list>
                  </text:list-item>
                  <text:list-item>
                    <text:p text:style-name="P21"><text:span text:style-name="T17">Service all connfd’s with pending inputs</text:span></text:p>
                  </text:list-item>
                </text:list>
              </text:list-item>
            </text:list>
            <text:p text:style-name="P9"><text:span text:style-name="T19"/></text:p>
          </draw:text-box>
        </draw:frame>
        <presentation:notes draw:style-name="dp4">
          <draw:page-thumbnail draw:name="Rectangle 59" draw:style-name="gr4" draw:layer="layout" svg:width="13.546cm" svg:height="10.159cm" svg:x="3.387cm" svg:y="1.905cm" draw:page-number="6" presentation:class="page"/>
          <draw:frame draw:name="Rectangle 62" presentation:style-name="pr9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Only" presentation:presentation-page-layout-name="AL3T19">
        <office:forms form:automatic-focus="false" form:apply-design-mode="false"/>
        <draw:frame draw:name="Title 4" presentation:style-name="pr10" draw:text-style-name="P7" draw:layer="layout" svg:width="21.086cm" svg:height="2.116cm" svg:x="0.994cm" svg:y="1.236cm" presentation:class="title" presentation:user-transformed="true">
          <draw:text-box>
            <text:p text:style-name="P6"><text:span text:style-name="T6">Ho</text:span><text:span text:style-name="T6">w </text:span><text:span text:style-name="T6">do</text:span><text:span text:style-name="T6">es </text:span><text:span text:style-name="T6">thi</text:span><text:span text:style-name="T6">s </text:span><text:span text:style-name="T6">hel</text:span><text:span text:style-name="T6">p </text:span><text:span text:style-name="T6">us?</text:span></text:p>
          </draw:text-box>
        </draw:frame>
        <draw:custom-shape draw:name="Rectangle 70" draw:style-name="gr5" draw:text-style-name="P25" draw:layer="layout" svg:width="22.798cm" svg:height="11.065cm" svg:x="1.016cm" svg:y="3.339cm">
          <text:p text:style-name="P23"><text:span text:style-name="T20">int</text:span><text:span text:style-name="T21"> </text:span><text:span text:style-name="T22">main</text:span><text:span text:style-name="T21">(</text:span><text:span text:style-name="T20">i</text:span><text:span text:style-name="T20">nt</text:span><text:span text:style-name="T21"> </text:span><text:span text:style-name="T23">argc</text:span><text:span text:style-name="T21">, </text:span><text:span text:style-name="T20">char</text:span><text:span text:style-name="T21"> </text:span><text:span text:style-name="T21">**</text:span><text:span text:style-name="T23">argv</text:span><text:span text:style-name="T21">)</text:span></text:p>
          <text:p text:style-name="P23"><text:span text:style-name="T21">{</text:span></text:p>
          <text:p text:style-name="P24"><text:span text:style-name="T24"><text:tab/></text:span><text:span text:style-name="T25">/* </text:span><text:span text:style-name="T25">Boring </text:span><text:span text:style-name="T25">declar</text:span><text:span text:style-name="T25">ations </text:span><text:span text:style-name="T25">go </text:span><text:span text:style-name="T25">here */</text:span></text:p>
          <text:p text:style-name="P23"><text:span text:style-name="T21"/></text:p>
          <text:p text:style-name="P23"><text:span text:style-name="T21"><text:s text:c="4"/></text:span><text:span text:style-name="T21">listen</text:span><text:span text:style-name="T21">fd = </text:span><text:span text:style-name="T21">Open_l</text:span><text:span text:style-name="T21">istenf</text:span><text:span text:style-name="T21">d(argv</text:span><text:span text:style-name="T21">[1]);</text:span></text:p>
          <text:p text:style-name="P23"><text:span text:style-name="T21"><text:s text:c="4"/></text:span><text:span text:style-name="T26">while</text:span><text:span text:style-name="T21"> </text:span><text:span text:style-name="T21">(1) {</text:span></text:p>
          <text:p text:style-name="P23"><text:span text:style-name="T21"><text:tab/></text:span><text:span text:style-name="T21"> <text:s/></text:span><text:span text:style-name="T21">client</text:span><text:span text:style-name="T21">len = </text:span><text:span text:style-name="T26">sizeof</text:span><text:span text:style-name="T21">(</text:span><text:span text:style-name="T26">struc</text:span><text:span text:style-name="T26">t</text:span><text:span text:style-name="T21"> </text:span><text:span text:style-name="T20">sockad</text:span><text:span text:style-name="T20">dr_sto</text:span><text:span text:style-name="T20">rage</text:span><text:span text:style-name="T21">);</text:span></text:p>
          <text:p text:style-name="P23"><text:span text:style-name="T21"><text:tab/></text:span><text:span text:style-name="T21"> <text:s/></text:span><text:span text:style-name="T21">connfd </text:span><text:span text:style-name="T21">= </text:span><text:span text:style-name="T21">Accept</text:span><text:span text:style-name="T21">(liste</text:span><text:span text:style-name="T21">nfd, </text:span><text:span text:style-name="T21">(</text:span><text:span text:style-name="T20">SA</text:span><text:span text:style-name="T21"> </text:span><text:span text:style-name="T21">*)&amp;cli</text:span><text:span text:style-name="T21">entadd</text:span><text:span text:style-name="T21">r, </text:span><text:span text:style-name="T21">&amp;clien</text:span><text:span text:style-name="T21">tlen);</text:span></text:p>
          <text:p text:style-name="P23"><text:span text:style-name="T21"><text:tab/></text:span><text:span text:style-name="T21"> <text:s/></text:span></text:p>
          <text:p text:style-name="P24"><text:span text:style-name="T27"><text:tab/></text:span><text:span text:style-name="T27"> <text:s/></text:span><text:span text:style-name="T28">Rio_re</text:span><text:span text:style-name="T28">adinit</text:span><text:span text:style-name="T28">b(&amp;rio</text:span><text:span text:style-name="T28">, </text:span><text:span text:style-name="T28">connfd</text:span><text:span text:style-name="T28">);</text:span></text:p>
          <text:p text:style-name="P24"><text:span text:style-name="T29"><text:s text:c="6"/></text:span><text:span text:style-name="T30">while</text:span><text:span text:style-name="T29">(</text:span><text:span text:style-name="T29">(n = </text:span><text:span text:style-name="T29">Rio_re</text:span><text:span text:style-name="T29">adline</text:span><text:span text:style-name="T29">b(&amp;rio</text:span><text:span text:style-name="T29">, buf, </text:span><text:span text:style-name="T29">MAXLIN</text:span><text:span text:style-name="T29">E)) != </text:span><text:span text:style-name="T29">0) { </text:span></text:p>
          <text:p text:style-name="P24"><text:span text:style-name="T29"><text:s text:c="7"/></text:span><text:span text:style-name="T29"><text:s/></text:span><text:span text:style-name="T29">printf</text:span><text:span text:style-name="T29">(</text:span><text:span text:style-name="T31">"serv</text:span><text:span text:style-name="T31">er </text:span><text:span text:style-name="T31">receiv</text:span><text:span text:style-name="T31">ed %d </text:span><text:span text:style-name="T31">bytes\</text:span><text:span text:style-name="T31">n"</text:span><text:span text:style-name="T29">, </text:span><text:span text:style-name="T29">(</text:span><text:span text:style-name="T32">int</text:span><text:span text:style-name="T29">)n</text:span><text:span text:style-name="T29">);</text:span></text:p>
          <text:p text:style-name="P24"><text:span text:style-name="T29"><text:tab/></text:span><text:span text:style-name="T29"> <text:s text:c="2"/></text:span><text:span text:style-name="T29"><text:s/></text:span><text:span text:style-name="T29">Rio_wr</text:span><text:span text:style-name="T29">iten(c</text:span><text:span text:style-name="T29">onnfd, </text:span><text:span text:style-name="T29">buf, </text:span><text:span text:style-name="T29">n);</text:span></text:p>
          <text:p text:style-name="P24"><text:span text:style-name="T29"><text:s text:c="6"/></text:span><text:span text:style-name="T29">}</text:span></text:p>
          <text:p text:style-name="P23"><text:span text:style-name="T21"><text:s text:c="3"/></text:span><text:span text:style-name="T21">}</text:span></text:p>
          <text:p text:style-name="P23"><text:span text:style-name="T2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style-name="gr6" draw:text-style-name="P26" xml:id="id1" draw:id="id1" draw:layer="layout" svg:width="1.777cm" svg:height="0cm" svg:x="0.554cm" svg:y="6.504cm" svg:viewBox="0 0 1778 0" draw:points="0,0 1778,0">
          <text:p/>
        </draw:polyline>
        <draw:polyline draw:style-name="gr6" draw:text-style-name="P26" xml:id="id2" draw:id="id2" draw:layer="layout" svg:width="1.777cm" svg:height="0cm" svg:x="1.301cm" svg:y="10.604cm" svg:viewBox="0 0 1778 0" draw:points="0,0 1778,0">
          <text:p/>
        </draw:polyline>
        <draw:frame draw:style-name="gr7" draw:text-style-name="P27" xml:id="id3" draw:id="id3" draw:layer="layout" svg:width="21.082cm" svg:height="1.987cm" svg:x="1.778cm" svg:y="15.494cm">
          <draw:text-box>
            <text:p><text:span text:style-name="T33">The key issue is that we want to wait on these two lines at the same tim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7" presentation:class="page"/>
          <draw:frame presentation:style-name="pr11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Rectangle 1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">I/O </text:span><text:span text:style-name="T6">Mu</text:span><text:span text:style-name="T6">ltip</text:span><text:span text:style-name="T6">lexi</text:span><text:span text:style-name="T6">ng</text:span></text:p>
          </draw:text-box>
        </draw:frame>
        <draw:frame draw:name="Rectangle 2" presentation:style-name="pr3" draw:text-style-name="P10" draw:layer="layout" svg:width="23.075cm" svg:height="13.017cm" svg:x="0.807cm" svg:y="4.317cm" presentation:class="outline" presentation:user-transformed="true">
          <draw:text-box>
            <text:list text:style-name="L2">
              <text:list-item>
                <text:p text:style-name="P9"><text:span text:style-name="T19">Use a </text:span><text:span text:style-name="T34">select</text:span><text:span text:style-name="T19"> command to combine multiple events into a set, then wait for at least one of them to occur</text:span></text:p>
                <text:p text:style-name="P9"><text:span text:style-name="T19"/></text:p>
              </text:list-item>
              <text:list-item>
                <text:p text:style-name="P9"><text:span text:style-name="T19">Our set of waitable events will be input through listenfd, plus any connfd’s that have been set up</text:span></text:p>
                <text:p text:style-name="P9"><text:span text:style-name="T19"/></text:p>
                <text:p text:style-name="P9"><text:span text:style-name="T19"/></text:p>
              </text:list-item>
            </text:list>
          </draw:text-box>
        </draw:frame>
        <draw:custom-shape draw:style-name="gr8" draw:text-style-name="P29" xml:id="id4" draw:id="id4" draw:layer="layout" svg:width="7.688cm" svg:height="4.356cm" svg:x="8.568cm" svg:y="13.678cm">
          <text:p text:style-name="P29">State:</text:p>
          <text:p text:style-name="P29">Wait for one or more <text:line-break/>sockets to be ready <text:line-break/>to re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0" draw:layer="layout" svg:width="5.08cm" svg:height="2.384cm" svg:x="5.52cm" svg:y="11.884cm">
          <draw:text-box>
            <text:p xml:id="id5" text:id="id5">Input event: Socket is ready to recieve</text:p>
          </draw:text-box>
        </draw:frame>
        <draw:custom-shape draw:style-name="gr10" draw:text-style-name="P31" xml:id="id6" draw:id="id6" draw:layer="layout" svg:width="4.064cm" svg:height="3.772cm" svg:x="10.214cm" svg:y="11.56cm">
          <text:p/>
          <draw:enhanced-geometry svg:viewBox="0 0 21600 21600" draw:text-areas="0 0 21600 21600" draw:type="circular-arrow" draw:modifiers="161.57822142485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9" draw:text-style-name="P30" xml:id="id7" draw:id="id7" draw:layer="layout" svg:width="5.08cm" svg:height="2.384cm" svg:x="14.124cm" svg:y="10.214cm">
          <draw:text-box>
            <text:p>Transition:<text:line-break/>Read from one <text:line-break/>ready socke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4">
          <draw:page-thumbnail draw:name="Rectangle 3" draw:style-name="gr4" draw:layer="layout" svg:width="13.546cm" svg:height="10.159cm" svg:x="3.387cm" svg:y="1.905cm" draw:page-number="8" presentation:class="page"/>
          <draw:frame draw:name="Rectangle 4" presentation:style-name="pr12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I/O Multiplexed Event Processing" draw:style-name="dp1" draw:master-page-name="Title_20_Only" presentation:presentation-page-layout-name="AL3T19">
        <office:forms form:automatic-focus="false" form:apply-design-mode="false"/>
        <draw:frame draw:name="Title 3" presentation:style-name="pr10" draw:text-style-name="P7" draw:layer="layout" svg:width="21.086cm" svg:height="2.116cm" svg:x="0.994cm" svg:y="1.236cm" presentation:class="title" presentation:user-transformed="true">
          <draw:text-box>
            <text:p text:style-name="P6"><text:span text:style-name="T6">I/O </text:span><text:span text:style-name="T6">Mu</text:span><text:span text:style-name="T6">ltip</text:span><text:span text:style-name="T6">lex</text:span><text:span text:style-name="T6">ed </text:span><text:span text:style-name="T6">Eve</text:span><text:span text:style-name="T6">nt </text:span><text:span text:style-name="T6">Pro</text:span><text:span text:style-name="T6">ces</text:span><text:span text:style-name="T6">sin</text:span><text:span text:style-name="T6">g</text:span></text:p>
          </draw:text-box>
        </draw:frame>
        <draw:custom-shape draw:name="Rectangle 61" draw:style-name="gr11" draw:text-style-name="P33" draw:layer="layout" svg:width="2.751cm" svg:height="1.014cm" svg:x="3.175cm" svg:y="8.001cm">
          <text:p text:style-name="P32"><text:span text:style-name="T3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12" draw:text-style-name="P34" draw:layer="layout" svg:width="2.649cm" svg:height="1.013cm" svg:x="3.464cm" svg:y="6.832cm">
          <text:p text:style-name="P32"><text:span text:style-name="T35">connfd’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13" draw:text-style-name="P33" draw:layer="layout" svg:width="2.751cm" svg:height="1.014cm" svg:x="3.175cm" svg:y="8.998cm">
          <text:p text:style-name="P32"><text:span text:style-name="T3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14" draw:text-style-name="P33" draw:layer="layout" svg:width="2.751cm" svg:height="1.014cm" svg:x="3.175cm" svg:y="9.995cm">
          <text:p text:style-name="P32"><text:span text:style-name="T3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15" draw:text-style-name="P35" draw:layer="layout" svg:width="2.751cm" svg:height="1.014cm" svg:x="3.175cm" svg:y="10.991cm">
          <text:p text:style-name="P32"><text:span text:style-name="T35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6" draw:text-style-name="P35" draw:layer="layout" svg:width="2.751cm" svg:height="1.014cm" svg:x="3.175cm" svg:y="11.988cm">
          <text:p text:style-name="P32"><text:span text:style-name="T35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17" draw:text-style-name="P33" draw:layer="layout" svg:width="2.751cm" svg:height="1.014cm" svg:x="3.175cm" svg:y="12.984cm">
          <text:p text:style-name="P32"><text:span text:style-name="T3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18" draw:text-style-name="P33" draw:layer="layout" svg:width="2.751cm" svg:height="1.014cm" svg:x="3.175cm" svg:y="13.981cm">
          <text:p text:style-name="P32"><text:span text:style-name="T3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9" draw:text-style-name="P35" draw:layer="layout" svg:width="2.751cm" svg:height="1.014cm" svg:x="3.175cm" svg:y="14.978cm">
          <text:p text:style-name="P32"><text:span text:style-name="T35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20" draw:text-style-name="P35" draw:layer="layout" svg:width="2.751cm" svg:height="1.014cm" svg:x="3.175cm" svg:y="15.974cm">
          <text:p text:style-name="P32"><text:span text:style-name="T35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21" draw:text-style-name="P35" draw:layer="layout" svg:width="2.751cm" svg:height="1.014cm" svg:x="3.175cm" svg:y="16.971cm">
          <text:p text:style-name="P32"><text:span text:style-name="T35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22" draw:text-style-name="P37" draw:layer="layout" svg:width="2.751cm" svg:height="1.014cm" svg:x="0.212cm" svg:y="7.979cm">
          <text:p text:style-name="P36"><text:span text:style-name="T3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7" draw:style-name="gr23" draw:text-style-name="P37" draw:layer="layout" svg:width="2.751cm" svg:height="1.014cm" svg:x="0.212cm" svg:y="8.954cm">
          <text:p text:style-name="P36"><text:span text:style-name="T3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24" draw:text-style-name="P37" draw:layer="layout" svg:width="2.751cm" svg:height="1.014cm" svg:x="0.212cm" svg:y="9.928cm">
          <text:p text:style-name="P36"><text:span text:style-name="T3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25" draw:text-style-name="P37" draw:layer="layout" svg:width="2.751cm" svg:height="1.014cm" svg:x="0.212cm" svg:y="10.903cm">
          <text:p text:style-name="P36"><text:span text:style-name="T3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26" draw:text-style-name="P37" draw:layer="layout" svg:width="2.751cm" svg:height="1.014cm" svg:x="0.212cm" svg:y="11.878cm">
          <text:p text:style-name="P36"><text:span text:style-name="T3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27" draw:text-style-name="P37" draw:layer="layout" svg:width="2.751cm" svg:height="1.014cm" svg:x="0.212cm" svg:y="12.852cm">
          <text:p text:style-name="P36"><text:span text:style-name="T3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28" draw:text-style-name="P37" draw:layer="layout" svg:width="2.751cm" svg:height="1.014cm" svg:x="0.212cm" svg:y="13.827cm">
          <text:p text:style-name="P36"><text:span text:style-name="T3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29" draw:text-style-name="P37" draw:layer="layout" svg:width="2.751cm" svg:height="1.014cm" svg:x="0.212cm" svg:y="14.801cm">
          <text:p text:style-name="P36"><text:span text:style-name="T3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30" draw:text-style-name="P37" draw:layer="layout" svg:width="2.751cm" svg:height="1.014cm" svg:x="0.212cm" svg:y="15.776cm">
          <text:p text:style-name="P36"><text:span text:style-name="T3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31" draw:text-style-name="P37" draw:layer="layout" svg:width="2.751cm" svg:height="1.014cm" svg:x="0.212cm" svg:y="16.75cm">
          <text:p text:style-name="P36"><text:span text:style-name="T3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" draw:style-name="gr32" draw:text-style-name="P38" draw:layer="layout" svg:width="0.634cm" svg:height="2.751cm" svg:x="6.35cm" svg:y="8.102cm">
          <text:p/>
          <draw:enhanced-geometry draw:mirror-horizontal="false" draw:mirror-vertical="false" svg:viewBox="0 0 0 0" draw:text-areas="0 ?f15 ?f14 ?f16" draw:type="ooxml-rightBrace" draw:modifiers="541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AutoShape 6" draw:style-name="gr33" draw:text-style-name="P38" draw:layer="layout" svg:width="0.634cm" svg:height="2.116cm" svg:x="6.35cm" svg:y="10.854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AutoShape 7" draw:style-name="gr34" draw:text-style-name="P38" draw:layer="layout" svg:width="0.634cm" svg:height="2.001cm" svg:x="6.35cm" svg:y="12.971cm">
          <text:p/>
          <draw:enhanced-geometry draw:mirror-horizontal="false" draw:mirror-vertical="false" svg:viewBox="0 0 0 0" draw:text-areas="0 ?f15 ?f14 ?f16" draw:type="ooxml-rightBrace" draw:modifiers="375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AutoShape 8" draw:style-name="gr35" draw:text-style-name="P38" draw:layer="layout" svg:width="0.634cm" svg:height="2.842cm" svg:x="6.35cm" svg:y="15.087cm">
          <text:p/>
          <draw:enhanced-geometry draw:mirror-horizontal="false" draw:mirror-vertical="false" svg:viewBox="0 0 0 0" draw:text-areas="0 ?f15 ?f14 ?f16" draw:type="ooxml-rightBrace" draw:modifiers="9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63" draw:style-name="gr36" draw:text-style-name="P40" draw:layer="layout" svg:width="2.061cm" svg:height="1.013cm" svg:x="7.001cm" svg:y="8.949cm">
          <text:p text:style-name="P39"><text:span text:style-name="T35">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4" draw:style-name="gr37" draw:text-style-name="P40" draw:layer="layout" svg:width="2.433cm" svg:height="1.013cm" svg:x="7.006cm" svg:y="11.489cm">
          <text:p text:style-name="P39"><text:span text:style-name="T35">In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5" draw:style-name="gr38" draw:text-style-name="P40" draw:layer="layout" svg:width="2.061cm" svg:height="1.013cm" svg:x="7.001cm" svg:y="13.517cm">
          <text:p text:style-name="P39"><text:span text:style-name="T35">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6" draw:style-name="gr39" draw:text-style-name="P40" draw:layer="layout" svg:width="3.361cm" svg:height="1.013cm" svg:x="7.01cm" svg:y="16.904cm">
          <text:p text:style-name="P39"><text:span text:style-name="T35">Never 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40" draw:text-style-name="P33" draw:layer="layout" svg:width="3.373cm" svg:height="1.013cm" svg:x="2.988cm" svg:y="5.139cm">
          <text:p text:style-name="P32"><text:span text:style-name="T35">listenfd = 3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41" draw:text-style-name="P35" draw:layer="layout" svg:width="2.751cm" svg:height="1.014cm" svg:x="11.193cm" svg:y="7.94cm">
          <text:p text:style-name="P32"><text:span text:style-name="T3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42" draw:text-style-name="P34" draw:layer="layout" svg:width="2.649cm" svg:height="1.013cm" svg:x="11.483cm" svg:y="6.77cm">
          <text:p text:style-name="P32"><text:span text:style-name="T35">connfd’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43" draw:text-style-name="P41" draw:layer="layout" svg:width="2.751cm" svg:height="1.014cm" svg:x="11.193cm" svg:y="8.936cm">
          <text:p text:style-name="P32"><text:span text:style-name="T3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0" draw:style-name="gr44" draw:text-style-name="P35" draw:layer="layout" svg:width="2.751cm" svg:height="1.014cm" svg:x="11.193cm" svg:y="9.933cm">
          <text:p text:style-name="P32"><text:span text:style-name="T3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1" draw:style-name="gr45" draw:text-style-name="P35" draw:layer="layout" svg:width="2.751cm" svg:height="1.014cm" svg:x="11.193cm" svg:y="10.929cm">
          <text:p text:style-name="P32"><text:span text:style-name="T35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2" draw:style-name="gr46" draw:text-style-name="P35" draw:layer="layout" svg:width="2.751cm" svg:height="1.014cm" svg:x="11.193cm" svg:y="11.926cm">
          <text:p text:style-name="P32"><text:span text:style-name="T35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3" draw:style-name="gr47" draw:text-style-name="P41" draw:layer="layout" svg:width="2.751cm" svg:height="1.014cm" svg:x="11.193cm" svg:y="12.923cm">
          <text:p text:style-name="P32"><text:span text:style-name="T3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4" draw:style-name="gr48" draw:text-style-name="P41" draw:layer="layout" svg:width="2.751cm" svg:height="1.014cm" svg:x="11.193cm" svg:y="13.919cm">
          <text:p text:style-name="P32"><text:span text:style-name="T3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5" draw:style-name="gr49" draw:text-style-name="P35" draw:layer="layout" svg:width="2.751cm" svg:height="1.014cm" svg:x="11.193cm" svg:y="14.916cm">
          <text:p text:style-name="P32"><text:span text:style-name="T35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6" draw:style-name="gr50" draw:text-style-name="P35" draw:layer="layout" svg:width="2.751cm" svg:height="1.014cm" svg:x="11.193cm" svg:y="15.912cm">
          <text:p text:style-name="P32"><text:span text:style-name="T35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51" draw:text-style-name="P35" draw:layer="layout" svg:width="2.751cm" svg:height="1.014cm" svg:x="11.193cm" svg:y="16.909cm">
          <text:p text:style-name="P32"><text:span text:style-name="T35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52" draw:text-style-name="P41" draw:layer="layout" svg:width="3.373cm" svg:height="1.013cm" svg:x="11.007cm" svg:y="5.077cm">
          <text:p text:style-name="P32"><text:span text:style-name="T35">listenfd = 3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3" draw:text-style-name="P34" draw:layer="layout" svg:width="5.282cm" svg:height="1.013cm" svg:x="1.92cm" svg:y="4.138cm">
          <text:p text:style-name="P32"><text:span text:style-name="T36">Active Descrip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4" draw:text-style-name="P34" draw:layer="layout" svg:width="5.524cm" svg:height="1.013cm" svg:x="9.948cm" svg:y="4.172cm">
          <text:p text:style-name="P32"><text:span text:style-name="T36">Pending 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" draw:style-name="gr55" draw:text-style-name="P42" draw:layer="layout" svg:width="2.314cm" svg:height="0.003cm" draw:transform="rotate (-3.14159265358979) translate (16.722cm 5.44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" draw:style-name="gr56" draw:text-style-name="P42" draw:layer="layout" svg:width="2.762cm" svg:height="0.018cm" draw:transform="rotate (-3.14159265358979) translate (16.708cm 9.46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" draw:style-name="gr56" draw:text-style-name="P42" draw:layer="layout" svg:width="2.762cm" svg:height="0.018cm" draw:transform="rotate (-3.14159265358979) translate (16.733cm 13.4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" draw:style-name="gr56" draw:text-style-name="P42" draw:layer="layout" svg:width="2.762cm" svg:height="0.018cm" draw:transform="rotate (-3.14159265358979) translate (16.733cm 14.543cm)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2" draw:style-name="gr57" draw:text-style-name="P42" draw:layer="layout" svg:x1="16.708cm" svg:y1="14.543cm" svg:x2="16.733cm" svg:y2="4.171cm">
          <text:p/>
        </draw:line>
        <draw:custom-shape draw:name="TextBox 8" draw:style-name="gr58" draw:text-style-name="P34" draw:layer="layout" svg:width="5.524cm" svg:height="1.013cm" svg:x="13.949cm" svg:y="3.146cm">
          <text:p text:style-name="P32"><text:span text:style-name="T36">Read and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9" presentation:class="page"/>
          <draw:frame presentation:style-name="pr11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3T19">
        <office:forms form:automatic-focus="false" form:apply-design-mode="false"/>
        <draw:frame draw:name="Title 5" presentation:style-name="pr10" draw:text-style-name="P7" draw:layer="layout" svg:width="21.086cm" svg:height="2.116cm" svg:x="0.994cm" svg:y="1.236cm" presentation:class="title" presentation:user-transformed="true">
          <draw:text-box>
            <text:p text:style-name="P6"><text:span text:style-name="T6">Abri</text:span><text:span text:style-name="T6">dge</text:span><text:span text:style-name="T6">d </text:span><text:span text:style-name="T6">Exa</text:span><text:span text:style-name="T6">mp</text:span><text:span text:style-name="T6">le </text:span><text:span text:style-name="T37">(from </text:span><text:span text:style-name="T37">book, </text:span><text:span text:style-name="T37">pg </text:span><text:span text:style-name="T37">1015)</text:span></text:p>
          </draw:text-box>
        </draw:frame>
        <draw:custom-shape draw:name="Rectangle 5" draw:style-name="gr5" draw:text-style-name="P25" draw:layer="layout" svg:width="24.476cm" svg:height="14.447cm" svg:x="0.416cm" svg:y="3.439cm">
          <text:p text:style-name="P23"><text:span text:style-name="T38">int</text:span><text:span text:style-name="T21"> </text:span><text:span text:style-name="T39">main</text:span><text:span text:style-name="T21">(</text:span><text:span text:style-name="T38">int</text:span><text:span text:style-name="T21"> argc, </text:span><text:span text:style-name="T38">char</text:span><text:span text:style-name="T21"> **argv) {</text:span></text:p>
          <text:p text:style-name="P23"><text:span text:style-name="T21"><text:s text:c="2"/></text:span><text:span text:style-name="T40">// More boring declarations go here</text:span></text:p>
          <text:p text:style-name="P23"><text:span text:style-name="T21"><text:s text:c="2"/></text:span><text:span text:style-name="T21">fd_set all_socks_set, ready_set; </text:span></text:p>
          <text:p text:style-name="P23"><text:span text:style-name="T40"/></text:p>
          <text:p text:style-name="P23"><text:span text:style-name="T21"><text:s text:c="2"/></text:span><text:span text:style-name="T21">listenfd = Open_listenfd(PORT);</text:span></text:p>
          <text:p text:style-name="P23"><text:span text:style-name="T21"/></text:p>
          <text:p text:style-name="P24"><text:span text:style-name="T27"><text:s text:c="2"/></text:span><text:span text:style-name="T27">FD_ZERO(&amp;all_socks_set); <text:s text:c="13"/></text:span><text:span text:style-name="T41">// Clear </text:span><text:span text:style-name="T40">all_socks_set</text:span></text:p>
          <text:p text:style-name="P24"><text:span text:style-name="T27"><text:s text:c="2"/></text:span><text:span text:style-name="T27">FD_SET(STDIN_FILENO, &amp;all_socks_set); </text:span><text:span text:style-name="T41">// Add stdin to </text:span><text:span text:style-name="T40">all_socks_set</text:span></text:p>
          <text:p text:style-name="P24"><text:span text:style-name="T27"><text:s text:c="2"/></text:span><text:span text:style-name="T27">FD_SET(listenfd, &amp;all_socks_set); <text:s text:c="4"/></text:span><text:span text:style-name="T41">// listenfd to </text:span><text:span text:style-name="T40">all_socks_set</text:span></text:p>
          <text:p text:style-name="P23"><text:span text:style-name="T21"/></text:p>
          <text:p text:style-name="P23"><text:span text:style-name="T21"><text:s text:c="2"/></text:span><text:span text:style-name="T42">while</text:span><text:span text:style-name="T21"> (</text:span><text:span text:style-name="T38">1</text:span><text:span text:style-name="T21">) {</text:span></text:p>
          <text:p text:style-name="P23"><text:span text:style-name="T27"><text:s text:c="4"/></text:span><text:span text:style-name="T27">ready_set = </text:span><text:span text:style-name="T21">all_socks_set;</text:span></text:p>
          <text:p text:style-name="P23"><text:span text:style-name="T21"><text:s text:c="4"/></text:span><text:span text:style-name="T21">Select(listenfd+</text:span><text:span text:style-name="T38">1</text:span><text:span text:style-name="T21">, &amp;ready_set, </text:span><text:span text:style-name="T43">NULL</text:span><text:span text:style-name="T21">, </text:span><text:span text:style-name="T43">NULL</text:span><text:span text:style-name="T21">, </text:span><text:span text:style-name="T43">NULL</text:span><text:span text:style-name="T21">);</text:span></text:p>
          <text:p text:style-name="P23"><text:span text:style-name="T21"><text:s text:c="4"/></text:span><text:span text:style-name="T42">if</text:span><text:span text:style-name="T21"> (FD_ISSET(STDIN_FILENO, &amp;ready_set))</text:span></text:p>
          <text:p text:style-name="P23"><text:span text:style-name="T21"><text:s text:c="6"/></text:span><text:span text:style-name="T21">command(); </text:span><text:span text:style-name="T40">// Read command line from stdin</text:span></text:p>
          <text:p text:style-name="P23"><text:span text:style-name="T21"><text:s text:c="4"/></text:span><text:span text:style-name="T42">if</text:span><text:span text:style-name="T21"> (FD_ISSET(listenfd, &amp;ready_set)) { </text:span></text:p>
          <text:p text:style-name="P23"><text:span text:style-name="T21"><text:s text:c="6"/></text:span><text:span text:style-name="T21">clientlen = sizeof(struct </text:span><text:span text:style-name="T39">sockaddr_storage</text:span><text:span text:style-name="T21">); </text:span></text:p>
          <text:p text:style-name="P23"><text:span text:style-name="T21"><text:s text:c="6"/></text:span><text:span text:style-name="T21">connfd = Accept(listenfd, (SA *)&amp;clientaddr, &amp;clientlen);</text:span></text:p>
          <text:p text:style-name="P23"><text:span text:style-name="T21"><text:s text:c="6"/></text:span><text:span text:style-name="T21">echo(connfd); </text:span><text:span text:style-name="T40">/* Echo client input until EOF */</text:span></text:p>
          <text:p text:style-name="P23"><text:span text:style-name="T21"><text:s text:c="6"/></text:span><text:span text:style-name="T21">Close(connfd);</text:span></text:p>
          <text:p text:style-name="P23"><text:span text:style-name="T21">}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0" presentation:class="page"/>
          <draw:frame presentation:style-name="pr11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3T19">
        <office:forms form:automatic-focus="false" form:apply-design-mode="false"/>
        <draw:frame draw:name="Title 6" presentation:style-name="pr10" draw:text-style-name="P7" draw:layer="layout" svg:width="21.086cm" svg:height="2.116cm" svg:x="0.994cm" svg:y="1.236cm" presentation:class="title" presentation:user-transformed="true">
          <draw:text-box>
            <text:p text:style-name="P6"><text:span text:style-name="T6">Abri</text:span><text:span text:style-name="T6">dge</text:span><text:span text:style-name="T6">d </text:span><text:span text:style-name="T6">Exa</text:span><text:span text:style-name="T6">mp</text:span><text:span text:style-name="T6">le </text:span><text:span text:style-name="T37">(from </text:span><text:span text:style-name="T37">book, </text:span><text:span text:style-name="T37">pg </text:span><text:span text:style-name="T37">1015)</text:span></text:p>
          </draw:text-box>
        </draw:frame>
        <draw:custom-shape draw:name="Rectangle 6" draw:style-name="gr5" draw:text-style-name="P25" draw:layer="layout" svg:width="20.012cm" svg:height="4.305cm" svg:x="2.516cm" svg:y="3.339cm">
          <text:p text:style-name="P23"><text:span text:style-name="T38">void</text:span><text:span text:style-name="T21"> </text:span><text:span text:style-name="T39">command</text:span><text:span text:style-name="T21">(</text:span><text:span text:style-name="T38">void</text:span><text:span text:style-name="T21">) {</text:span></text:p>
          <text:p text:style-name="P23"><text:span text:style-name="T21"><text:s text:c="4"/></text:span><text:span text:style-name="T38">char</text:span><text:span text:style-name="T21"> buf[MAXLINE];</text:span></text:p>
          <text:p text:style-name="P23"><text:span text:style-name="T21"><text:s text:c="4"/></text:span><text:span text:style-name="T42">if</text:span><text:span text:style-name="T21"> (!Fgets(buf, MAXLINE, stdin))</text:span></text:p>
          <text:p text:style-name="P23"><text:span text:style-name="T21"><text:s text:c="4"/></text:span><text:span text:style-name="T21"><text:tab/></text:span><text:span text:style-name="T21">exit(</text:span><text:span text:style-name="T38">0</text:span><text:span text:style-name="T21">); </text:span><text:span text:style-name="T40">/* EOF */</text:span></text:p>
          <text:p text:style-name="P23"><text:span text:style-name="T21"><text:s text:c="4"/></text:span><text:span text:style-name="T21">printf(</text:span><text:span text:style-name="T44">"%s"</text:span><text:span text:style-name="T21">, buf); </text:span><text:span text:style-name="T40">/* Process the input command */</text:span></text:p>
          <text:p text:style-name="P23"><text:span text:style-name="T2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13" draw:text-style-name="P10" draw:layer="layout" svg:width="21.933cm" svg:height="2.606cm" svg:x="1.103cm" svg:y="15.778cm" presentation:class="outline" presentation:user-transformed="true">
          <draw:text-box>
            <text:list text:style-name="L2">
              <text:list-item>
                <text:p text:style-name="P16"><text:span text:style-name="T7">Do remember this code is heavily abridged so will not work as is, full code on pg 1015 of BOH</text:span></text:p>
              </text:list-item>
            </text:list>
          </draw:text-box>
        </draw:frame>
        <draw:custom-shape draw:name="Rectangle 87" draw:style-name="gr59" draw:text-style-name="P43" draw:layer="layout" svg:width="20.146cm" svg:height="7.687cm" svg:x="2.462cm" svg:y="7.92cm">
          <text:p text:style-name="P39"><text:span text:style-name="T32">void</text:span><text:span text:style-name="T29"> </text:span><text:span text:style-name="T45">echo</text:span><text:span text:style-name="T29">(</text:span><text:span text:style-name="T32">int</text:span><text:span text:style-name="T29"> </text:span><text:span text:style-name="T46">connfd</text:span><text:span text:style-name="T29">) {</text:span></text:p>
          <text:p text:style-name="P39"><text:span text:style-name="T47"><text:s text:c="4"/></text:span><text:span text:style-name="T48">size_t</text:span><text:span text:style-name="T47"> </text:span><text:span text:style-name="T49">n</text:span><text:span text:style-name="T47">;</text:span></text:p>
          <text:p text:style-name="P39"><text:span text:style-name="T47"><text:s text:c="4"/></text:span><text:span text:style-name="T48">char</text:span><text:span text:style-name="T47"> </text:span><text:span text:style-name="T49">buf</text:span><text:span text:style-name="T47">[MAXLINE];</text:span></text:p>
          <text:p text:style-name="P39"><text:span text:style-name="T28"><text:s text:c="4"/></text:span><text:span text:style-name="T50">rio_t</text:span><text:span text:style-name="T28"> </text:span><text:span text:style-name="T51">rio</text:span><text:span text:style-name="T28">;</text:span></text:p>
          <text:p text:style-name="P39"><text:span text:style-name="T28"/></text:p>
          <text:p text:style-name="P39"><text:span text:style-name="T28"><text:s text:c="4"/></text:span><text:span text:style-name="T28">Rio_readinitb(&amp;rio, connfd);</text:span></text:p>
          <text:p text:style-name="P39"><text:span text:style-name="T29"><text:s text:c="4"/></text:span><text:span text:style-name="T30">while</text:span><text:span text:style-name="T29">((n = Rio_readlineb(&amp;rio, buf, MAXLINE)) != 0) { </text:span></text:p>
          <text:p text:style-name="P39"><text:span text:style-name="T29"><text:s text:c="8"/></text:span><text:span text:style-name="T29">printf(</text:span><text:span text:style-name="T31">"server received %d bytes\n"</text:span><text:span text:style-name="T29">, (</text:span><text:span text:style-name="T32">int</text:span><text:span text:style-name="T29">)n);</text:span></text:p>
          <text:p text:style-name="P39"><text:span text:style-name="T29"><text:tab/></text:span><text:span text:style-name="T29">Rio_writen(connfd, buf, n);</text:span></text:p>
          <text:p text:style-name="P39"><text:span text:style-name="T29"><text:s text:c="4"/></text:span><text:span text:style-name="T29">}</text:span></text:p>
          <text:p text:style-name="P39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1" presentation:class="page"/>
          <draw:frame presentation:style-name="pr11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3T19">
        <office:forms form:automatic-focus="false" form:apply-design-mode="false"/>
        <draw:frame draw:name="Title 7" presentation:style-name="pr10" draw:text-style-name="P7" draw:layer="layout" svg:width="21.086cm" svg:height="2.116cm" svg:x="0.994cm" svg:y="1.236cm" presentation:class="title" presentation:user-transformed="true">
          <draw:text-box>
            <text:p text:style-name="P6"><text:span text:style-name="T6">Abri</text:span><text:span text:style-name="T6">dge</text:span><text:span text:style-name="T6">d </text:span><text:span text:style-name="T6">Exa</text:span><text:span text:style-name="T6">mp</text:span><text:span text:style-name="T6">le </text:span><text:span text:style-name="T37">(from </text:span><text:span text:style-name="T37">book, </text:span><text:span text:style-name="T37">pg </text:span><text:span text:style-name="T37">1015)</text:span></text:p>
          </draw:text-box>
        </draw:frame>
        <draw:custom-shape draw:name="Rectangle 8" draw:style-name="gr5" draw:text-style-name="P25" draw:layer="layout" svg:width="24.476cm" svg:height="14.447cm" svg:x="0.416cm" svg:y="3.439cm">
          <text:p text:style-name="P23"><text:span text:style-name="T38">int</text:span><text:span text:style-name="T21"> </text:span><text:span text:style-name="T39">main</text:span><text:span text:style-name="T21">(</text:span><text:span text:style-name="T38">int</text:span><text:span text:style-name="T21"> argc, </text:span><text:span text:style-name="T38">char</text:span><text:span text:style-name="T21"> **argv) {</text:span></text:p>
          <text:p text:style-name="P23"><text:span text:style-name="T21"><text:s text:c="2"/></text:span><text:span text:style-name="T40">// More boring declarations go here</text:span></text:p>
          <text:p text:style-name="P23"><text:span text:style-name="T21"><text:s text:c="2"/></text:span><text:span text:style-name="T21">fd_set all_socks_set, ready_set; </text:span></text:p>
          <text:p text:style-name="P23"><text:span text:style-name="T40"/></text:p>
          <text:p text:style-name="P23"><text:span text:style-name="T21"><text:s text:c="2"/></text:span><text:span text:style-name="T21">listenfd = Open_listenfd(PORT);</text:span></text:p>
          <text:p text:style-name="P23"><text:span text:style-name="T21"/></text:p>
          <text:p text:style-name="P24"><text:span text:style-name="T27"><text:s text:c="2"/></text:span><text:span text:style-name="T27">FD_ZERO(&amp;all_socks_set); <text:s text:c="13"/></text:span><text:span text:style-name="T41">// Clear </text:span><text:span text:style-name="T40">all_socks_set</text:span></text:p>
          <text:p text:style-name="P24"><text:span text:style-name="T27"><text:s text:c="2"/></text:span><text:span text:style-name="T27">FD_SET(STDIN_FILENO, &amp;all_socks_set); </text:span><text:span text:style-name="T41">// Add stdin to </text:span><text:span text:style-name="T40">all_socks_set</text:span></text:p>
          <text:p text:style-name="P24"><text:span text:style-name="T27"><text:s text:c="2"/></text:span><text:span text:style-name="T27">FD_SET(listenfd, &amp;all_socks_set); <text:s text:c="4"/></text:span><text:span text:style-name="T41">// listenfd to </text:span><text:span text:style-name="T40">all_socks_set</text:span></text:p>
          <text:p text:style-name="P23"><text:span text:style-name="T21"/></text:p>
          <text:p text:style-name="P23"><text:span text:style-name="T21"><text:s text:c="2"/></text:span><text:span text:style-name="T42">while</text:span><text:span text:style-name="T21"> (</text:span><text:span text:style-name="T38">1</text:span><text:span text:style-name="T21">) {</text:span></text:p>
          <text:p text:style-name="P23"><text:span text:style-name="T27"><text:s text:c="4"/></text:span><text:span text:style-name="T27">ready_set = </text:span><text:span text:style-name="T21">all_socks_set;</text:span></text:p>
          <text:p text:style-name="P23"><text:span text:style-name="T21"><text:s text:c="4"/></text:span><text:span text:style-name="T21">Select(listenfd+</text:span><text:span text:style-name="T38">1</text:span><text:span text:style-name="T21">, &amp;ready_set, </text:span><text:span text:style-name="T43">NULL</text:span><text:span text:style-name="T21">, </text:span><text:span text:style-name="T43">NULL</text:span><text:span text:style-name="T21">, </text:span><text:span text:style-name="T43">NULL</text:span><text:span text:style-name="T21">);</text:span></text:p>
          <text:p text:style-name="P23"><text:span text:style-name="T21"><text:s text:c="4"/></text:span><text:span text:style-name="T42">if</text:span><text:span text:style-name="T21"> (FD_ISSET(STDIN_FILENO, &amp;ready_set))</text:span></text:p>
          <text:p text:style-name="P23"><text:span text:style-name="T21"><text:s text:c="6"/></text:span><text:span text:style-name="T21">command(); </text:span><text:span text:style-name="T40">// Read command line from stdin</text:span></text:p>
          <text:p text:style-name="P23"><text:span text:style-name="T21"><text:s text:c="4"/></text:span><text:span text:style-name="T42">if</text:span><text:span text:style-name="T21"> (FD_ISSET(listenfd, &amp;ready_set)) { </text:span></text:p>
          <text:p text:style-name="P23"><text:span text:style-name="T21"><text:s text:c="6"/></text:span><text:span text:style-name="T21">clientlen = sizeof(struct </text:span><text:span text:style-name="T39">sockaddr_storage</text:span><text:span text:style-name="T21">); </text:span></text:p>
          <text:p text:style-name="P23"><text:span text:style-name="T21"><text:s text:c="6"/></text:span><text:span text:style-name="T21">connfd = Accept(listenfd, (SA *)&amp;clientaddr, &amp;clientlen);</text:span></text:p>
          <text:p text:style-name="P23"><text:span text:style-name="T21"><text:s text:c="6"/></text:span><text:span text:style-name="T21">echo(connfd); </text:span><text:span text:style-name="T40">/* Echo client input until EOF */</text:span></text:p>
          <text:p text:style-name="P23"><text:span text:style-name="T21"><text:s text:c="6"/></text:span><text:span text:style-name="T21">Close(connfd);</text:span></text:p>
          <text:p text:style-name="P23"><text:span text:style-name="T21">}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26" draw:layer="layout" svg:x1="0.148cm" svg:y1="12.004cm" svg:x2="1.926cm" svg:y2="12.004cm">
          <text:p/>
        </draw:line>
        <draw:frame draw:style-name="gr60" draw:text-style-name="P45" draw:layer="layout" svg:width="7.564cm" svg:height="4.06cm" svg:x="17.526cm" svg:y="10.16cm">
          <draw:text-box>
            <text:p text:style-name="P44"><text:span text:style-name="T52">Our </text:span><text:span text:style-name="T52">server </text:span><text:span text:style-name="T52">blocks </text:span><text:span text:style-name="T52">here </text:span><text:span text:style-name="T52">but in </text:span><text:span text:style-name="T52">such a </text:span><text:span text:style-name="T52">way </text:span><text:span text:style-name="T52">that </text:span><text:span text:style-name="T52">we </text:span><text:span text:style-name="T52">can </text:span><text:span text:style-name="T52">wait </text:span><text:span text:style-name="T52">for </text:span><text:span text:style-name="T52">multipl</text:span><text:span text:style-name="T52">e </text:span><text:span text:style-name="T52">things </text:span><text:span text:style-name="T52">to </text:span><text:span text:style-name="T52">happe</text:span><text:span text:style-name="T52">n and </text:span><text:span text:style-name="T52">respo</text:span><text:span text:style-name="T52">nd </text:span><text:span text:style-name="T52">accor</text:span><text:span text:style-name="T52">dingly</text:span></text:p>
          </draw:text-box>
        </draw:frame>
        <presentation:notes draw:style-name="dp3">
          <draw:page-thumbnail draw:style-name="gr4" draw:layer="layout" svg:width="13.313cm" svg:height="9.985cm" svg:x="3.485cm" svg:y="2.023cm" draw:page-number="12" presentation:class="page"/>
          <draw:frame presentation:style-name="pr11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Rectangle 9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">I/O </text:span><text:span text:style-name="T6">Mu</text:span><text:span text:style-name="T6">ltip</text:span><text:span text:style-name="T6">lexi</text:span><text:span text:style-name="T6">ng</text:span></text:p>
          </draw:text-box>
        </draw:frame>
        <draw:frame draw:style-name="gr61" draw:text-style-name="P30" draw:layer="layout" svg:width="6.096cm" svg:height="1.016cm" svg:x="9.652cm" svg:y="4.826cm">
          <draw:text-box>
            <text:p>Lfd = open_listenfd</text:p>
          </draw:text-box>
        </draw:frame>
        <draw:frame draw:style-name="gr62" draw:text-style-name="P30" draw:layer="layout" svg:width="6.858cm" svg:height="0.962cm" svg:x="9.652cm" svg:y="6.226cm">
          <draw:text-box>
            <text:p>FD_ZERO(read_set)</text:p>
          </draw:text-box>
        </draw:frame>
        <draw:frame draw:style-name="gr62" draw:text-style-name="P30" draw:layer="layout" svg:width="4.318cm" svg:height="0.962cm" svg:x="9.652cm" svg:y="7.526cm">
          <draw:text-box>
            <text:p>FD_SET(Lfd)</text:p>
          </draw:text-box>
        </draw:frame>
        <presentation:notes draw:style-name="dp4">
          <draw:page-thumbnail draw:name="Rectangle 11" draw:style-name="gr4" draw:layer="layout" svg:width="13.546cm" svg:height="10.159cm" svg:x="3.387cm" svg:y="1.905cm" draw:page-number="13" presentation:class="page"/>
          <draw:frame draw:name="Rectangle 12" presentation:style-name="pr14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ros and Cons of Event-based Servers" draw:style-name="dp1" draw:master-page-name="Title_20_and_20_Content" presentation:presentation-page-layout-name="AL2T11">
        <office:forms form:automatic-focus="false" form:apply-design-mode="false"/>
        <draw:frame draw:name="Rectangle 63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Pro</text:span><text:span text:style-name="T6">s </text:span><text:span text:style-name="T6">an</text:span><text:span text:style-name="T6">d </text:span><text:span text:style-name="T6">Co</text:span><text:span text:style-name="T6">ns </text:span><text:span text:style-name="T6">of </text:span><text:span text:style-name="T6">Eve</text:span><text:span text:style-name="T6">nt-</text:span><text:span text:style-name="T6">bas</text:span><text:span text:style-name="T6">ed </text:span><text:span text:style-name="T6">Ser</text:span><text:span text:style-name="T6">ver</text:span><text:span text:style-name="T6">s</text:span></text:p>
          </draw:text-box>
        </draw:frame>
        <draw:frame draw:name="Rectangle 64" presentation:style-name="pr3" draw:text-style-name="P10" draw:layer="layout" svg:width="23.075cm" svg:height="14.511cm" svg:x="0.807cm" svg:y="4.158cm" presentation:class="outline" presentation:user-transformed="true">
          <draw:text-box>
            <text:list text:style-name="L2">
              <text:list-item>
                <text:p text:style-name="P46"><text:span text:style-name="T9">+ One logical control flow and address space.</text:span></text:p>
              </text:list-item>
              <text:list-item>
                <text:p text:style-name="P46"><text:span text:style-name="T9">+ Can single-step with a debugger.</text:span></text:p>
              </text:list-item>
              <text:list-item>
                <text:p text:style-name="P46"><text:span text:style-name="T9">+ No process or thread control overhead.</text:span></text:p>
              </text:list-item>
            </text:list>
            <text:list text:style-name="L5">
              <text:list-item>
                <text:list>
                  <text:list-item>
                    <text:p text:style-name="P47"><text:span text:style-name="T10">Design of choice for high-performance Web servers and search engines. e.g., Node.js, nginx, Tornado</text:span></text:p>
                  </text:list-item>
                </text:list>
              </text:list-item>
            </text:list>
            <text:p text:style-name="P48"><text:span text:style-name="T10"/></text:p>
            <text:list text:style-name="L9">
              <text:list-item>
                <text:p text:style-name="P49"><text:span text:style-name="T53">–</text:span><text:span text:style-name="T9"> </text:span><text:span text:style-name="T9">Significantly more complex to code than process- or thread-based designs.</text:span></text:p>
              </text:list-item>
              <text:list-item>
                <text:p text:style-name="P49"><text:span text:style-name="T53">–</text:span><text:span text:style-name="T9"> </text:span><text:span text:style-name="T9">Hard to provide fine-grained concurrency</text:span></text:p>
              </text:list-item>
            </text:list>
            <text:list text:style-name="L5">
              <text:list-item>
                <text:list>
                  <text:list-item>
                    <text:p text:style-name="P50"><text:span text:style-name="T10">E.g., how to deal with partial HTTP request headers</text:span></text:p>
                  </text:list-item>
                </text:list>
              </text:list-item>
              <text:list-item>
                <text:p text:style-name="P51"><text:span text:style-name="T53">– </text:span><text:span text:style-name="T9">Cannot take advantage of multi-core</text:span></text:p>
                <text:list>
                  <text:list-item>
                    <text:p text:style-name="P50"><text:span text:style-name="T10">Single thread of control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Rectangle 65" draw:style-name="gr4" draw:layer="layout" svg:width="13.546cm" svg:height="10.159cm" svg:x="3.387cm" svg:y="1.905cm" draw:page-number="14" presentation:class="page"/>
          <draw:frame draw:name="Rectangle 66" presentation:style-name="pr15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ummary: Approaches to Concurrency" draw:style-name="dp1" draw:master-page-name="Title_20_and_20_Content" presentation:presentation-page-layout-name="AL2T11">
        <office:forms form:automatic-focus="false" form:apply-design-mode="false"/>
        <draw:frame draw:name="Rectangle 130" presentation:style-name="pr2" draw:text-style-name="P7" draw:layer="layout" svg:width="25.258cm" svg:height="2.169cm" svg:x="0.516cm" svg:y="0.688cm" presentation:class="title" presentation:user-transformed="true">
          <draw:text-box>
            <text:p text:style-name="P6"><text:span text:style-name="T6">Su</text:span><text:span text:style-name="T6">m</text:span><text:span text:style-name="T6">ma</text:span><text:span text:style-name="T6">ry: </text:span><text:span text:style-name="T6">Ap</text:span><text:span text:style-name="T6">pro</text:span><text:span text:style-name="T6">ach</text:span><text:span text:style-name="T6">es </text:span><text:span text:style-name="T6">to </text:span><text:span text:style-name="T6">Co</text:span><text:span text:style-name="T6">ncu</text:span><text:span text:style-name="T6">rre</text:span><text:span text:style-name="T6">ncy</text:span></text:p>
          </draw:text-box>
        </draw:frame>
        <draw:frame draw:name="Rectangle 131" presentation:style-name="pr3" draw:text-style-name="P10" draw:layer="layout" svg:width="21.933cm" svg:height="15.239cm" svg:x="1.102cm" svg:y="3.387cm" presentation:class="outline" presentation:user-transformed="true">
          <draw:text-box>
            <text:list text:style-name="L2">
              <text:list-item>
                <text:p text:style-name="P16"><text:span text:style-name="T7">Process-based</text:span></text:p>
              </text:list-item>
            </text:list>
            <text:list text:style-name="L5">
              <text:list-item>
                <text:list>
                  <text:list-item>
                    <text:p text:style-name="P52"><text:span text:style-name="T11">Hard to share resources: Easy to avoid unintended sharing</text:span></text:p>
                  </text:list-item>
                  <text:list-item>
                    <text:p text:style-name="P52"><text:span text:style-name="T11">High overhead in adding/removing clients</text:span></text:p>
                  </text:list-item>
                </text:list>
              </text:list-item>
              <text:list-item>
                <text:p text:style-name="P16"><text:span text:style-name="T7">Event-based</text:span></text:p>
                <text:list>
                  <text:list-item>
                    <text:p text:style-name="P52"><text:span text:style-name="T11">Tedious and low level</text:span></text:p>
                  </text:list-item>
                  <text:list-item>
                    <text:p text:style-name="P52"><text:span text:style-name="T11">Total control over scheduling</text:span></text:p>
                  </text:list-item>
                  <text:list-item>
                    <text:p text:style-name="P52"><text:span text:style-name="T11">Very low overhead</text:span></text:p>
                  </text:list-item>
                  <text:list-item>
                    <text:p text:style-name="P52"><text:span text:style-name="T11">Cannot create as fine grained a level of concurrency</text:span></text:p>
                  </text:list-item>
                  <text:list-item>
                    <text:p text:style-name="P52"><text:span text:style-name="T11">Does not make use of multi-core</text:span></text:p>
                  </text:list-item>
                </text:list>
              </text:list-item>
              <text:list-item>
                <text:p text:style-name="P16"><text:span text:style-name="T7">Thread-based</text:span></text:p>
                <text:list>
                  <text:list-item>
                    <text:p text:style-name="P52"><text:span text:style-name="T11">Easy to share resources: Perhaps too easy</text:span></text:p>
                  </text:list-item>
                  <text:list-item>
                    <text:p text:style-name="P52"><text:span text:style-name="T11">Medium overhead</text:span></text:p>
                  </text:list-item>
                  <text:list-item>
                    <text:p text:style-name="P52"><text:span text:style-name="T11">Not much control over scheduling policies</text:span></text:p>
                  </text:list-item>
                  <text:list-item>
                    <text:p text:style-name="P52"><text:span text:style-name="T11">Difficult to debu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3"><text:span text:style-name="T10">Event orderings not repea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Rectangle 132" draw:style-name="gr4" draw:layer="layout" svg:width="13.546cm" svg:height="10.159cm" svg:x="3.387cm" svg:y="1.905cm" draw:page-number="15" presentation:class="page"/>
          <draw:frame draw:name="Rectangle 133" presentation:style-name="pr16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One worry: Races" draw:style-name="dp1" draw:master-page-name="Title_20_and_20_Content" presentation:presentation-page-layout-name="AL2T11">
        <office:forms form:automatic-focus="false" form:apply-design-mode="false"/>
        <draw:frame draw:name="Rectangle 134" presentation:style-name="pr2" draw:text-style-name="P7" draw:layer="layout" svg:width="21.088cm" svg:height="2.116cm" svg:x="0.771cm" svg:y="1.188cm" presentation:class="title" presentation:user-transformed="true">
          <draw:text-box>
            <text:p text:style-name="P6"><text:span text:style-name="T6">One </text:span><text:span text:style-name="T6">wo</text:span><text:span text:style-name="T6">rry: </text:span><text:span text:style-name="T6">Rac</text:span><text:span text:style-name="T6">es</text:span></text:p>
          </draw:text-box>
        </draw:frame>
        <draw:frame draw:name="Rectangle 135" presentation:style-name="pr3" draw:text-style-name="P10" draw:layer="layout" svg:width="24.592cm" svg:height="14.511cm" svg:x="0.807cm" svg:y="2.752cm" presentation:class="outline" presentation:user-transformed="true">
          <draw:text-box>
            <text:list text:style-name="L2">
              <text:list-item>
                <text:p text:style-name="P9"><text:span text:style-name="T9">A </text:span><text:span text:style-name="T54">race</text:span><text:span text:style-name="T55"> </text:span><text:span text:style-name="T9">occurs when correctness of the program depends on one thread reaching point x before another thread reaches point y</text:span></text:p>
              </text:list-item>
            </text:list>
          </draw:text-box>
        </draw:frame>
        <draw:custom-shape draw:name="Rectangle 136" draw:style-name="gr63" draw:text-style-name="P43" draw:layer="layout" svg:width="15.583cm" svg:height="13.522cm" svg:x="1.979cm" svg:y="5.237cm">
          <text:p text:style-name="P39"><text:span text:style-name="T56">/* A threaded program with a race */</text:span></text:p>
          <text:p text:style-name="P39"><text:span text:style-name="T57">int</text:span><text:span text:style-name="T58"> </text:span><text:span text:style-name="T59">main</text:span><text:span text:style-name="T58">()</text:span></text:p>
          <text:p text:style-name="P39"><text:span text:style-name="T58">{</text:span></text:p>
          <text:p text:style-name="P39"><text:span text:style-name="T58"><text:s text:c="4"/></text:span><text:span text:style-name="T57">pthread_t</text:span><text:span text:style-name="T58"> </text:span><text:span text:style-name="T60">tid</text:span><text:span text:style-name="T58">[N];</text:span></text:p>
          <text:p text:style-name="P39"><text:span text:style-name="T61"><text:s text:c="4"/></text:span><text:span text:style-name="T62">int</text:span><text:span text:style-name="T61"> </text:span><text:span text:style-name="T63">i</text:span><text:span text:style-name="T61">;</text:span></text:p>
          <text:p text:style-name="P39"><text:span text:style-name="T61"/></text:p>
          <text:p text:style-name="P39"><text:span text:style-name="T64"><text:s text:c="4"/></text:span><text:span text:style-name="T65">for</text:span><text:span text:style-name="T64"> (i = 0; i &lt; N; i++)</text:span></text:p>
          <text:p text:style-name="P39"><text:span text:style-name="T58"><text:s text:c="8"/></text:span><text:span text:style-name="T58">Pthread_create(&amp;tid[i], </text:span><text:span text:style-name="T66">NULL</text:span><text:span text:style-name="T58">, thread, &amp;i); </text:span></text:p>
          <text:p text:style-name="P39"><text:span text:style-name="T64"><text:s text:c="4"/></text:span><text:span text:style-name="T65">for</text:span><text:span text:style-name="T64"> (i = 0; i &lt; N; i++)</text:span></text:p>
          <text:p text:style-name="P39"><text:span text:style-name="T64"><text:s text:c="8"/></text:span><text:span text:style-name="T64">Pthread_join(tid[i], </text:span><text:span text:style-name="T67">NULL</text:span><text:span text:style-name="T64">);</text:span></text:p>
          <text:p text:style-name="P39"><text:span text:style-name="T64"><text:s text:c="4"/></text:span><text:span text:style-name="T64">exit(0);</text:span></text:p>
          <text:p text:style-name="P39"><text:span text:style-name="T64">}</text:span></text:p>
          <text:p text:style-name="P39"><text:span text:style-name="T64"/></text:p>
          <text:p text:style-name="P39"><text:span text:style-name="T68">/* Thread routine */</text:span></text:p>
          <text:p text:style-name="P39"><text:span text:style-name="T69">void</text:span><text:span text:style-name="T64"> *</text:span><text:span text:style-name="T70">thread</text:span><text:span text:style-name="T64">(</text:span><text:span text:style-name="T69">void</text:span><text:span text:style-name="T64"> *</text:span><text:span text:style-name="T71">vargp</text:span><text:span text:style-name="T64">)</text:span></text:p>
          <text:p text:style-name="P39"><text:span text:style-name="T64">{</text:span></text:p>
          <text:p text:style-name="P39"><text:span text:style-name="T58"><text:s text:c="4"/></text:span><text:span text:style-name="T57">int</text:span><text:span text:style-name="T58"> </text:span><text:span text:style-name="T60">myid</text:span><text:span text:style-name="T58"> = *((</text:span><text:span text:style-name="T57">int</text:span><text:span text:style-name="T58"> *)vargp); <text:s/></text:span></text:p>
          <text:p text:style-name="P39"><text:span text:style-name="T58"><text:s text:c="4"/></text:span><text:span text:style-name="T58">printf(</text:span><text:span text:style-name="T72">"Hello from thread %d\n"</text:span><text:span text:style-name="T58">, myid);</text:span></text:p>
          <text:p text:style-name="P39"><text:span text:style-name="T58"><text:s text:c="4"/></text:span><text:span text:style-name="T73">return</text:span><text:span text:style-name="T58"> </text:span><text:span text:style-name="T66">NULL</text:span><text:span text:style-name="T58">;</text:span></text:p>
          <text:p text:style-name="P39"><text:span text:style-name="T5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64" draw:text-style-name="P40" draw:layer="layout" svg:width="2.052cm" svg:height="1.013cm" svg:x="16.52cm" svg:y="17.812cm">
          <text:p text:style-name="P39"><text:span text:style-name="T74">rac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65" draw:text-style-name="P35" draw:layer="layout" svg:width="9.784cm" svg:height="1.267cm" svg:x="12.44cm" svg:y="6.41cm">
          <text:p text:style-name="P32"><text:span text:style-name="T9">N threads are sharing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66" draw:text-style-name="P42" draw:layer="layout" svg:width="7.619cm" svg:height="1.263cm" svg:x="4.802cm" svg:y="7.051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4">
          <draw:page-thumbnail draw:name="Rectangle 137" draw:style-name="gr4" draw:layer="layout" svg:width="13.546cm" svg:height="10.159cm" svg:x="3.387cm" svg:y="1.905cm" draw:page-number="16" presentation:class="page"/>
          <draw:frame draw:name="Rectangle 138" presentation:style-name="pr17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Race Illustration" draw:style-name="dp1" draw:master-page-name="Title_20_and_20_Content" presentation:presentation-page-layout-name="AL2T11">
        <office:forms form:automatic-focus="false" form:apply-design-mode="false"/>
        <draw:frame draw:name="Rectangle 139" presentation:style-name="pr2" draw:text-style-name="P7" draw:layer="layout" svg:width="23.349cm" svg:height="2.116cm" svg:x="0.992cm" svg:y="1.058cm" presentation:class="title" presentation:user-transformed="true">
          <draw:text-box>
            <text:p text:style-name="P6"><text:span text:style-name="T6">Rac</text:span><text:span text:style-name="T6">e </text:span><text:span text:style-name="T6">Illu</text:span><text:span text:style-name="T6">str</text:span><text:span text:style-name="T6">ati</text:span><text:span text:style-name="T6">on</text:span></text:p>
          </draw:text-box>
        </draw:frame>
        <draw:custom-shape draw:name="Text Box 70" draw:style-name="gr67" draw:text-style-name="P34" draw:layer="layout" svg:width="3.758cm" svg:height="1.099cm" svg:x="5.079cm" svg:y="6.567cm">
          <text:p text:style-name="P32"><text:span text:style-name="T75">Main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1" draw:style-name="gr68" draw:text-style-name="P54" draw:layer="layout" svg:width="4.444cm" svg:height="1.099cm" svg:x="16.51cm" svg:y="9.861cm">
          <text:p text:style-name="P32"><text:span text:style-name="T75">Peer threa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69" draw:text-style-name="P38" draw:layer="layout" svg:x1="6.905cm" svg:y1="8.089cm" svg:x2="6.958cm" svg:y2="14.616cm">
          <text:p/>
        </draw:line>
        <draw:line draw:name="Line 45" draw:style-name="gr69" draw:text-style-name="P38" draw:layer="layout" svg:x1="17.541cm" svg:y1="11.432cm" svg:x2="17.542cm" svg:y2="13.125cm">
          <text:p/>
        </draw:line>
        <draw:line draw:name="Line 46" draw:style-name="gr70" draw:text-style-name="P38" draw:layer="layout" svg:x1="6.905cm" svg:y1="9.148cm" svg:x2="17.541cm" svg:y2="11.432cm">
          <text:p/>
        </draw:line>
        <draw:custom-shape draw:name="Rectangle 140" draw:style-name="gr71" draw:text-style-name="P43" draw:layer="layout" svg:width="15.003cm" svg:height="1.603cm" svg:x="3.045cm" svg:y="4.091cm">
          <text:p text:style-name="P39"><text:span text:style-name="T64"><text:s/></text:span><text:span text:style-name="T65">for</text:span><text:span text:style-name="T64"> (i = 0; i &lt; N; i++)</text:span></text:p>
          <text:p text:style-name="P39"><text:span text:style-name="T58"><text:s text:c="5"/></text:span><text:span text:style-name="T58">Pthread_create(&amp;tid[i], </text:span><text:span text:style-name="T66">NULL</text:span><text:span text:style-name="T58">, thread, &amp;i)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2" draw:style-name="gr72" draw:text-style-name="P40" draw:layer="layout" svg:width="1.646cm" svg:height="1.098cm" svg:x="6.995cm" svg:y="8.054cm">
          <text:p text:style-name="P39"><text:span text:style-name="T75">i =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3" draw:style-name="gr73" draw:text-style-name="P40" draw:layer="layout" svg:width="6.358cm" svg:height="1.098cm" svg:x="17.38cm" svg:y="11.653cm">
          <text:p text:style-name="P39"><text:span text:style-name="T75"><text:s/></text:span><text:span text:style-name="T75">myid = *((int *)varg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2" draw:style-name="gr74" draw:text-style-name="P40" draw:layer="layout" svg:width="1.646cm" svg:height="1.098cm" svg:x="6.995cm" svg:y="11.864cm">
          <text:p text:style-name="P39"><text:span text:style-name="T75">i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47" draw:style-name="gr75" draw:text-style-name="P38" xml:id="id9" draw:id="id9" draw:layer="layout" svg:width="8.929cm" svg:height="0.052cm" svg:x="8.651cm" svg:y="12.234cm" svg:viewBox="0 0 8930 53" draw:points="0,53 8930,0">
          <text:p/>
        </draw:polyline>
        <draw:custom-shape draw:name="Text Box 93" draw:style-name="gr76" draw:text-style-name="P34" xml:id="id8" draw:id="id8" draw:layer="layout" svg:width="2.082cm" svg:height="1.098cm" svg:x="13.347cm" svg:y="12.288cm">
          <text:p text:style-name="P32"><text:span text:style-name="T76">Rac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5" presentation:style-name="pr5" draw:text-style-name="P10" draw:layer="layout" svg:width="21.933cm" svg:height="4.232cm" svg:x="1.102cm" svg:y="14.817cm" presentation:class="outline" presentation:user-transformed="true">
          <draw:text-box>
            <text:list text:style-name="L2">
              <text:list-item>
                <text:p xml:id="id10" text:id="id10" text:style-name="P9"><text:span text:style-name="T9">Race between increment of i in main thread and deref of vargp in peer thread:</text:span></text:p>
              </text:list-item>
            </text:list>
            <text:list text:style-name="L5">
              <text:list-item>
                <text:list>
                  <text:list-item>
                    <text:p xml:id="id11" text:id="id11" text:style-name="P21"><text:span text:style-name="T10">If deref happens while i = 0, then OK</text:span></text:p>
                  </text:list-item>
                  <text:list-item>
                    <text:p xml:id="id12" text:id="id12" text:style-name="P21"><text:span text:style-name="T10">Otherwise, peer thread gets wrong id value</text:span></text:p>
                  </text:list-item>
                </text:list>
              </text:list-item>
            </text:list>
            <text:p text:style-name="P22"><text:span text:style-name="T10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4">
          <draw:page-thumbnail draw:name="Rectangle 141" draw:style-name="gr4" draw:layer="layout" svg:width="13.546cm" svg:height="10.159cm" svg:x="3.387cm" svg:y="1.905cm" draw:page-number="17" presentation:class="page"/>
          <draw:frame draw:name="Rectangle 142" presentation:style-name="pr18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Could this race really occur?" draw:style-name="dp1" draw:master-page-name="Title_20_and_20_Content" presentation:presentation-page-layout-name="AL2T11">
        <office:forms form:automatic-focus="false" form:apply-design-mode="false"/>
        <draw:frame draw:name="Rectangle 143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Cou</text:span><text:span text:style-name="T6">ld </text:span><text:span text:style-name="T6">thi</text:span><text:span text:style-name="T6">s </text:span><text:span text:style-name="T6">rac</text:span><text:span text:style-name="T6">e </text:span><text:span text:style-name="T6">rea</text:span><text:span text:style-name="T6">lly </text:span><text:span text:style-name="T6">occ</text:span><text:span text:style-name="T6">ur?</text:span></text:p>
          </draw:text-box>
        </draw:frame>
        <draw:custom-shape draw:name="Rectangle 144" draw:style-name="gr77" draw:text-style-name="P43" draw:layer="layout" svg:width="11.429cm" svg:height="4.307cm" svg:x="0.212cm" svg:y="4.457cm">
          <text:p text:style-name="P39"><text:span text:style-name="T57">int</text:span><text:span text:style-name="T58"> </text:span><text:span text:style-name="T77">i</text:span><text:span text:style-name="T58">;</text:span></text:p>
          <text:p text:style-name="P39"><text:span text:style-name="T65">for</text:span><text:span text:style-name="T64"> (i = 0; i &lt; 100; i++) {</text:span></text:p>
          <text:p text:style-name="P39"><text:span text:style-name="T64"><text:s text:c="4"/></text:span><text:span text:style-name="T64">Pthread_create(&amp;tid, </text:span><text:span text:style-name="T78">NULL</text:span><text:span text:style-name="T64">,</text:span></text:p>
          <text:p text:style-name="P39"><text:span text:style-name="T64"><text:s text:c="19"/></text:span><text:span text:style-name="T64">thread,</text:span><text:span text:style-name="T79">&amp;i</text:span><text:span text:style-name="T64">);</text:span></text:p>
          <text:p text:style-name="P39"><text:span text:style-name="T64">}</text:span></text:p>
          <text:p text:style-name="P39"><text:span text:style-name="T8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5" presentation:style-name="pr3" draw:text-style-name="P10" draw:layer="layout" svg:width="23.745cm" svg:height="3.663cm" svg:x="0.807cm" svg:y="10.575cm" presentation:class="outline" presentation:user-transformed="true">
          <draw:text-box>
            <text:list text:style-name="L2">
              <text:list-item>
                <text:p text:style-name="P8"><text:span text:style-name="T7">Race Test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11">If no race, then each thread would get different value of i</text:span></text:p>
                  </text:list-item>
                  <text:list-item>
                    <text:p text:style-name="P19"><text:span text:style-name="T11">Set of saved values would consist of one copy each of 0 through 99</text:span></text:p>
                  </text:list-item>
                </text:list>
              </text:list-item>
            </text:list>
          </draw:text-box>
        </draw:frame>
        <draw:custom-shape draw:name="TextBox 11" draw:style-name="gr78" draw:text-style-name="P40" draw:layer="layout" svg:width="4.135cm" svg:height="1.098cm" svg:x="0.234cm" svg:y="3.431cm">
          <text:p text:style-name="P39"><text:span text:style-name="T37">Main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79" draw:text-style-name="P43" draw:layer="layout" svg:width="11.48cm" svg:height="4.307cm" svg:x="12.586cm" svg:y="4.457cm">
          <text:p text:style-name="P39"><text:span text:style-name="T57">void</text:span><text:span text:style-name="T58"> *</text:span><text:span text:style-name="T59">thread</text:span><text:span text:style-name="T58">(</text:span><text:span text:style-name="T57">void</text:span><text:span text:style-name="T58"> *</text:span><text:span text:style-name="T77">vargp</text:span><text:span text:style-name="T58">) {</text:span></text:p>
          <text:p text:style-name="P39"><text:span text:style-name="T58"><text:s text:c="4"/></text:span><text:span text:style-name="T58">Pthread_detach(pthread_self());</text:span></text:p>
          <text:p text:style-name="P39"><text:span text:style-name="T64"><text:s text:c="4"/></text:span><text:span text:style-name="T69">int</text:span><text:span text:style-name="T64"> </text:span><text:span text:style-name="T81">i</text:span><text:span text:style-name="T64"> = *((</text:span><text:span text:style-name="T69">int</text:span><text:span text:style-name="T64"> *)vargp);</text:span></text:p>
          <text:p text:style-name="P39"><text:span text:style-name="T64"><text:s text:c="4"/></text:span><text:span text:style-name="T64">save_value(i);</text:span></text:p>
          <text:p text:style-name="P39"><text:span text:style-name="T64"><text:s text:c="4"/></text:span><text:span text:style-name="T65">return</text:span><text:span text:style-name="T64"> </text:span><text:span text:style-name="T78">NULL</text:span><text:span text:style-name="T64">;</text:span></text:p>
          <text:p text:style-name="P39"><text:span text:style-name="T6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0" draw:text-style-name="P40" draw:layer="layout" svg:width="3.94cm" svg:height="1.098cm" svg:x="12.094cm" svg:y="3.431cm">
          <text:p text:style-name="P39"><text:span text:style-name="T37">Peer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81" draw:text-style-name="P40" draw:layer="layout" svg:width="2.052cm" svg:height="1.013cm" svg:x="22.454cm" svg:y="7.832cm">
          <text:p text:style-name="P39"><text:span text:style-name="T82">rac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Rectangle 147" draw:style-name="gr4" draw:layer="layout" svg:width="13.546cm" svg:height="10.159cm" svg:x="3.387cm" svg:y="1.905cm" draw:page-number="18" presentation:class="page"/>
          <draw:frame draw:name="Rectangle 148" presentation:style-name="pr19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xperimental Results" draw:style-name="dp1" draw:master-page-name="Title_20_and_20_Content" presentation:presentation-page-layout-name="AL2T11">
        <office:forms form:automatic-focus="false" form:apply-design-mode="false"/>
        <draw:frame draw:name="Title 2" presentation:style-name="pr2" draw:text-style-name="P7" draw:layer="layout" svg:width="21.088cm" svg:height="2.116cm" svg:x="0.992cm" svg:y="0.847cm" presentation:class="title" presentation:user-transformed="true">
          <draw:text-box>
            <text:p text:style-name="P6"><text:span text:style-name="T6">Exp</text:span><text:span text:style-name="T6">eri</text:span><text:span text:style-name="T6">me</text:span><text:span text:style-name="T6">nta</text:span><text:span text:style-name="T6">l </text:span><text:span text:style-name="T6">Res</text:span><text:span text:style-name="T6">ult</text:span><text:span text:style-name="T6">s</text:span></text:p>
          </draw:text-box>
        </draw:frame>
        <draw:frame draw:name="Content Placeholder 1" presentation:style-name="pr3" draw:text-style-name="P10" draw:layer="layout" svg:width="21.933cm" svg:height="1.507cm" svg:x="1.102cm" svg:y="17.33cm" presentation:class="outline" presentation:user-transformed="true">
          <draw:text-box>
            <text:list text:style-name="L2">
              <text:list-item>
                <text:p xml:id="id17" text:id="id17" text:style-name="P8"><text:span text:style-name="T7">The race can really happen!</text:span></text:p>
              </text:list-item>
            </text:list>
          </draw:text-box>
        </draw:frame>
        <draw:custom-shape draw:name="TextBox 14" draw:style-name="gr82" draw:text-style-name="P40" draw:layer="layout" svg:width="2.666cm" svg:height="1.013cm" svg:x="1.387cm" svg:y="2.752cm">
          <text:p text:style-name="P39"><text:span text:style-name="T36">No R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83" draw:text-style-name="P40" xml:id="id15" draw:id="id15" draw:layer="layout" svg:width="4.868cm" svg:height="1.013cm" svg:x="1.39cm" svg:y="9.346cm">
          <text:p text:style-name="P39"><text:span text:style-name="T36">Multicore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hart 4" draw:style-name="gr84" draw:text-style-name="P42" draw:layer="layout" svg:width="22.647cm" svg:height="2.486cm" svg:x="1.058cm" svg:y="3.56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Chart 5" draw:style-name="gr84" draw:text-style-name="P42" xml:id="id16" draw:id="id16" draw:layer="layout" svg:width="22.647cm" svg:height="7.619cm" svg:x="1.27cm" svg:y="10.1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name="TextBox 16" draw:style-name="gr85" draw:text-style-name="P40" xml:id="id13" draw:id="id13" draw:layer="layout" svg:width="5.219cm" svg:height="1.013cm" svg:x="1.39cm" svg:y="5.8cm">
          <text:p text:style-name="P39"><text:span text:style-name="T36">Single core lap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hart 6" draw:style-name="gr84" draw:text-style-name="P42" xml:id="id14" draw:id="id14" draw:layer="layout" svg:width="22.647cm" svg:height="2.962cm" svg:x="1.376cm" svg:y="6.6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9" presentation:class="page"/>
          <draw:frame presentation:style-name="pr4" draw:text-style-name="P11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Race Elimination" draw:style-name="dp1" draw:master-page-name="Title_20_and_20_Content" presentation:presentation-page-layout-name="AL2T11">
        <office:forms form:automatic-focus="false" form:apply-design-mode="false"/>
        <draw:frame draw:name="Rectangle 149" presentation:style-name="pr2" draw:text-style-name="P7" draw:layer="layout" svg:width="21.088cm" svg:height="2.116cm" svg:x="1.058cm" svg:y="0.635cm" presentation:class="title" presentation:user-transformed="true">
          <draw:text-box>
            <text:p text:style-name="P6"><text:span text:style-name="T6">Rac</text:span><text:span text:style-name="T6">e </text:span><text:span text:style-name="T6">Eli</text:span><text:span text:style-name="T6">mi</text:span><text:span text:style-name="T6">na</text:span><text:span text:style-name="T6">tio</text:span><text:span text:style-name="T6">n</text:span></text:p>
          </draw:text-box>
        </draw:frame>
        <draw:custom-shape draw:name="Rectangle 150" draw:style-name="gr86" draw:text-style-name="P43" draw:layer="layout" svg:width="16.243cm" svg:height="16.226cm" svg:x="2.288cm" svg:y="2.634cm">
          <text:p text:style-name="P39"><text:span text:style-name="T56">/* Threaded program without the race */</text:span></text:p>
          <text:p text:style-name="P39"><text:span text:style-name="T57">int</text:span><text:span text:style-name="T58"> </text:span><text:span text:style-name="T59">main</text:span><text:span text:style-name="T58">()</text:span></text:p>
          <text:p text:style-name="P39"><text:span text:style-name="T58">{</text:span></text:p>
          <text:p text:style-name="P39"><text:span text:style-name="T58"><text:s text:c="4"/></text:span><text:span text:style-name="T57">pthread_t</text:span><text:span text:style-name="T58"> </text:span><text:span text:style-name="T60">tid</text:span><text:span text:style-name="T58">[N];</text:span></text:p>
          <text:p text:style-name="P39"><text:span text:style-name="T61"><text:s text:c="4"/></text:span><text:span text:style-name="T62">int</text:span><text:span text:style-name="T61"> </text:span><text:span text:style-name="T63">i</text:span><text:span text:style-name="T61">, *</text:span><text:span text:style-name="T63">ptr</text:span><text:span text:style-name="T61">;</text:span></text:p>
          <text:p text:style-name="P39"><text:span text:style-name="T61"/></text:p>
          <text:p text:style-name="P39"><text:span text:style-name="T64"><text:s text:c="4"/></text:span><text:span text:style-name="T65">for</text:span><text:span text:style-name="T64"> (i = 0; i &lt; N; i++) {</text:span></text:p>
          <text:p text:style-name="P39"><text:span text:style-name="T58"><text:s text:c="8"/></text:span><text:span text:style-name="T58">ptr = Malloc(</text:span><text:span text:style-name="T73">sizeof</text:span><text:span text:style-name="T58">(</text:span><text:span text:style-name="T57">int</text:span><text:span text:style-name="T58">)); <text:s text:c="19"/></text:span></text:p>
          <text:p text:style-name="P39"><text:span text:style-name="T58"><text:s text:c="8"/></text:span><text:span text:style-name="T58">*ptr = i; <text:s text:c="36"/></text:span></text:p>
          <text:p text:style-name="P39"><text:span text:style-name="T58"><text:s text:c="8"/></text:span><text:span text:style-name="T58">Pthread_create(&amp;tid[i], </text:span><text:span text:style-name="T66">NULL</text:span><text:span text:style-name="T58">, thread, ptr); <text:s text:c="2"/></text:span></text:p>
          <text:p text:style-name="P39"><text:span text:style-name="T83"><text:s text:c="4"/></text:span><text:span text:style-name="T83">}</text:span></text:p>
          <text:p text:style-name="P39"><text:span text:style-name="T64"><text:s text:c="4"/></text:span><text:span text:style-name="T65">for</text:span><text:span text:style-name="T64"> (i = 0; i &lt; N; i++)</text:span></text:p>
          <text:p text:style-name="P39"><text:span text:style-name="T64"><text:s text:c="8"/></text:span><text:span text:style-name="T64">Pthread_join(tid[i], </text:span><text:span text:style-name="T67">NULL</text:span><text:span text:style-name="T64">);</text:span></text:p>
          <text:p text:style-name="P39"><text:span text:style-name="T64"><text:s text:c="4"/></text:span><text:span text:style-name="T64">exit(0);</text:span></text:p>
          <text:p text:style-name="P39"><text:span text:style-name="T64">}</text:span></text:p>
          <text:p text:style-name="P39"><text:span text:style-name="T64"/></text:p>
          <text:p text:style-name="P39"><text:span text:style-name="T68">/* Thread routine */</text:span></text:p>
          <text:p text:style-name="P39"><text:span text:style-name="T69">void</text:span><text:span text:style-name="T64"> *</text:span><text:span text:style-name="T70">thread</text:span><text:span text:style-name="T64">(</text:span><text:span text:style-name="T69">void</text:span><text:span text:style-name="T64"> *</text:span><text:span text:style-name="T71">vargp</text:span><text:span text:style-name="T64">)</text:span></text:p>
          <text:p text:style-name="P39"><text:span text:style-name="T64">{</text:span></text:p>
          <text:p text:style-name="P39"><text:span text:style-name="T84"><text:s text:c="4"/></text:span><text:span text:style-name="T85">int</text:span><text:span text:style-name="T84"> </text:span><text:span text:style-name="T86">myid</text:span><text:span text:style-name="T84"> = *((</text:span><text:span text:style-name="T85">int</text:span><text:span text:style-name="T84"> *)vargp);</text:span></text:p>
          <text:p text:style-name="P39"><text:span text:style-name="T58"><text:s text:c="4"/></text:span><text:span text:style-name="T58">Free(vargp);</text:span></text:p>
          <text:p text:style-name="P39"><text:span text:style-name="T58"><text:s text:c="4"/></text:span><text:span text:style-name="T58">printf(</text:span><text:span text:style-name="T72">"Hello from thread %d\n"</text:span><text:span text:style-name="T58">, myid);</text:span></text:p>
          <text:p text:style-name="P39"><text:span text:style-name="T58"><text:s text:c="4"/></text:span><text:span text:style-name="T73">return</text:span><text:span text:style-name="T58"> </text:span><text:span text:style-name="T66">NULL</text:span><text:span text:style-name="T58">;</text:span></text:p>
          <text:p text:style-name="P39"><text:span text:style-name="T5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87" draw:text-style-name="P40" draw:layer="layout" svg:width="2.734cm" svg:height="1.013cm" svg:x="16.736cm" svg:y="18.024cm">
          <text:p text:style-name="P39"><text:span text:style-name="T74">norac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51" presentation:style-name="pr20" draw:text-style-name="P55" draw:layer="layout" svg:width="11.852cm" svg:height="2.751cm" svg:x="12.488cm" svg:y="3.598cm" presentation:class="outline" presentation:user-transformed="true">
          <draw:text-box>
            <text:list text:style-name="L2">
              <text:list-item>
                <text:p text:style-name="P9"><text:span text:style-name="T9">Avoid unintended sharing of state</text:span></text:p>
              </text:list-item>
            </text:list>
          </draw:text-box>
        </draw:frame>
        <presentation:notes draw:style-name="dp4">
          <draw:page-thumbnail draw:name="Rectangle 152" draw:style-name="gr4" draw:layer="layout" svg:width="13.546cm" svg:height="10.159cm" svg:x="3.387cm" svg:y="1.905cm" draw:page-number="20" presentation:class="page"/>
          <draw:frame draw:name="Rectangle 153" presentation:style-name="pr21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Deadlocking With Semaphores" draw:style-name="dp1" draw:master-page-name="Title_20_and_20_Content" presentation:presentation-page-layout-name="AL2T11">
        <office:forms form:automatic-focus="false" form:apply-design-mode="false"/>
        <draw:frame draw:name="Rectangle 158" presentation:style-name="pr2" draw:text-style-name="P7" draw:layer="layout" svg:width="21.088cm" svg:height="2.116cm" svg:x="0.635cm" svg:y="0.847cm" presentation:class="title" presentation:user-transformed="true">
          <draw:text-box>
            <text:p text:style-name="P6"><text:span text:style-name="T6">Dea</text:span><text:span text:style-name="T6">dlo</text:span><text:span text:style-name="T6">cki</text:span><text:span text:style-name="T6">ng </text:span><text:span text:style-name="T6">Wi</text:span><text:span text:style-name="T6">th </text:span><text:span text:style-name="T6">Se</text:span><text:span text:style-name="T6">ma</text:span><text:span text:style-name="T6">ph</text:span><text:span text:style-name="T6">ore</text:span><text:span text:style-name="T6">s</text:span></text:p>
          </draw:text-box>
        </draw:frame>
        <draw:custom-shape draw:name="Text Box 94" draw:style-name="gr88" draw:text-style-name="P43" draw:layer="layout" svg:width="16.556cm" svg:height="8.114cm" svg:x="1.86cm" svg:y="2.791cm">
          <text:p text:style-name="P39"><text:span text:style-name="T57">int</text:span><text:span text:style-name="T58"> </text:span><text:span text:style-name="T59">main</text:span><text:span text:style-name="T58">()</text:span></text:p>
          <text:p text:style-name="P39"><text:span text:style-name="T58">{</text:span></text:p>
          <text:p text:style-name="P39"><text:span text:style-name="T58"><text:s text:c="4"/></text:span><text:span text:style-name="T57">pthread_t</text:span><text:span text:style-name="T58"> </text:span><text:span text:style-name="T77">tid</text:span><text:span text:style-name="T58">[2];</text:span></text:p>
          <text:p text:style-name="P39"><text:span text:style-name="T87"><text:s text:c="4"/></text:span><text:span text:style-name="T87">Sem_init(&amp;mutex[0], 0, 1); <text:s/></text:span><text:span text:style-name="T88">/* mutex[0] = 1 */</text:span></text:p>
          <text:p text:style-name="P39"><text:span text:style-name="T87"><text:s text:c="4"/></text:span><text:span text:style-name="T87">Sem_init(&amp;mutex[1], 0, 1); <text:s/></text:span><text:span text:style-name="T88">/* mutex[1] = 1 */</text:span></text:p>
          <text:p text:style-name="P39"><text:span text:style-name="T87"><text:s text:c="4"/></text:span><text:span text:style-name="T87">Pthread_create(&amp;tid[0], </text:span><text:span text:style-name="T89">NULL</text:span><text:span text:style-name="T87">, count, (</text:span><text:span text:style-name="T90">void</text:span><text:span text:style-name="T87">*) 0);</text:span></text:p>
          <text:p text:style-name="P39"><text:span text:style-name="T87"><text:s text:c="4"/></text:span><text:span text:style-name="T87">Pthread_create(&amp;tid[1], </text:span><text:span text:style-name="T89">NULL</text:span><text:span text:style-name="T87">, count, (</text:span><text:span text:style-name="T90">void</text:span><text:span text:style-name="T87">*) 1);</text:span></text:p>
          <text:p text:style-name="P39"><text:span text:style-name="T87"><text:s text:c="4"/></text:span><text:span text:style-name="T87">Pthread_join(tid[0], </text:span><text:span text:style-name="T89">NULL</text:span><text:span text:style-name="T87">);</text:span></text:p>
          <text:p text:style-name="P39"><text:span text:style-name="T87"><text:s text:c="4"/></text:span><text:span text:style-name="T87">Pthread_join(tid[1], </text:span><text:span text:style-name="T89">NULL</text:span><text:span text:style-name="T87">);</text:span></text:p>
          <text:p text:style-name="P39"><text:span text:style-name="T91"><text:s text:c="4"/></text:span><text:span text:style-name="T91">printf(</text:span><text:span text:style-name="T92">"cnt=%d\n"</text:span><text:span text:style-name="T91">, cnt);</text:span></text:p>
          <text:p text:style-name="P39"><text:span text:style-name="T91"><text:s text:c="4"/></text:span><text:span text:style-name="T91">exit(0);</text:span></text:p>
          <text:p text:style-name="P39"><text:span text:style-name="T9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9" draw:style-name="gr89" draw:text-style-name="P43" draw:layer="layout" svg:width="12.166cm" svg:height="7.438cm" svg:x="1.735cm" svg:y="11.291cm">
          <text:p text:style-name="P39"><text:span text:style-name="T57">void</text:span><text:span text:style-name="T58"> *</text:span><text:span text:style-name="T59">count</text:span><text:span text:style-name="T58">(</text:span><text:span text:style-name="T57">void</text:span><text:span text:style-name="T58"> *</text:span><text:span text:style-name="T77">vargp</text:span><text:span text:style-name="T58">)</text:span></text:p>
          <text:p text:style-name="P39"><text:span text:style-name="T58">{</text:span></text:p>
          <text:p text:style-name="P39"><text:span text:style-name="T61"><text:s text:c="4"/></text:span><text:span text:style-name="T62">int</text:span><text:span text:style-name="T61"> </text:span><text:span text:style-name="T93">i</text:span><text:span text:style-name="T61">;</text:span></text:p>
          <text:p text:style-name="P39"><text:span text:style-name="T61"><text:s text:c="4"/></text:span><text:span text:style-name="T62">int</text:span><text:span text:style-name="T61"> </text:span><text:span text:style-name="T93">id</text:span><text:span text:style-name="T61"> = (</text:span><text:span text:style-name="T62">int</text:span><text:span text:style-name="T61">) vargp;</text:span></text:p>
          <text:p text:style-name="P39"><text:span text:style-name="T64"><text:s text:c="4"/></text:span><text:span text:style-name="T65">for</text:span><text:span text:style-name="T64"> (i = 0; i &lt; NITERS; i++) {</text:span></text:p>
          <text:p text:style-name="P39"><text:span text:style-name="T87"><text:tab/></text:span><text:span text:style-name="T87">P(&amp;mutex[id]); P(&amp;mutex[1-id]);</text:span></text:p>
          <text:p text:style-name="P39"><text:span text:style-name="T87"><text:tab/></text:span><text:span text:style-name="T87">cnt++;</text:span></text:p>
          <text:p text:style-name="P39"><text:span text:style-name="T87"><text:tab/></text:span><text:span text:style-name="T87">V(&amp;mutex[id]); V(&amp;mutex[1-id]);</text:span></text:p>
          <text:p text:style-name="P39"><text:span text:style-name="T87"><text:s text:c="4"/></text:span><text:span text:style-name="T87">}</text:span></text:p>
          <text:p text:style-name="P39"><text:span text:style-name="T87"><text:s text:c="4"/></text:span><text:span text:style-name="T94">return</text:span><text:span text:style-name="T87"> </text:span><text:span text:style-name="T89">NULL</text:span><text:span text:style-name="T87">;</text:span></text:p>
          <text:p text:style-name="P39"><text:span text:style-name="T8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5" draw:style-name="gr90" draw:text-style-name="P56" draw:layer="layout" svg:width="2.244cm" svg:height="5.999cm" svg:x="17.145cm" svg:y="12.065cm">
          <text:p text:style-name="P39"><text:span text:style-name="T95">Tid[0]:</text:span></text:p>
          <text:p text:style-name="P39"><text:span text:style-name="T95">P(s</text:span><text:span text:style-name="T96">0</text:span><text:span text:style-name="T95">);</text:span></text:p>
          <text:p text:style-name="P39"><text:span text:style-name="T95">P(s</text:span><text:span text:style-name="T96">1</text:span><text:span text:style-name="T95">);</text:span></text:p>
          <text:p text:style-name="P39"><text:span text:style-name="T95">cnt++;</text:span></text:p>
          <text:p text:style-name="P39"><text:span text:style-name="T95">V(s</text:span><text:span text:style-name="T96">0</text:span><text:span text:style-name="T95">);</text:span></text:p>
          <text:p text:style-name="P39"><text:span text:style-name="T95">V(s</text:span><text:span text:style-name="T96">1</text:span><text:span text:style-name="T95">);</text:span></text:p>
          <text:p text:style-name="P39"><text:span text:style-name="T9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91" draw:text-style-name="P56" draw:layer="layout" svg:width="2.244cm" svg:height="5.999cm" svg:x="20.32cm" svg:y="12.065cm">
          <text:p text:style-name="P39"><text:span text:style-name="T95">Tid[1]:</text:span></text:p>
          <text:p text:style-name="P39"><text:span text:style-name="T95">P(s</text:span><text:span text:style-name="T96">1</text:span><text:span text:style-name="T95">);</text:span></text:p>
          <text:p text:style-name="P39"><text:span text:style-name="T95">P(s</text:span><text:span text:style-name="T96">0</text:span><text:span text:style-name="T95">);</text:span></text:p>
          <text:p text:style-name="P39"><text:span text:style-name="T95">cnt++;</text:span></text:p>
          <text:p text:style-name="P39"><text:span text:style-name="T95">V(s</text:span><text:span text:style-name="T96">1</text:span><text:span text:style-name="T95">);</text:span></text:p>
          <text:p text:style-name="P39"><text:span text:style-name="T95">V(s</text:span><text:span text:style-name="T96">0</text:span><text:span text:style-name="T95">);</text:span></text:p>
          <text:p text:style-name="P39"><text:span text:style-name="T9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Rectangle 160" draw:style-name="gr4" draw:layer="layout" svg:width="13.546cm" svg:height="10.159cm" svg:x="3.387cm" svg:y="1.905cm" draw:page-number="21" presentation:class="page"/>
          <draw:frame draw:name="Rectangle 161" presentation:style-name="pr22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Deadlock Visualized in Progress Graph" draw:style-name="dp1" draw:master-page-name="Title_20_and_20_Content" presentation:presentation-page-layout-name="AL2T11">
        <office:forms form:automatic-focus="false" form:apply-design-mode="false"/>
        <draw:custom-shape draw:name="Rectangle 162" draw:style-name="gr92" draw:text-style-name="P57" xml:id="id22" draw:id="id22" draw:layer="layout" svg:width="2.62cm" svg:height="2.361cm" svg:x="3.956cm" svg:y="11.9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63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Dea</text:span><text:span text:style-name="T6">dlo</text:span><text:span text:style-name="T6">ck </text:span><text:span text:style-name="T6">Vis</text:span><text:span text:style-name="T6">ual</text:span><text:span text:style-name="T6">ize</text:span><text:span text:style-name="T6">d </text:span><text:span text:style-name="T6">in </text:span><text:span text:style-name="T6">Pro</text:span><text:span text:style-name="T6">gre</text:span><text:span text:style-name="T6">ss </text:span><text:span text:style-name="T6">Gra</text:span><text:span text:style-name="T6">ph</text:span></text:p>
          </draw:text-box>
        </draw:frame>
        <draw:custom-shape draw:name="Text Box 97" draw:style-name="gr93" draw:text-style-name="P40" xml:id="id23" draw:id="id23" draw:layer="layout" svg:width="8.624cm" svg:height="13.347cm" svg:x="15.937cm" svg:y="3.836cm">
          <text:p text:style-name="P39"><text:span text:style-name="T95">Locking introduces <text:s/>the</text:span></text:p>
          <text:p text:style-name="P39"><text:span text:style-name="T95">potential for </text:span><text:span text:style-name="T97">deadlock: </text:span></text:p>
          <text:p text:style-name="P39"><text:span text:style-name="T95">waiting for a condition that will never be true</text:span></text:p>
          <text:p text:style-name="P39"><text:span text:style-name="T95"/></text:p>
          <text:p text:style-name="P39"><text:span text:style-name="T95">Any trajectory that enters</text:span></text:p>
          <text:p text:style-name="P39"><text:span text:style-name="T95">the </text:span><text:span text:style-name="T97">deadlock region </text:span><text:span text:style-name="T95">will</text:span></text:p>
          <text:p text:style-name="P39"><text:span text:style-name="T95">eventually reach the</text:span></text:p>
          <text:p text:style-name="P39"><text:span text:style-name="T97">deadlock state</text:span><text:span text:style-name="T98">, </text:span><text:span text:style-name="T95">waiting for either </text:span><text:span text:style-name="T99">s</text:span><text:span text:style-name="T100">0</text:span><text:span text:style-name="T95"> or </text:span><text:span text:style-name="T99">s</text:span><text:span text:style-name="T100">1</text:span><text:span text:style-name="T95"> to become nonzero</text:span></text:p>
          <text:p text:style-name="P39"><text:span text:style-name="T95"/></text:p>
          <text:p text:style-name="P39"><text:span text:style-name="T95">Other trajectories luck out and skirt the deadlock region</text:span></text:p>
          <text:p text:style-name="P39"><text:span text:style-name="T95"/></text:p>
          <text:p text:style-name="P39"><text:span text:style-name="T95">Unfortunate fact: deadlock is often nondeterministic (rac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8" draw:style-name="gr94" draw:text-style-name="P38" draw:layer="layout" svg:x1="2.39cm" svg:y1="15.733cm" svg:x2="12.973cm" svg:y2="15.734cm">
          <text:p/>
        </draw:line>
        <draw:line draw:name="Line 49" draw:style-name="gr94" draw:text-style-name="P38" draw:layer="layout" svg:x1="2.39cm" svg:y1="15.733cm" svg:x2="2.391cm" svg:y2="5.066cm">
          <text:p/>
        </draw:line>
        <draw:custom-shape draw:name="Text Box 98" draw:style-name="gr95" draw:text-style-name="P34" draw:layer="layout" svg:width="3.081cm" svg:height="1.099cm" svg:x="12.929cm" svg:y="15.271cm">
          <text:p text:style-name="P32"><text:span text:style-name="T37">Threa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96" draw:text-style-name="P34" draw:layer="layout" svg:width="3.081cm" svg:height="1.099cm" svg:x="0.861cm" svg:y="3.881cm">
          <text:p text:style-name="P32"><text:span text:style-name="T37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97" draw:text-style-name="P59" draw:layer="layout" svg:width="1.68cm" svg:height="1.114cm" svg:x="2.768cm" svg:y="16.043cm">
          <text:p text:style-name="P58"><text:span text:style-name="T95">P(s</text:span><text:span text:style-name="T96">0</text:span><text:span text:style-name="T9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98" draw:text-style-name="P59" draw:layer="layout" svg:width="1.718cm" svg:height="1.114cm" svg:x="7.586cm" svg:y="16.043cm">
          <text:p text:style-name="P58"><text:span text:style-name="T95">V(s</text:span><text:span text:style-name="T96">0</text:span><text:span text:style-name="T9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99" draw:text-style-name="P59" draw:layer="layout" svg:width="1.68cm" svg:height="1.114cm" svg:x="4.942cm" svg:y="16.043cm">
          <text:p text:style-name="P58"><text:span text:style-name="T95">P(s</text:span><text:span text:style-name="T96">1</text:span><text:span text:style-name="T9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3" draw:style-name="gr100" draw:text-style-name="P59" draw:layer="layout" svg:width="1.718cm" svg:height="1.114cm" svg:x="10.126cm" svg:y="16.043cm">
          <text:p text:style-name="P58"><text:span text:style-name="T95">V(s</text:span><text:span text:style-name="T96">1</text:span><text:span text:style-name="T9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0" draw:style-name="gr101" draw:text-style-name="P38" draw:layer="layout" svg:x1="2.015cm" svg:y1="14.234cm" svg:x2="2.354cm" svg:y2="14.235cm">
          <text:p/>
        </draw:line>
        <draw:line draw:name="Line 51" draw:style-name="gr102" draw:text-style-name="P38" draw:layer="layout" svg:x1="2.015cm" svg:y1="9.511cm" svg:x2="2.368cm" svg:y2="9.498cm">
          <text:p/>
        </draw:line>
        <draw:custom-shape draw:name="Text Box 104" draw:style-name="gr103" draw:text-style-name="P59" draw:layer="layout" svg:width="1.718cm" svg:height="1.114cm" svg:x="0.406cm" svg:y="9.566cm">
          <text:p text:style-name="P58"><text:span text:style-name="T95">V(s</text:span><text:span text:style-name="T96">1</text:span><text:span text:style-name="T9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5" draw:style-name="gr104" draw:text-style-name="P59" draw:layer="layout" svg:width="1.68cm" svg:height="1.114cm" svg:x="0.469cm" svg:y="13.998cm">
          <text:p text:style-name="P58"><text:span text:style-name="T95">P(s</text:span><text:span text:style-name="T96">1</text:span><text:span text:style-name="T9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2" draw:style-name="gr101" draw:text-style-name="P38" draw:layer="layout" svg:x1="2.015cm" svg:y1="11.906cm" svg:x2="2.354cm" svg:y2="11.907cm">
          <text:p/>
        </draw:line>
        <draw:custom-shape draw:name="Text Box 106" draw:style-name="gr105" draw:text-style-name="P59" draw:layer="layout" svg:width="1.68cm" svg:height="1.114cm" svg:x="0.469cm" svg:y="11.965cm">
          <text:p text:style-name="P58"><text:span text:style-name="T95">P(s</text:span><text:span text:style-name="T96">0</text:span><text:span text:style-name="T9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3" draw:style-name="gr102" draw:text-style-name="P38" draw:layer="layout" svg:x1="2.015cm" svg:y1="7.148cm" svg:x2="2.368cm" svg:y2="7.134cm">
          <text:p/>
        </draw:line>
        <draw:custom-shape draw:name="Text Box 107" draw:style-name="gr106" draw:text-style-name="P59" draw:layer="layout" svg:width="1.718cm" svg:height="1.114cm" svg:x="0.406cm" svg:y="7.203cm">
          <text:p text:style-name="P58"><text:span text:style-name="T95">V(s</text:span><text:span text:style-name="T96">0</text:span><text:span text:style-name="T9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101" draw:text-style-name="P38" draw:layer="layout" svg:x1="4.043cm" svg:y1="15.733cm" svg:x2="4.044cm" svg:y2="16.073cm">
          <text:p/>
        </draw:line>
        <draw:line draw:name="Line 55" draw:style-name="gr102" draw:text-style-name="P38" draw:layer="layout" svg:x1="9.232cm" svg:y1="15.733cm" svg:x2="9.25cm" svg:y2="16.086cm">
          <text:p/>
        </draw:line>
        <draw:line draw:name="Line 56" draw:style-name="gr102" draw:text-style-name="P38" draw:layer="layout" svg:x1="6.629cm" svg:y1="15.733cm" svg:x2="6.646cm" svg:y2="16.086cm">
          <text:p/>
        </draw:line>
        <draw:line draw:name="Line 57" draw:style-name="gr102" draw:text-style-name="P38" draw:layer="layout" svg:x1="11.835cm" svg:y1="15.733cm" svg:x2="11.853cm" svg:y2="16.086cm">
          <text:p/>
        </draw:line>
        <draw:custom-shape draw:name="Rectangle 164" draw:style-name="gr107" draw:text-style-name="P60" draw:layer="layout" svg:width="5.275cm" svg:height="4.77cm" svg:x="3.956cm" svg:y="7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5" draw:style-name="gr107" draw:text-style-name="P60" draw:layer="layout" svg:width="5.275cm" svg:height="4.77cm" svg:x="6.57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08" draw:text-style-name="P40" draw:layer="layout" svg:width="4.995cm" svg:height="1.877cm" svg:x="4.173cm" svg:y="7.229cm">
          <text:p text:style-name="P39"><text:span text:style-name="T101">Forbidden region</text:span></text:p>
          <text:p text:style-name="P39"><text:span text:style-name="T101">for s</text:span><text:span text:style-name="T10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09" draw:text-style-name="P37" draw:layer="layout" svg:width="4.995cm" svg:height="1.877cm" svg:x="6.724cm" svg:y="12.598cm">
          <text:p text:style-name="P36"><text:span text:style-name="T101">Forbidden region</text:span></text:p>
          <text:p text:style-name="P36"><text:span text:style-name="T101">for s</text:span><text:span text:style-name="T10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" draw:style-name="gr110" draw:text-style-name="P61" xml:id="id18" draw:id="id18" draw:layer="layout" svg:width="0.507cm" svg:height="0.507cm" svg:x="5.927cm" svg:y="12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108" draw:style-name="gr111" draw:text-style-name="P40" xml:id="id21" draw:id="id21" draw:layer="layout" svg:width="2.95cm" svg:height="1.526cm" svg:x="11.444cm" svg:y="6.444cm">
          <text:p text:style-name="P39"><text:span text:style-name="T95">Deadlock</text:span></text:p>
          <text:p text:style-name="P39"><text:span text:style-name="T95">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58" draw:style-name="gr112" draw:text-style-name="P38" xml:id="id20" draw:id="id20" draw:layer="layout" svg:width="5.044cm" svg:height="4.867cm" svg:x="6.504cm" svg:y="7.217cm" svg:viewBox="0 0 5045 4868" draw:points="5045,0 0,4868">
          <text:p/>
        </draw:polyline>
        <draw:custom-shape draw:name="Text Box 109" draw:style-name="gr113" draw:text-style-name="P40" xml:id="id19" draw:id="id19" draw:layer="layout" svg:width="2.412cm" svg:height="1.186cm" svg:x="3.891cm" svg:y="13.04cm">
          <text:p text:style-name="P39"><text:span text:style-name="T103">Deadlock</text:span></text:p>
          <text:p text:style-name="P39"><text:span text:style-name="T103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0" draw:style-name="gr114" draw:text-style-name="P40" draw:layer="layout" svg:width="2.638cm" svg:height="1.154cm" svg:x="0.052cm" svg:y="16.869cm">
          <text:p text:style-name="P39"><text:span text:style-name="T99">s</text:span><text:span text:style-name="T100">0</text:span><text:span text:style-name="T95">=</text:span><text:span text:style-name="T99">s</text:span><text:span text:style-name="T100">1</text:span><text:span text:style-name="T95">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" draw:style-name="gr115" draw:text-style-name="P42" draw:layer="layout" svg:width="1.198cm" svg:height="1.017cm" draw:transform="rotate (-1.5707963267949) translate (2.372cm 15.734cm)">
          <text:p/>
          <draw:enhanced-geometry draw:mirror-horizontal="true" draw:mirror-vertical="tru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4">
          <draw:page-thumbnail draw:name="Rectangle 166" draw:style-name="gr4" draw:layer="layout" svg:width="13.546cm" svg:height="10.159cm" svg:x="3.387cm" svg:y="1.905cm" draw:page-number="22" presentation:class="page"/>
          <draw:frame draw:name="Rectangle 167" presentation:style-name="pr23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voiding Deadlock" draw:style-name="dp1" draw:master-page-name="Title_20_and_20_Content" presentation:presentation-page-layout-name="AL2T11">
        <office:forms form:automatic-focus="false" form:apply-design-mode="false"/>
        <draw:frame draw:name="Rectangle 168" presentation:style-name="pr2" draw:text-style-name="P7" draw:layer="layout" svg:width="21.088cm" svg:height="2.116cm" svg:x="0.713cm" svg:y="0.847cm" presentation:class="title" presentation:user-transformed="true">
          <draw:text-box>
            <text:p text:style-name="P6"><text:span text:style-name="T6">Avo</text:span><text:span text:style-name="T6">idi</text:span><text:span text:style-name="T6">ng </text:span><text:span text:style-name="T6">De</text:span><text:span text:style-name="T6">adl</text:span><text:span text:style-name="T6">ock</text:span></text:p>
          </draw:text-box>
        </draw:frame>
        <draw:custom-shape draw:name="Text Box 111" draw:style-name="gr116" draw:text-style-name="P43" draw:layer="layout" svg:width="18.114cm" svg:height="8.114cm" svg:x="1.199cm" svg:y="2.791cm">
          <text:p text:style-name="P39"><text:span text:style-name="T80">int main() </text:span></text:p>
          <text:p text:style-name="P39"><text:span text:style-name="T80">{</text:span></text:p>
          <text:p text:style-name="P39"><text:span text:style-name="T80"><text:s text:c="4"/></text:span><text:span text:style-name="T80">pthread_t tid[2];</text:span></text:p>
          <text:p text:style-name="P39"><text:span text:style-name="T80"><text:s text:c="4"/></text:span><text:span text:style-name="T80">Sem_init(&amp;mutex[0], 0, 1); <text:s/></text:span><text:span text:style-name="T104">/* mutex[0] = 1 */</text:span></text:p>
          <text:p text:style-name="P39"><text:span text:style-name="T80"><text:s text:c="4"/></text:span><text:span text:style-name="T80">Sem_init(&amp;mutex[1], 0, 1); <text:s/></text:span><text:span text:style-name="T104">/* mutex[1] = 1 */</text:span></text:p>
          <text:p text:style-name="P39"><text:span text:style-name="T80"><text:s text:c="4"/></text:span><text:span text:style-name="T80">Pthread_create(&amp;tid[0], NULL, count, (void*) 0);</text:span></text:p>
          <text:p text:style-name="P39"><text:span text:style-name="T80"><text:s text:c="4"/></text:span><text:span text:style-name="T80">Pthread_create(&amp;tid[1], NULL, count, (void*) 1);</text:span></text:p>
          <text:p text:style-name="P39"><text:span text:style-name="T80"><text:s text:c="4"/></text:span><text:span text:style-name="T80">Pthread_join(tid[0], NULL);</text:span></text:p>
          <text:p text:style-name="P39"><text:span text:style-name="T80"><text:s text:c="4"/></text:span><text:span text:style-name="T80">Pthread_join(tid[1], NULL);</text:span></text:p>
          <text:p text:style-name="P39"><text:span text:style-name="T80"><text:s text:c="4"/></text:span><text:span text:style-name="T80">printf("cnt=%d\n", cnt);</text:span></text:p>
          <text:p text:style-name="P39"><text:span text:style-name="T80"><text:s text:c="4"/></text:span><text:span text:style-name="T80">exit(0);</text:span></text:p>
          <text:p text:style-name="P39"><text:span text:style-name="T8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9" draw:style-name="gr117" draw:text-style-name="P43" draw:layer="layout" svg:width="12.356cm" svg:height="7.438cm" svg:x="1.663cm" svg:y="11.357cm">
          <text:p text:style-name="P39"><text:span text:style-name="T80">void *count(void *vargp) </text:span></text:p>
          <text:p text:style-name="P39"><text:span text:style-name="T80">{</text:span></text:p>
          <text:p text:style-name="P39"><text:span text:style-name="T80"><text:s text:c="4"/></text:span><text:span text:style-name="T80">int i;</text:span></text:p>
          <text:p text:style-name="P39"><text:span text:style-name="T80"><text:s text:c="4"/></text:span><text:span text:style-name="T80">int id = (int) vargp;</text:span></text:p>
          <text:p text:style-name="P39"><text:span text:style-name="T80"><text:s text:c="4"/></text:span><text:span text:style-name="T80">for (i = 0; i &lt; NITERS; i++) {</text:span></text:p>
          <text:p text:style-name="P39"><text:span text:style-name="T80"><text:s text:c="8"/></text:span><text:span text:style-name="T80">P(&amp;mutex[0]); P(&amp;mutex[1]);</text:span></text:p>
          <text:p text:style-name="P39"><text:span text:style-name="T80"><text:tab/></text:span><text:span text:style-name="T80">cnt++;</text:span></text:p>
          <text:p text:style-name="P39"><text:span text:style-name="T80"><text:tab/></text:span><text:span text:style-name="T80">V(&amp;mutex[id]); V(&amp;mutex[1-id]);</text:span></text:p>
          <text:p text:style-name="P39"><text:span text:style-name="T80"><text:s text:c="4"/></text:span><text:span text:style-name="T80">}</text:span></text:p>
          <text:p text:style-name="P39"><text:span text:style-name="T80"><text:s text:c="4"/></text:span><text:span text:style-name="T80">return NULL;</text:span></text:p>
          <text:p text:style-name="P39"><text:span text:style-name="T8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2" draw:style-name="gr118" draw:text-style-name="P56" draw:layer="layout" svg:width="2.244cm" svg:height="5.585cm" svg:x="17.145cm" svg:y="12.065cm">
          <text:p text:style-name="P39"><text:span text:style-name="T95">Tid[0]:</text:span></text:p>
          <text:p text:style-name="P39"><text:span text:style-name="T95">P(s0);</text:span></text:p>
          <text:p text:style-name="P39"><text:span text:style-name="T95">P(s1);</text:span></text:p>
          <text:p text:style-name="P39"><text:span text:style-name="T95">cnt++;</text:span></text:p>
          <text:p text:style-name="P39"><text:span text:style-name="T95">V(s0);</text:span></text:p>
          <text:p text:style-name="P39"><text:span text:style-name="T95">V(s1);</text:span></text:p>
          <text:p text:style-name="P39"><text:span text:style-name="T9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3" draw:style-name="gr119" draw:text-style-name="P56" draw:layer="layout" svg:width="2.244cm" svg:height="5.585cm" svg:x="20.32cm" svg:y="12.065cm">
          <text:p text:style-name="P39"><text:span text:style-name="T95">Tid[1]:</text:span></text:p>
          <text:p text:style-name="P39"><text:span text:style-name="T95">P(s0);</text:span></text:p>
          <text:p text:style-name="P39"><text:span text:style-name="T95">P(s1);</text:span></text:p>
          <text:p text:style-name="P39"><text:span text:style-name="T95">cnt++;</text:span></text:p>
          <text:p text:style-name="P39"><text:span text:style-name="T95">V(s1);</text:span></text:p>
          <text:p text:style-name="P39"><text:span text:style-name="T95">V(s0);</text:span></text:p>
          <text:p text:style-name="P39"><text:span text:style-name="T9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4" draw:style-name="gr120" draw:text-style-name="P40" draw:layer="layout" svg:width="11.759cm" svg:height="1.098cm" svg:x="11.678cm" svg:y="1.482cm">
          <text:p text:style-name="P39"><text:span text:style-name="T105">Acquire shared resources in same or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Rectangle 170" draw:style-name="gr4" draw:layer="layout" svg:width="13.546cm" svg:height="10.159cm" svg:x="3.387cm" svg:y="1.905cm" draw:page-number="23" presentation:class="page"/>
          <draw:frame draw:name="Rectangle 171" presentation:style-name="pr24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voided Deadlock in Progress Graph" draw:style-name="dp1" draw:master-page-name="Title_20_and_20_Content" presentation:presentation-page-layout-name="AL2T11">
        <office:forms form:automatic-focus="false" form:apply-design-mode="false"/>
        <draw:frame draw:name="Rectangle 172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Avo</text:span><text:span text:style-name="T6">ide</text:span><text:span text:style-name="T6">d </text:span><text:span text:style-name="T6">De</text:span><text:span text:style-name="T6">adl</text:span><text:span text:style-name="T6">ock </text:span><text:span text:style-name="T6">in </text:span><text:span text:style-name="T6">Pro</text:span><text:span text:style-name="T6">gre</text:span><text:span text:style-name="T6">ss </text:span><text:span text:style-name="T6">Gra</text:span><text:span text:style-name="T6">ph</text:span></text:p>
          </draw:text-box>
        </draw:frame>
        <draw:line draw:name="Line 59" draw:style-name="gr94" draw:text-style-name="P38" draw:layer="layout" svg:x1="2.39cm" svg:y1="15.733cm" svg:x2="12.973cm" svg:y2="15.734cm">
          <text:p/>
        </draw:line>
        <draw:line draw:name="Line 60" draw:style-name="gr94" draw:text-style-name="P38" draw:layer="layout" svg:x1="2.39cm" svg:y1="15.733cm" svg:x2="2.391cm" svg:y2="5.066cm">
          <text:p/>
        </draw:line>
        <draw:custom-shape draw:name="Text Box 115" draw:style-name="gr121" draw:text-style-name="P34" draw:layer="layout" svg:width="3.081cm" svg:height="1.099cm" svg:x="12.929cm" svg:y="15.271cm">
          <text:p text:style-name="P32"><text:span text:style-name="T37">Threa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6" draw:style-name="gr122" draw:text-style-name="P34" draw:layer="layout" svg:width="3.081cm" svg:height="1.099cm" svg:x="0.861cm" svg:y="3.881cm">
          <text:p text:style-name="P32"><text:span text:style-name="T37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7" draw:style-name="gr123" draw:text-style-name="P59" draw:layer="layout" svg:width="1.68cm" svg:height="1.114cm" svg:x="2.768cm" svg:y="16.043cm">
          <text:p text:style-name="P58"><text:span text:style-name="T95">P(s</text:span><text:span text:style-name="T96">0</text:span><text:span text:style-name="T9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8" draw:style-name="gr124" draw:text-style-name="P59" draw:layer="layout" svg:width="1.763cm" svg:height="1.114cm" svg:x="7.526cm" svg:y="16.035cm">
          <text:p text:style-name="P58"><text:span text:style-name="T95">V(s</text:span><text:span text:style-name="T96">0</text:span><text:span text:style-name="T9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9" draw:style-name="gr125" draw:text-style-name="P59" draw:layer="layout" svg:width="1.68cm" svg:height="1.114cm" svg:x="4.942cm" svg:y="16.029cm">
          <text:p text:style-name="P58"><text:span text:style-name="T95">P(s</text:span><text:span text:style-name="T96">1</text:span><text:span text:style-name="T9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0" draw:style-name="gr126" draw:text-style-name="P59" draw:layer="layout" svg:width="1.718cm" svg:height="1.114cm" svg:x="10.111cm" svg:y="16.043cm">
          <text:p text:style-name="P58"><text:span text:style-name="T95">V(s</text:span><text:span text:style-name="T96">1</text:span><text:span text:style-name="T9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1" draw:style-name="gr101" draw:text-style-name="P38" draw:layer="layout" svg:x1="2.015cm" svg:y1="14.234cm" svg:x2="2.354cm" svg:y2="14.235cm">
          <text:p/>
        </draw:line>
        <draw:line draw:name="Line 62" draw:style-name="gr102" draw:text-style-name="P38" draw:layer="layout" svg:x1="2.015cm" svg:y1="9.511cm" svg:x2="2.368cm" svg:y2="9.498cm">
          <text:p/>
        </draw:line>
        <draw:custom-shape draw:name="Text Box 121" draw:style-name="gr127" draw:text-style-name="P59" draw:layer="layout" svg:width="1.718cm" svg:height="1.114cm" svg:x="0.406cm" svg:y="9.925cm">
          <text:p text:style-name="P58"><text:span text:style-name="T95">V(s</text:span><text:span text:style-name="T96">1</text:span><text:span text:style-name="T9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2" draw:style-name="gr128" draw:text-style-name="P59" draw:layer="layout" svg:width="1.68cm" svg:height="1.114cm" svg:x="0.467cm" svg:y="14.139cm">
          <text:p text:style-name="P58"><text:span text:style-name="T95">P(s</text:span><text:span text:style-name="T96">0</text:span><text:span text:style-name="T9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01" draw:text-style-name="P38" draw:layer="layout" svg:x1="2.015cm" svg:y1="11.906cm" svg:x2="2.354cm" svg:y2="11.907cm">
          <text:p/>
        </draw:line>
        <draw:custom-shape draw:name="Text Box 123" draw:style-name="gr129" draw:text-style-name="P59" draw:layer="layout" svg:width="1.68cm" svg:height="1.114cm" svg:x="0.467cm" svg:y="12.324cm">
          <text:p text:style-name="P58"><text:span text:style-name="T95">P(s</text:span><text:span text:style-name="T96">1</text:span><text:span text:style-name="T9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102" draw:text-style-name="P38" draw:layer="layout" svg:x1="2.015cm" svg:y1="7.148cm" svg:x2="2.368cm" svg:y2="7.134cm">
          <text:p/>
        </draw:line>
        <draw:custom-shape draw:name="Text Box 124" draw:style-name="gr130" draw:text-style-name="P59" draw:layer="layout" svg:width="1.718cm" svg:height="1.114cm" svg:x="0.406cm" svg:y="7.561cm">
          <text:p text:style-name="P58"><text:span text:style-name="T95">V(s</text:span><text:span text:style-name="T96">0</text:span><text:span text:style-name="T9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5" draw:style-name="gr101" draw:text-style-name="P38" draw:layer="layout" svg:x1="4.043cm" svg:y1="15.733cm" svg:x2="4.044cm" svg:y2="16.073cm">
          <text:p/>
        </draw:line>
        <draw:line draw:name="Line 66" draw:style-name="gr102" draw:text-style-name="P38" draw:layer="layout" svg:x1="9.232cm" svg:y1="15.733cm" svg:x2="9.25cm" svg:y2="16.086cm">
          <text:p/>
        </draw:line>
        <draw:line draw:name="Line 67" draw:style-name="gr102" draw:text-style-name="P38" draw:layer="layout" svg:x1="6.629cm" svg:y1="15.733cm" svg:x2="6.646cm" svg:y2="16.086cm">
          <text:p/>
        </draw:line>
        <draw:line draw:name="Line 68" draw:style-name="gr102" draw:text-style-name="P38" draw:layer="layout" svg:x1="11.835cm" svg:y1="15.733cm" svg:x2="11.853cm" svg:y2="16.086cm">
          <text:p/>
        </draw:line>
        <draw:custom-shape draw:name="Rectangle 173" draw:style-name="gr131" draw:text-style-name="P60" draw:layer="layout" svg:width="5.079cm" svg:height="7.111cm" svg:x="3.956cm" svg:y="7.1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4" draw:style-name="gr107" draw:text-style-name="P60" draw:layer="layout" svg:width="5.275cm" svg:height="4.77cm" svg:x="6.57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32" draw:text-style-name="P40" draw:layer="layout" svg:width="4.995cm" svg:height="1.877cm" svg:x="4.173cm" svg:y="7.229cm">
          <text:p text:style-name="P39"><text:span text:style-name="T101">Forbidden region</text:span></text:p>
          <text:p text:style-name="P39"><text:span text:style-name="T101">for s</text:span><text:span text:style-name="T10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33" draw:text-style-name="P37" draw:layer="layout" svg:width="4.995cm" svg:height="1.877cm" svg:x="6.724cm" svg:y="12.598cm">
          <text:p text:style-name="P36"><text:span text:style-name="T101">Forbidden region</text:span></text:p>
          <text:p text:style-name="P36"><text:span text:style-name="T101">for s</text:span><text:span text:style-name="T10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5" draw:style-name="gr134" draw:text-style-name="P40" draw:layer="layout" svg:width="2.638cm" svg:height="1.154cm" svg:x="0.052cm" svg:y="16.869cm">
          <text:p text:style-name="P39"><text:span text:style-name="T99">s</text:span><text:span text:style-name="T100">0</text:span><text:span text:style-name="T95">=</text:span><text:span text:style-name="T99">s</text:span><text:span text:style-name="T100">1</text:span><text:span text:style-name="T95">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115" draw:text-style-name="P42" draw:layer="layout" svg:width="1.198cm" svg:height="1.017cm" draw:transform="rotate (-1.5707963267949) translate (2.372cm 15.734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 Box 126" draw:style-name="gr135" draw:text-style-name="P40" draw:layer="layout" svg:width="8.624cm" svg:height="6.097cm" svg:x="15.937cm" svg:y="4.269cm">
          <text:p text:style-name="P39"><text:span text:style-name="T95">No way for trajectory to get stuck</text:span></text:p>
          <text:p text:style-name="P39"><text:span text:style-name="T95"/></text:p>
          <text:p text:style-name="P39"><text:span text:style-name="T95">Processes acquire locks in same order</text:span></text:p>
          <text:p text:style-name="P39"><text:span text:style-name="T95"/></text:p>
          <text:p text:style-name="P39"><text:span text:style-name="T95">Order in which locks released immater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Rectangle 175" draw:style-name="gr4" draw:layer="layout" svg:width="13.546cm" svg:height="10.159cm" svg:x="3.387cm" svg:y="1.905cm" draw:page-number="24" presentation:class="page"/>
          <draw:frame draw:name="Rectangle 176" presentation:style-name="pr25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20_and_20_Content" presentation:presentation-page-layout-name="AL2T11">
        <office:forms form:automatic-focus="false" form:apply-design-mode="false"/>
        <draw:frame draw:name="Rectangle 10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h</text:span><text:span text:style-name="T6">at </text:span><text:span text:style-name="T6">ab</text:span><text:span text:style-name="T6">out </text:span><text:span text:style-name="T6">De</text:span><text:span text:style-name="T6">adl</text:span><text:span text:style-name="T6">ock </text:span><text:span text:style-name="T6">bet</text:span><text:span text:style-name="T6">we</text:span><text:span text:style-name="T6">en </text:span><text:span text:style-name="T6">hos</text:span><text:span text:style-name="T6">ts?</text:span></text:p>
          </draw:text-box>
        </draw:frame>
        <draw:custom-shape draw:style-name="gr136" draw:text-style-name="P63" draw:layer="layout" svg:width="5.842cm" svg:height="5.08cm" svg:x="4.734cm" svg:y="6.82cm">
          <text:p text:style-name="P62"><text:span text:style-name="T106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63" draw:layer="layout" svg:width="5.842cm" svg:height="5.08cm" svg:x="14.935cm" svg:y="6.821cm">
          <text:p text:style-name="P62"><text:span text:style-name="T106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8" draw:text-style-name="P26" draw:layer="layout" svg:x1="10.222cm" svg:y1="8.09cm" svg:x2="14.032cm" svg:y2="8.09cm">
          <text:p/>
        </draw:line>
        <draw:line draw:style-name="gr139" draw:text-style-name="P26" draw:layer="layout" svg:x1="15.302cm" svg:y1="10.63cm" svg:x2="11.492cm" svg:y2="10.63cm">
          <text:p/>
        </draw:line>
        <presentation:notes draw:style-name="dp1">
          <office:forms form:automatic-focus="false" form:apply-design-mode="false"/>
          <draw:page-thumbnail draw:name="Rectangle 19" draw:style-name="gr4" draw:layer="layout" svg:width="13.546cm" svg:height="10.159cm" svg:x="3.387cm" svg:y="1.905cm" draw:page-number="25" presentation:class="page"/>
          <draw:frame draw:name="Rectangle 21" presentation:style-name="pr26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20_and_20_Content" presentation:presentation-page-layout-name="AL2T11">
        <office:forms form:automatic-focus="false" form:apply-design-mode="false"/>
        <draw:frame draw:name="Rectangle 13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h</text:span><text:span text:style-name="T6">at </text:span><text:span text:style-name="T6">ab</text:span><text:span text:style-name="T6">out </text:span><text:span text:style-name="T6">De</text:span><text:span text:style-name="T6">adl</text:span><text:span text:style-name="T6">ock </text:span><text:span text:style-name="T6">bet</text:span><text:span text:style-name="T6">we</text:span><text:span text:style-name="T6">en </text:span><text:span text:style-name="T6">hos</text:span><text:span text:style-name="T6">ts?</text:span></text:p>
          </draw:text-box>
        </draw:frame>
        <draw:custom-shape draw:name="Text Box 1" draw:style-name="gr140" draw:text-style-name="P40" draw:layer="layout" svg:width="21.767cm" svg:height="10.573cm" svg:x="2.794cm" svg:y="3.836cm">
          <text:p text:style-name="P39"><text:span text:style-name="T107">Deadlock can occur when two processes/threads/hosts try to act as clients at the same time.</text:span></text:p>
          <text:p text:style-name="P39"><text:span text:style-name="T95"/></text:p>
          <text:p text:style-name="P39"><text:span text:style-name="T107">Or if they both act as clients at the same time</text:span></text:p>
          <text:p text:style-name="P39"><text:span text:style-name="T95"/></text:p>
          <text:p text:style-name="P39"><text:span text:style-name="T107">To solve this we can use process diagrams to draw interactions</text:span></text:p>
          <text:p text:style-name="P39"><text:span text:style-name="T95"/></text:p>
          <text:p text:style-name="P39"><text:span text:style-name="T107">As long as they is no loop, theres no dead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Rectangle 14" draw:style-name="gr4" draw:layer="layout" svg:width="13.546cm" svg:height="10.159cm" svg:x="3.387cm" svg:y="1.905cm" draw:page-number="26" presentation:class="page"/>
          <draw:frame draw:name="Rectangle 23" presentation:style-name="pr27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20_and_20_Content" presentation:presentation-page-layout-name="AL2T11">
        <office:forms form:automatic-focus="false" form:apply-design-mode="false"/>
        <draw:frame draw:name="Rectangle 24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h</text:span><text:span text:style-name="T6">at </text:span><text:span text:style-name="T6">ab</text:span><text:span text:style-name="T6">out </text:span><text:span text:style-name="T6">De</text:span><text:span text:style-name="T6">adl</text:span><text:span text:style-name="T6">ock </text:span><text:span text:style-name="T6">bet</text:span><text:span text:style-name="T6">we</text:span><text:span text:style-name="T6">en </text:span><text:span text:style-name="T6">hos</text:span><text:span text:style-name="T6">ts?</text:span></text:p>
          </draw:text-box>
        </draw:frame>
        <draw:custom-shape draw:style-name="gr137" draw:text-style-name="P63" draw:layer="layout" svg:width="5.842cm" svg:height="5.08cm" svg:x="1.435cm" svg:y="7.121cm">
          <text:p text:style-name="P62"><text:span text:style-name="T10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63" draw:layer="layout" svg:width="5.842cm" svg:height="5.08cm" svg:x="9.636cm" svg:y="7.022cm">
          <text:p text:style-name="P62"><text:span text:style-name="T10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8" draw:text-style-name="P26" draw:layer="layout" svg:x1="7.323cm" svg:y1="9.591cm" svg:x2="9.652cm" svg:y2="9.591cm">
          <text:p/>
        </draw:line>
        <draw:custom-shape draw:style-name="gr137" draw:text-style-name="P63" draw:layer="layout" svg:width="5.842cm" svg:height="5.08cm" svg:x="17.824cm" svg:y="7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8" draw:text-style-name="P26" draw:layer="layout" svg:x1="15.511cm" svg:y1="9.592cm" svg:x2="17.84cm" svg:y2="9.592cm">
          <text:p/>
        </draw:line>
        <draw:frame draw:style-name="gr141" draw:text-style-name="P65" draw:layer="layout" svg:width="10.414cm" svg:height="1.987cm" svg:x="7.112cm" svg:y="14.224cm">
          <draw:text-box>
            <text:p xml:id="id24" text:id="id24" text:style-name="P64"><text:span text:style-name="T108">No deadloc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Rectangle 25" draw:style-name="gr4" draw:layer="layout" svg:width="13.546cm" svg:height="10.159cm" svg:x="3.387cm" svg:y="1.905cm" draw:page-number="27" presentation:class="page"/>
          <draw:frame draw:name="Rectangle 26" presentation:style-name="pr28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20_and_20_Content" presentation:presentation-page-layout-name="AL2T11">
        <office:forms form:automatic-focus="false" form:apply-design-mode="false"/>
        <draw:frame draw:name="Rectangle 27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h</text:span><text:span text:style-name="T6">at </text:span><text:span text:style-name="T6">ab</text:span><text:span text:style-name="T6">out </text:span><text:span text:style-name="T6">De</text:span><text:span text:style-name="T6">adl</text:span><text:span text:style-name="T6">ock </text:span><text:span text:style-name="T6">bet</text:span><text:span text:style-name="T6">we</text:span><text:span text:style-name="T6">en </text:span><text:span text:style-name="T6">hos</text:span><text:span text:style-name="T6">ts?</text:span></text:p>
          </draw:text-box>
        </draw:frame>
        <draw:custom-shape draw:style-name="gr137" draw:text-style-name="P63" draw:layer="layout" svg:width="5.842cm" svg:height="5.08cm" svg:x="1.435cm" svg:y="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63" draw:layer="layout" svg:width="5.842cm" svg:height="5.08cm" svg:x="9.636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8" draw:text-style-name="P26" draw:layer="layout" svg:x1="7.323cm" svg:y1="9.591cm" svg:x2="9.652cm" svg:y2="9.591cm">
          <text:p/>
        </draw:line>
        <draw:custom-shape draw:style-name="gr137" draw:text-style-name="P63" draw:layer="layout" svg:width="5.842cm" svg:height="5.08cm" svg:x="17.824cm" svg:y="7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8" draw:text-style-name="P26" draw:layer="layout" svg:x1="17.839cm" svg:y1="9.592cm" svg:x2="15.51cm" svg:y2="9.592cm">
          <text:p/>
        </draw:line>
        <draw:frame draw:style-name="gr141" draw:text-style-name="P65" draw:layer="layout" svg:width="10.414cm" svg:height="1.987cm" svg:x="7.112cm" svg:y="14.225cm">
          <draw:text-box>
            <text:p xml:id="id25" text:id="id25" text:style-name="P64"><text:span text:style-name="T108">No </text:span><text:span text:style-name="T108">dea</text:span><text:span text:style-name="T108">dloc</text:span><text:span text:style-name="T108">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Rectangle 28" draw:style-name="gr4" draw:layer="layout" svg:width="13.546cm" svg:height="10.159cm" svg:x="3.387cm" svg:y="1.905cm" draw:page-number="28" presentation:class="page"/>
          <draw:frame draw:name="Rectangle 29" presentation:style-name="pr29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20_and_20_Content" presentation:presentation-page-layout-name="AL2T11">
        <office:forms form:automatic-focus="false" form:apply-design-mode="false"/>
        <draw:frame draw:name="Rectangle 30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h</text:span><text:span text:style-name="T6">at </text:span><text:span text:style-name="T6">ab</text:span><text:span text:style-name="T6">out </text:span><text:span text:style-name="T6">De</text:span><text:span text:style-name="T6">adl</text:span><text:span text:style-name="T6">ock </text:span><text:span text:style-name="T6">bet</text:span><text:span text:style-name="T6">we</text:span><text:span text:style-name="T6">en </text:span><text:span text:style-name="T6">hos</text:span><text:span text:style-name="T6">ts?</text:span></text:p>
          </draw:text-box>
        </draw:frame>
        <draw:custom-shape draw:style-name="gr137" draw:text-style-name="P63" draw:layer="layout" svg:width="5.842cm" svg:height="5.08cm" svg:x="1.435cm" svg:y="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63" draw:layer="layout" svg:width="5.842cm" svg:height="5.08cm" svg:x="9.636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8" draw:text-style-name="P26" draw:layer="layout" svg:x1="7.323cm" svg:y1="9.591cm" svg:x2="9.652cm" svg:y2="9.591cm">
          <text:p/>
        </draw:line>
        <draw:custom-shape draw:style-name="gr137" draw:text-style-name="P63" draw:layer="layout" svg:width="5.842cm" svg:height="5.08cm" svg:x="17.824cm" svg:y="7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8" draw:text-style-name="P26" draw:layer="layout" svg:x1="15.509cm" svg:y1="9.592cm" svg:x2="17.838cm" svg:y2="9.592cm">
          <text:p/>
        </draw:line>
        <draw:line draw:style-name="gr138" draw:text-style-name="P26" draw:layer="layout" svg:x1="20.574cm" svg:y1="13.716cm" svg:x2="20.628cm" svg:y2="12.208cm">
          <text:p/>
        </draw:line>
        <draw:line draw:style-name="gr142" draw:text-style-name="P26" draw:layer="layout" svg:x1="20.628cm" svg:y1="13.716cm" svg:x2="4.318cm" svg:y2="13.462cm">
          <text:p/>
        </draw:line>
        <draw:line draw:style-name="gr142" draw:text-style-name="P26" draw:layer="layout" svg:x1="4.318cm" svg:y1="12.201cm" svg:x2="4.318cm" svg:y2="13.462cm">
          <text:p/>
        </draw:line>
        <draw:frame draw:style-name="gr141" draw:text-style-name="P65" draw:layer="layout" svg:width="10.414cm" svg:height="1.987cm" svg:x="7.112cm" svg:y="14.225cm">
          <draw:text-box>
            <text:p xml:id="id26" text:id="id26" text:style-name="P64"><text:span text:style-name="T108">No </text:span><text:span text:style-name="T108">dea</text:span><text:span text:style-name="T108">dloc</text:span><text:span text:style-name="T108">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Rectangle 31" draw:style-name="gr4" draw:layer="layout" svg:width="13.546cm" svg:height="10.159cm" svg:x="3.387cm" svg:y="1.905cm" draw:page-number="29" presentation:class="page"/>
          <draw:frame draw:name="Rectangle 32" presentation:style-name="pr30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20_and_20_Content" presentation:presentation-page-layout-name="AL2T11">
        <office:forms form:automatic-focus="false" form:apply-design-mode="false"/>
        <draw:frame draw:name="Rectangle 33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h</text:span><text:span text:style-name="T6">at </text:span><text:span text:style-name="T6">ab</text:span><text:span text:style-name="T6">out </text:span><text:span text:style-name="T6">De</text:span><text:span text:style-name="T6">adl</text:span><text:span text:style-name="T6">ock </text:span><text:span text:style-name="T6">bet</text:span><text:span text:style-name="T6">we</text:span><text:span text:style-name="T6">en </text:span><text:span text:style-name="T6">hos</text:span><text:span text:style-name="T6">ts?</text:span></text:p>
          </draw:text-box>
        </draw:frame>
        <draw:custom-shape draw:style-name="gr137" draw:text-style-name="P63" draw:layer="layout" svg:width="5.842cm" svg:height="5.08cm" svg:x="1.435cm" svg:y="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63" draw:layer="layout" svg:width="5.842cm" svg:height="5.08cm" svg:x="9.636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8" draw:text-style-name="P26" draw:layer="layout" svg:x1="7.323cm" svg:y1="9.591cm" svg:x2="9.652cm" svg:y2="9.591cm">
          <text:p/>
        </draw:line>
        <draw:custom-shape draw:style-name="gr137" draw:text-style-name="P63" draw:layer="layout" svg:width="5.842cm" svg:height="5.08cm" svg:x="17.824cm" svg:y="7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8" draw:text-style-name="P26" draw:layer="layout" svg:x1="15.509cm" svg:y1="9.592cm" svg:x2="17.838cm" svg:y2="9.592cm">
          <text:p/>
        </draw:line>
        <draw:line draw:style-name="gr138" draw:text-style-name="P26" draw:layer="layout" svg:x1="4.372cm" svg:y1="13.716cm" svg:x2="4.318cm" svg:y2="12.208cm">
          <text:p/>
        </draw:line>
        <draw:line draw:style-name="gr142" draw:text-style-name="P26" draw:layer="layout" svg:x1="4.318cm" svg:y1="13.716cm" svg:x2="20.628cm" svg:y2="13.462cm">
          <text:p/>
        </draw:line>
        <draw:line draw:style-name="gr142" draw:text-style-name="P26" draw:layer="layout" svg:x1="20.628cm" svg:y1="12.201cm" svg:x2="20.628cm" svg:y2="13.462cm">
          <text:p/>
        </draw:line>
        <draw:frame draw:style-name="gr141" draw:text-style-name="P67" draw:layer="layout" svg:width="10.414cm" svg:height="1.987cm" svg:x="7.112cm" svg:y="14.225cm">
          <draw:text-box>
            <text:p xml:id="id27" text:id="id27" text:style-name="P66"><text:span text:style-name="T109">D</text:span><text:span text:style-name="T109">e</text:span><text:span text:style-name="T109">a</text:span><text:span text:style-name="T109">dl</text:span><text:span text:style-name="T109">o</text:span><text:span text:style-name="T109">c</text:span><text:span text:style-name="T109">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Rectangle 34" draw:style-name="gr4" draw:layer="layout" svg:width="13.546cm" svg:height="10.159cm" svg:x="3.387cm" svg:y="1.905cm" draw:page-number="30" presentation:class="page"/>
          <draw:frame draw:name="Rectangle 35" presentation:style-name="pr31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20_and_20_Content" presentation:presentation-page-layout-name="AL2T11">
        <office:forms form:automatic-focus="false" form:apply-design-mode="false"/>
        <draw:frame draw:name="Rectangle 36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h</text:span><text:span text:style-name="T6">at </text:span><text:span text:style-name="T6">ab</text:span><text:span text:style-name="T6">out </text:span><text:span text:style-name="T6">De</text:span><text:span text:style-name="T6">adl</text:span><text:span text:style-name="T6">ock </text:span><text:span text:style-name="T6">bet</text:span><text:span text:style-name="T6">we</text:span><text:span text:style-name="T6">en </text:span><text:span text:style-name="T6">hos</text:span><text:span text:style-name="T6">ts?</text:span></text:p>
          </draw:text-box>
        </draw:frame>
        <draw:custom-shape draw:style-name="gr137" draw:text-style-name="P63" draw:layer="layout" svg:width="5.842cm" svg:height="5.08cm" svg:x="5.335cm" svg:y="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63" draw:layer="layout" svg:width="5.842cm" svg:height="5.08cm" svg:x="13.536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8" draw:text-style-name="P26" draw:layer="layout" svg:x1="11.223cm" svg:y1="8.891cm" svg:x2="13.552cm" svg:y2="8.891cm">
          <text:p/>
        </draw:line>
        <draw:line draw:style-name="gr138" draw:text-style-name="P26" draw:layer="layout" svg:x1="13.537cm" svg:y1="10.192cm" svg:x2="11.208cm" svg:y2="10.192cm">
          <text:p/>
        </draw:line>
        <draw:frame draw:style-name="gr141" draw:text-style-name="P67" draw:layer="layout" svg:width="10.414cm" svg:height="1.987cm" svg:x="7.112cm" svg:y="14.225cm">
          <draw:text-box>
            <text:p xml:id="id28" text:id="id28" text:style-name="P66"><text:span text:style-name="T109">Deadloc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Rectangle 37" draw:style-name="gr4" draw:layer="layout" svg:width="13.546cm" svg:height="10.159cm" svg:x="3.387cm" svg:y="1.905cm" draw:page-number="31" presentation:class="page"/>
          <draw:frame draw:name="Rectangle 38" presentation:style-name="pr32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20_and_20_Content" presentation:presentation-page-layout-name="AL2T11">
        <office:forms form:automatic-focus="false" form:apply-design-mode="false"/>
        <draw:custom-shape draw:style-name="gr143" draw:text-style-name="P26" draw:layer="layout" svg:width="12.192cm" svg:height="11.64cm" svg:x="0.608cm" svg:y="4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Rectangle 39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Did</text:span><text:span text:style-name="T6">n’t </text:span><text:span text:style-name="T6">we </text:span><text:span text:style-name="T6">sol</text:span><text:span text:style-name="T6">ve </text:span><text:span text:style-name="T6">thi</text:span><text:span text:style-name="T6">s </text:span><text:span text:style-name="T6">alr</text:span><text:span text:style-name="T6">ea</text:span><text:span text:style-name="T6">dy?</text:span></text:p>
          </draw:text-box>
        </draw:frame>
        <draw:custom-shape draw:style-name="gr144" draw:text-style-name="P63" draw:layer="layout" svg:width="3.771cm" svg:height="3.807cm" svg:x="6.635cm" svg:y="5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63" draw:layer="layout" svg:width="3.771cm" svg:height="3.807cm" svg:x="6.635cm" svg:y="10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63" draw:layer="layout" svg:width="3.771cm" svg:height="3.807cm" svg:x="1.735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8" draw:text-style-name="P26" draw:layer="layout" svg:x1="5.334cm" svg:y1="9.144cm" svg:x2="6.9cm" svg:y2="8.491cm">
          <text:p/>
        </draw:line>
        <draw:line draw:style-name="gr138" draw:text-style-name="P26" draw:layer="layout" svg:x1="6.846cm" svg:y1="11.82cm" svg:x2="5.333cm" svg:y2="11.175cm">
          <text:p/>
        </draw:line>
        <draw:frame draw:style-name="gr145" draw:text-style-name="P65" draw:layer="layout" svg:width="10.922cm" svg:height="1.987cm" svg:x="14.994cm" svg:y="8.723cm">
          <draw:text-box>
            <text:p xml:id="id29" text:id="id29" text:style-name="P64"><text:span text:style-name="T108">No deadloc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Rectangle 40" draw:style-name="gr4" draw:layer="layout" svg:width="13.546cm" svg:height="10.159cm" svg:x="3.387cm" svg:y="1.905cm" draw:page-number="32" presentation:class="page"/>
          <draw:frame draw:name="Rectangle 41" presentation:style-name="pr33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20_and_20_Content" presentation:presentation-page-layout-name="AL2T11">
        <office:forms form:automatic-focus="false" form:apply-design-mode="false"/>
        <draw:custom-shape draw:style-name="gr146" draw:text-style-name="P26" draw:layer="layout" svg:width="12.192cm" svg:height="11.64cm" svg:x="0.608cm" svg:y="4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Rectangle 42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Did</text:span><text:span text:style-name="T6">n’t </text:span><text:span text:style-name="T6">we </text:span><text:span text:style-name="T6">sol</text:span><text:span text:style-name="T6">ve </text:span><text:span text:style-name="T6">thi</text:span><text:span text:style-name="T6">s </text:span><text:span text:style-name="T6">alr</text:span><text:span text:style-name="T6">ea</text:span><text:span text:style-name="T6">dy?</text:span></text:p>
          </draw:text-box>
        </draw:frame>
        <draw:custom-shape draw:style-name="gr144" draw:text-style-name="P63" draw:layer="layout" svg:width="3.771cm" svg:height="3.807cm" svg:x="6.635cm" svg:y="5.621cm">
          <text:p text:style-name="P62"><text:span text:style-name="T11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63" draw:layer="layout" svg:width="3.771cm" svg:height="3.807cm" svg:x="6.635cm" svg:y="10.821cm">
          <text:p text:style-name="P62"><text:span text:style-name="T110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63" draw:layer="layout" svg:width="3.771cm" svg:height="3.807cm" svg:x="1.735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8" draw:text-style-name="P26" draw:layer="layout" svg:x1="5.334cm" svg:y1="9.144cm" svg:x2="6.9cm" svg:y2="8.491cm">
          <text:p/>
        </draw:line>
        <draw:line draw:style-name="gr138" draw:text-style-name="P26" draw:layer="layout" svg:x1="6.846cm" svg:y1="11.82cm" svg:x2="5.333cm" svg:y2="11.175cm">
          <text:p/>
        </draw:line>
        <draw:frame draw:style-name="gr145" draw:text-style-name="P65" draw:layer="layout" svg:width="10.922cm" svg:height="3.723cm" svg:x="14.994cm" svg:y="8.023cm">
          <draw:text-box>
            <text:p xml:id="id30" text:id="id30" text:style-name="P64"><text:span text:style-name="T108">Maybe </text:span><text:span text:style-name="T108">deadlock?</text:span></text:p>
          </draw:text-box>
        </draw:frame>
        <draw:line draw:style-name="gr138" draw:text-style-name="P26" draw:layer="layout" svg:x1="10.471cm" svg:y1="7.391cm" svg:x2="13.97cm" svg:y2="7.366cm">
          <text:p/>
        </draw:line>
        <draw:line draw:style-name="gr138" draw:text-style-name="P26" draw:layer="layout" svg:x1="13.917cm" svg:y1="12.783cm" svg:x2="10.418cm" svg:y2="12.758cm">
          <text:p/>
        </draw:line>
        <draw:frame draw:style-name="gr141" draw:text-style-name="P67" draw:layer="layout" svg:width="10.414cm" svg:height="1.987cm" svg:x="13.612cm" svg:y="8.926cm">
          <draw:text-box>
            <text:p xml:id="id31" text:id="id31" text:style-name="P66"><text:span text:style-name="T109">Deadloc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Rectangle 43" draw:style-name="gr4" draw:layer="layout" svg:width="13.546cm" svg:height="10.159cm" svg:x="3.387cm" svg:y="1.905cm" draw:page-number="33" presentation:class="page"/>
          <draw:frame draw:name="Rectangle 44" presentation:style-name="pr34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20_and_20_Content" presentation:presentation-page-layout-name="AL2T11">
        <office:forms form:automatic-focus="false" form:apply-design-mode="false"/>
        <draw:custom-shape draw:style-name="gr146" draw:text-style-name="P26" draw:layer="layout" svg:width="12.192cm" svg:height="11.64cm" svg:x="0.608cm" svg:y="4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Rectangle 45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Did</text:span><text:span text:style-name="T6">n’t </text:span><text:span text:style-name="T6">we </text:span><text:span text:style-name="T6">sol</text:span><text:span text:style-name="T6">ve </text:span><text:span text:style-name="T6">thi</text:span><text:span text:style-name="T6">s </text:span><text:span text:style-name="T6">alr</text:span><text:span text:style-name="T6">ea</text:span><text:span text:style-name="T6">dy?</text:span></text:p>
          </draw:text-box>
        </draw:frame>
        <draw:custom-shape draw:style-name="gr144" draw:text-style-name="P63" draw:layer="layout" svg:width="3.771cm" svg:height="3.807cm" svg:x="6.635cm" svg:y="5.621cm">
          <text:p text:style-name="P62"><text:span text:style-name="T11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63" draw:layer="layout" svg:width="3.771cm" svg:height="3.807cm" svg:x="6.635cm" svg:y="10.821cm">
          <text:p text:style-name="P62"><text:span text:style-name="T110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63" draw:layer="layout" svg:width="3.771cm" svg:height="3.807cm" svg:x="1.735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8" draw:text-style-name="P26" draw:layer="layout" svg:x1="6.8cm" svg:y1="6.858cm" svg:x2="5.306cm" svg:y2="6.604cm">
          <text:p/>
        </draw:line>
        <draw:line draw:style-name="gr138" draw:text-style-name="P26" draw:layer="layout" svg:x1="6.846cm" svg:y1="11.82cm" svg:x2="5.333cm" svg:y2="11.175cm">
          <text:p/>
        </draw:line>
        <draw:frame draw:style-name="gr145" draw:text-style-name="P65" draw:layer="layout" svg:width="10.922cm" svg:height="1.987cm" svg:x="14.994cm" svg:y="8.723cm">
          <draw:text-box>
            <text:p xml:id="id32" text:id="id32" text:style-name="P64"><text:span text:style-name="T108">No deadlock</text:span></text:p>
          </draw:text-box>
        </draw:frame>
        <draw:line draw:style-name="gr138" draw:text-style-name="P26" draw:layer="layout" svg:x1="10.471cm" svg:y1="7.391cm" svg:x2="13.97cm" svg:y2="7.366cm">
          <text:p/>
        </draw:line>
        <draw:line draw:style-name="gr138" draw:text-style-name="P26" draw:layer="layout" svg:x1="13.917cm" svg:y1="12.783cm" svg:x2="10.418cm" svg:y2="12.758cm">
          <text:p/>
        </draw:line>
        <draw:custom-shape draw:style-name="gr147" draw:text-style-name="P63" draw:layer="layout" svg:width="1.888cm" svg:height="1.732cm" svg:x="3.518cm" svg:y="5.596cm">
          <text:p text:style-name="P62"><text:span text:style-name="T11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8" draw:text-style-name="P26" draw:layer="layout" svg:x1="3.853cm" svg:y1="8.335cm" svg:x2="4.318cm" svg:y2="7.32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Rectangle 46" draw:style-name="gr4" draw:layer="layout" svg:width="13.546cm" svg:height="10.159cm" svg:x="3.387cm" svg:y="1.905cm" draw:page-number="34" presentation:class="page"/>
          <draw:frame draw:name="Rectangle 47" presentation:style-name="pr35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20_and_20_Content" presentation:presentation-page-layout-name="AL2T11">
        <office:forms form:automatic-focus="false" form:apply-design-mode="false"/>
        <draw:frame draw:name="Rectangle 177" presentation:style-name="pr2" draw:text-style-name="P7" draw:layer="layout" svg:width="23.868cm" svg:height="2.169cm" svg:x="0.516cm" svg:y="0.688cm" presentation:class="title" presentation:user-transformed="true">
          <draw:text-box>
            <text:p text:style-name="P6"><text:span text:style-name="T6">Su</text:span><text:span text:style-name="T6">m</text:span><text:span text:style-name="T6">ma</text:span><text:span text:style-name="T6">ry: </text:span><text:span text:style-name="T6">Ap</text:span><text:span text:style-name="T6">pro</text:span><text:span text:style-name="T6">ach</text:span><text:span text:style-name="T6">es </text:span><text:span text:style-name="T6">to </text:span><text:span text:style-name="T6">Co</text:span><text:span text:style-name="T6">ncu</text:span><text:span text:style-name="T6">rre</text:span><text:span text:style-name="T6">ncy</text:span></text:p>
          </draw:text-box>
        </draw:frame>
        <draw:frame draw:name="Rectangle 178" presentation:style-name="pr3" draw:text-style-name="P10" draw:layer="layout" svg:width="21.933cm" svg:height="15.239cm" svg:x="1.102cm" svg:y="3.387cm" presentation:class="outline" presentation:user-transformed="true">
          <draw:text-box>
            <text:list text:style-name="L2">
              <text:list-item>
                <text:p text:style-name="P16"><text:span text:style-name="T7">Process-based</text:span></text:p>
              </text:list-item>
            </text:list>
            <text:list text:style-name="L5">
              <text:list-item>
                <text:list>
                  <text:list-item>
                    <text:p text:style-name="P52"><text:span text:style-name="T11">Hard to share resources: Easy to avoid unintended sharing</text:span></text:p>
                  </text:list-item>
                  <text:list-item>
                    <text:p text:style-name="P52"><text:span text:style-name="T11">High overhead in adding/removing clients</text:span></text:p>
                  </text:list-item>
                </text:list>
              </text:list-item>
              <text:list-item>
                <text:p text:style-name="P16"><text:span text:style-name="T7">Event-based</text:span></text:p>
                <text:list>
                  <text:list-item>
                    <text:p text:style-name="P52"><text:span text:style-name="T11">Tedious and low level</text:span></text:p>
                  </text:list-item>
                  <text:list-item>
                    <text:p text:style-name="P52"><text:span text:style-name="T11">Total control over scheduling</text:span></text:p>
                  </text:list-item>
                  <text:list-item>
                    <text:p text:style-name="P52"><text:span text:style-name="T11">Very low overhead</text:span></text:p>
                  </text:list-item>
                  <text:list-item>
                    <text:p text:style-name="P52"><text:span text:style-name="T11">Cannot create as fine grained a level of concurrency</text:span></text:p>
                  </text:list-item>
                  <text:list-item>
                    <text:p text:style-name="P52"><text:span text:style-name="T11">Does not make use of multi-core</text:span></text:p>
                  </text:list-item>
                </text:list>
              </text:list-item>
              <text:list-item>
                <text:p text:style-name="P16"><text:span text:style-name="T7">Thread-based</text:span></text:p>
                <text:list>
                  <text:list-item>
                    <text:p text:style-name="P52"><text:span text:style-name="T11">Easy to share resources: Perhaps too easy</text:span></text:p>
                  </text:list-item>
                  <text:list-item>
                    <text:p text:style-name="P52"><text:span text:style-name="T11">Medium overhead</text:span></text:p>
                  </text:list-item>
                  <text:list-item>
                    <text:p text:style-name="P52"><text:span text:style-name="T11">Not much control over scheduling policies</text:span></text:p>
                  </text:list-item>
                  <text:list-item>
                    <text:p text:style-name="P52"><text:span text:style-name="T11">Difficult to debu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3"><text:span text:style-name="T10">Event orderings not repea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Rectangle 179" draw:style-name="gr4" draw:layer="layout" svg:width="13.546cm" svg:height="10.159cm" svg:x="3.387cm" svg:y="1.905cm" draw:page-number="35" presentation:class="page"/>
          <draw:frame draw:name="Rectangle 180" presentation:style-name="pr36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 Narrow" svg:font-family="'Arial Narrow'"/>
    <style:font-face style:name="Arial Narrow1" svg:font-family="'Arial Narrow'" style:font-pitch="variable"/>
    <style:font-face style:name="Arial Narrow2" svg:font-family="'Arial Narrow'" style:font-family-generic="roman" style:font-pitch="variable"/>
    <style:font-face style:name="Arial Narrow3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Calibri" svg:font-family="Calibri"/>
    <style:font-face style:name="Calibri1" svg:font-family="Calibri" style:font-pitch="variable"/>
    <style:font-face style:name="Calibri2" svg:font-family="Calibri" style:font-family-generic="swiss" style:font-pitch="variable"/>
    <style:font-face style:name="Calibri3" svg:font-family="Calibri" style:font-family-generic="roman" style:font-pitch="variable"/>
    <style:font-face style:name="Calibri4" svg:font-family="Calibri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pitch="variable"/>
    <style:font-face style:name="Courier New2" svg:font-family="'Courier New'"/>
    <style:font-face style:name="Courier New3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Menlo-Regular1" svg:font-family="Menlo-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msArrowEnd_20_5" draw:display-name="msArrowEnd 5" svg:viewBox="0 0 300 300" svg:d="M150 0l150 300h-300z"/>
    <draw:marker draw:name="msArrowEnd_20_8" draw:display-name="msArrowEnd 8" svg:viewBox="0 0 500 300" svg:d="M250 0l250 300h-500z"/>
    <draw:marker draw:name="msArrowOpenEnd_20_5_20_106" draw:display-name="msArrowOpenEnd 5 106" svg:viewBox="0 0 350 350" svg:d="M175 0l175 275-75 75-50-75v75h-100v-75l-50 75-75-75z"/>
    <draw:marker draw:name="msArrowOpenEnd_20_5_20_35" draw:display-name="msArrowOpenEnd 5 35" svg:viewBox="0 0 350 350" svg:d="M175 0l175 312-38 38-112-213v213h-50v-213l-113 213-37-38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3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3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3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.385cm" fo:min-width="24.9cm" fo:padding-top="0.125cm" fo:padding-bottom="0.125cm" fo:padding-left="0.25cm" fo:padding-right="0.25cm" fo:wrap-option="no-wrap"/>
    </style:style>
    <style:style style:name="Mgr7" style:family="graphic" style:parent-style-name="standard" style:list-style-name="ML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9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0" style:family="graphic" style:parent-style-name="standard" style:list-style-name="ML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2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3" style:family="graphic" style:parent-style-name="standard" style:list-style-name="ML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4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7" style:family="presentation" style:parent-style-name="Two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wo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" style:family="presentation" style:parent-style-name="Two_20_Content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10" style:family="presentation" style:parent-style-name="Two_20_Content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11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13" style:family="presentation" style:parent-style-name="Title_20_Only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loext:graphic-properties draw:fill="solid" draw:fill-color="#990000"/>
      <style:paragraph-properties fo:text-align="center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1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11" style:family="paragraph">
      <style:paragraph-properties fo:margin-left="0.331cm" fo:margin-right="0cm" fo:margin-top="0cm" fo:margin-bottom="0cm" fo:line-height="100%" fo:text-align="start" fo:text-indent="-0.331cm" style:punctuation-wrap="hanging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imes New Roman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0pt" fo:letter-spacing="normal" fo:language="en" fo:country="US" fo:font-style="normal" style:text-underline-style="none" fo:font-weight="bold" fo:background-color="transparent" style:font-name-asian="ＭＳ Ｐゴシック" style:font-size-asian="10pt" style:font-style-asian="normal" style:font-weight-asian="bold" style:font-name-complex="ＭＳ Ｐゴシック" style:font-size-complex="10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cm" text:min-label-width="0.635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cm" text:min-label-width="0.635cm"/>
        <style:text-properties fo:font-family="StarSymbo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6cm" svg:height="0.755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6" draw:text-style-name="MP8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7" draw:text-style-name="MP10" draw:layer="backgroundobjects" svg:width="3.637cm" svg:height="0.758cm" svg:x="21.938cm" svg:y="-0.075cm">
        <text:p text:style-name="MP9"><text:span text:style-name="MT4">Carne</text:span><text:span text:style-name="MT4">gie </text:span><text:span text:style-name="MT4">Mello</text:span><text:span text:style-name="MT4">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8" draw:text-style-name="MP10" draw:layer="backgroundobjects" svg:width="1.9cm" svg:height="0.674cm" svg:x="24.015cm" svg:y="18.366cm">
        <text:p text:style-name="MP9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9" draw:text-style-name="MP10" draw:layer="backgroundobjects" svg:width="12.682cm" svg:height="0.674cm" svg:x="0.071cm" svg:y="18.415cm">
        <text:p text:style-name="MP9"><text:span text:style-name="MT6">Bryant </text:span><text:span text:style-name="MT6">and </text:span><text:span text:style-name="MT6">O’Hallar</text:span><text:span text:style-name="MT6">on, </text:span><text:span text:style-name="MT6">Comput</text:span><text:span text:style-name="MT6">er </text:span><text:span text:style-name="MT6">Systems: </text:span><text:span text:style-name="MT6">A </text:span><text:span text:style-name="MT6">Program</text:span><text:span text:style-name="MT6">mer’s </text:span><text:span text:style-name="MT6">Perspecti</text:span><text:span text:style-name="MT6">ve, Third </text:span><text:span text:style-name="MT6">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" draw:text-style-name="MP12" draw:layer="backgroundobjects" svg:width="21.088cm" svg:height="2.116cm" svg:x="0.992cm" svg:y="1.21cm" presentation:class="title" presentation:user-transformed="true">
        <draw:text-box>
          <text:p text:style-name="MP11"><text:span text:style-name="MT7">Clic</text:span><text:span text:style-name="MT7">k </text:span><text:span text:style-name="MT7">to </text:span><text:span text:style-name="MT7">edi</text:span><text:span text:style-name="MT7">t </text:span><text:span text:style-name="MT7">Ma</text:span><text:span text:style-name="MT7">ste</text:span><text:span text:style-name="MT7">r </text:span><text:span text:style-name="MT7">titl</text:span><text:span text:style-name="MT7">e </text:span><text:span text:style-name="MT7">styl</text:span><text:span text:style-name="MT7">e</text:span></text:p>
        </draw:text-box>
      </draw:frame>
      <draw:frame draw:name="Content Placeholder 2" presentation:style-name="Mpr4" draw:text-style-name="MP15" draw:layer="backgroundobjects" svg:width="21.933cm" svg:height="13.81cm" svg:x="1.102cm" svg:y="3.784cm" presentation:class="outline" presentation:user-transformed="true">
        <draw:text-box>
          <text:list text:style-name="ML5">
            <text:list-item>
              <text:p text:style-name="MP13"><text:span text:style-name="MT8">Click to edit Master text styles</text:span></text:p>
              <text:list>
                <text:list-item>
                  <text:p text:style-name="MP14"><text:span text:style-name="MT9">Second level</text:span></text:p>
                  <text:list>
                    <text:list-item>
                      <text:p text:style-name="MP14"><text:span text:style-name="MT9">Third level</text:span></text:p>
                      <text:list>
                        <text:list-item>
                          <text:p text:style-name="MP14"><text:span text:style-name="MT9">Fourth level</text:span></text:p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5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custom-shape draw:name="Rectangle 8" draw:style-name="Mgr6" draw:text-style-name="MP8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10" draw:text-style-name="MP10" draw:layer="backgroundobjects" svg:width="3.637cm" svg:height="0.758cm" svg:x="21.938cm" svg:y="-0.075cm">
        <text:p text:style-name="MP9"><text:span text:style-name="MT4">Carnegie 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1" draw:text-style-name="MP10" draw:layer="backgroundobjects" svg:width="1.9cm" svg:height="0.674cm" svg:x="24.015cm" svg:y="18.366cm">
        <text:p text:style-name="MP9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12" draw:text-style-name="MP10" draw:layer="backgroundobjects" svg:width="12.682cm" svg:height="0.674cm" svg:x="0.071cm" svg:y="18.415cm">
        <text:p text:style-name="MP9"><text:span text:style-name="MT6">Bryant and </text:span><text:span text:style-name="MT6">O’Hallaron, </text:span><text:span text:style-name="MT6">Computer </text:span><text:span text:style-name="MT6">Systems: A </text:span><text:span text:style-name="MT6">Programmer’s </text:span><text:span text:style-name="MT6">Perspective, </text:span><text:span text:style-name="MT6">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2" draw:layer="backgroundobjects" svg:width="21.086cm" svg:height="2.116cm" svg:x="1.039cm" svg:y="1.031cm" presentation:class="title" presentation:user-transformed="true">
        <draw:text-box>
          <text:p text:style-name="MP11"><text:span text:style-name="MT7">Clic</text:span><text:span text:style-name="MT7">k </text:span><text:span text:style-name="MT7">to </text:span><text:span text:style-name="MT7">edi</text:span><text:span text:style-name="MT7">t </text:span><text:span text:style-name="MT7">Ma</text:span><text:span text:style-name="MT7">ste</text:span><text:span text:style-name="MT7">r </text:span><text:span text:style-name="MT7">titl</text:span><text:span text:style-name="MT7">e </text:span><text:span text:style-name="MT7">styl</text:span><text:span text:style-name="MT7">e</text:span></text:p>
        </draw:text-box>
      </draw:frame>
      <draw:frame draw:name="Content Placeholder 2" presentation:style-name="Mpr8" draw:text-style-name="MP18" draw:layer="backgroundobjects" svg:width="10.754cm" svg:height="13.81cm" svg:x="1.773cm" svg:y="3.784cm" presentation:class="outline" presentation:user-transformed="true">
        <draw:text-box>
          <text:list text:style-name="ML5">
            <text:list-item>
              <text:p text:style-name="MP16"><text:span text:style-name="MT10">Click to edit Master text styles</text:span></text:p>
              <text:list>
                <text:list-item>
                  <text:p text:style-name="MP13"><text:span text:style-name="MT11">Second level</text:span></text:p>
                  <text:list>
                    <text:list-item>
                      <text:p text:style-name="MP14"><text:span text:style-name="MT9">Third level</text:span></text:p>
                      <text:list>
                        <text:list-item>
                          <text:p text:style-name="MP17"><text:span text:style-name="MT12">Fourth level</text:span></text:p>
                          <text:list>
                            <text:list-item>
                              <text:p text:style-name="MP17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8" draw:text-style-name="MP18" draw:layer="backgroundobjects" svg:width="10.754cm" svg:height="13.81cm" svg:x="12.951cm" svg:y="3.784cm" presentation:class="outline" presentation:user-transformed="true">
        <draw:text-box>
          <text:list text:style-name="ML6">
            <text:list-item>
              <text:p text:style-name="MP16"><text:span text:style-name="MT10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11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wo_20_Content-title" draw:layer="backgroundobjects" svg:width="13.313cm" svg:height="9.985cm" svg:x="3.485cm" svg:y="2.023cm" presentation:class="page"/>
        <draw:frame presentation:style-name="Two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9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8" draw:style-name="Mgr6" draw:text-style-name="MP8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13" draw:text-style-name="MP10" draw:layer="backgroundobjects" svg:width="3.637cm" svg:height="0.758cm" svg:x="21.938cm" svg:y="-0.075cm">
        <text:p text:style-name="MP9"><text:span text:style-name="MT4">Carnegie </text:span><text:span text:style-name="MT4">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4" draw:text-style-name="MP10" draw:layer="backgroundobjects" svg:width="1.9cm" svg:height="0.674cm" svg:x="24.015cm" svg:y="18.366cm">
        <text:p text:style-name="MP9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15" draw:text-style-name="MP10" draw:layer="backgroundobjects" svg:width="12.682cm" svg:height="0.674cm" svg:x="0.071cm" svg:y="18.415cm">
        <text:p text:style-name="MP9"><text:span text:style-name="MT6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" draw:text-style-name="MP12" draw:layer="backgroundobjects" svg:width="21.086cm" svg:height="2.116cm" svg:x="0.994cm" svg:y="1.236cm" presentation:class="title" presentation:user-transformed="true">
        <draw:text-box>
          <text:p text:style-name="MP11"><text:span text:style-name="MT7">Clic</text:span><text:span text:style-name="MT7">k </text:span><text:span text:style-name="MT7">to </text:span><text:span text:style-name="MT7">edi</text:span><text:span text:style-name="MT7">t </text:span><text:span text:style-name="MT7">Ma</text:span><text:span text:style-name="MT7">ste</text:span><text:span text:style-name="MT7">r </text:span><text:span text:style-name="MT7">titl</text:span><text:span text:style-name="MT7">e </text:span><text:span text:style-name="MT7">styl</text:span><text:span text:style-name="MT7">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13cm" svg:height="9.985cm" svg:x="3.485cm" svg:y="2.023cm" presentation:class="page"/>
        <draw:frame presentation:style-name="Title_20_Only-notes" draw:layer="backgroundobjects" svg:width="16.227cm" svg:height="11.982cm" svg:x="2.028cm" svg:y="12.649cm" presentation:class="notes" presentation:placeholder="true">
          <draw:text-box/>
        </draw:frame>
        <draw:frame presentation:style-name="Mpr12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2-11-14T01:16:09</meta:creation-date>
    <meta:initial-creator>Markus Pueschel</meta:initial-creator>
    <dc:description>Redesign of slides created by Randal E. Bryant and David R. O'Hallaron</dc:description>
    <dc:language>en</dc:language>
    <meta:print-date>2012-11-14T01:18:46</meta:print-date>
    <dc:date>2021-11-05T14:49:24.755593730</dc:date>
    <meta:editing-cycles>989</meta:editing-cycles>
    <dc:title>Introduction to Computer Systems 15-213/18-243, spring 2009</dc:title>
    <meta:editing-duration>P22DT6H4M57S</meta:editing-duration>
    <meta:generator>LibreOffice/7.2.2.2$Linux_X86_64 LibreOffice_project/1eb16ced50a80b7125fabf09652dbb09393766d2</meta:generator>
    <meta:document-statistic meta:object-count="41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template2007" xlink:href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2" chart:interval-major="1" chart:interval-minor-divisor="25" chart:gap-width="4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22.648cm" svg:height="2.487cm" xlink:href="." xlink:type="simple" chart:class="chart:bar" chart:style-name="ch1">
        <chart:plot-area chart:style-name="ch2" chart:data-source-has-labels="both" svg:x="0.452cm" svg:y="0.049cm" svg:width="21.744cm" svg:height="2.389cm">
          <chart:coordinate-region svg:x="0.888cm" svg:y="0.222cm" svg:width="21.293cm" svg:height="1.461cm"/>
          <chart:axis chart:dimension="x" chart:name="primary-x" chart:style-name="ch3" chartooo:axis-type="auto">
            <chartooo:date-scale/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1" chart:label-cell-address="local-table.$B$1" chart:class="chart:ba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1eb16ced50a80b7125fabf09652dbb09393766d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interval-minor-divisor="5" chart:gap-width="4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22.648cm" svg:height="7.62cm" xlink:href="." xlink:type="simple" chart:class="chart:bar" chart:style-name="ch1">
        <chart:plot-area chart:style-name="ch2" chart:data-source-has-labels="both" svg:x="0.452cm" svg:y="0.152cm" svg:width="21.744cm" svg:height="7.316cm">
          <chart:coordinate-region svg:x="0.888cm" svg:y="0.152cm" svg:width="21.108cm" svg:height="6.388cm"/>
          <chart:axis chart:dimension="x" chart:name="primary-x" chart:style-name="ch3" chartooo:axis-type="auto">
            <chartooo:date-scale/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1" chart:label-cell-address="local-table.$B$1" chart:class="chart:ba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1eb16ced50a80b7125fabf09652dbb09393766d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3" chart:interval-major="1" chart:interval-minor-divisor="5" chart:gap-width="4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22.648cm" svg:height="2.963cm" xlink:href="." xlink:type="simple" chart:class="chart:bar" chart:style-name="ch1">
        <chart:plot-area chart:style-name="ch2" chart:data-source-has-labels="both" svg:x="0.452cm" svg:y="0.059cm" svg:width="21.744cm" svg:height="2.845cm">
          <chart:coordinate-region svg:x="0.888cm" svg:y="0.059cm" svg:width="21.293cm" svg:height="1.917cm"/>
          <chart:axis chart:dimension="x" chart:name="primary-x" chart:style-name="ch3" chartooo:axis-type="auto">
            <chartooo:date-scale/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1" chart:label-cell-address="local-table.$B$1" chart:class="chart:ba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1eb16ced50a80b7125fabf09652dbb09393766d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